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3.0445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0535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12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CE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Siano</text:p>
          </table:table-cell>
          <table:table-cell table:style-name="ce3" office:value-type="string" calcext:value-type="string">
            <text:p>Żołędzie</text:p>
          </table:table-cell>
          <table:table-cell table:style-name="ce4" office:value-type="string" calcext:value-type="string">
            <text:p>Co dać żubrom</text:p>
          </table:table-cell>
          <table:table-cell table:style-name="ce4" office:value-type="string" calcext:value-type="string">
            <text:p>Siano po karmieniu</text:p>
          </table:table-cell>
          <table:table-cell table:style-name="ce4" office:value-type="string" calcext:value-type="string">
            <text:p>Żołędzie po karmieniu</text:p>
          </table:table-cell>
          <table:table-cell table:style-name="ce4" office:value-type="string" calcext:value-type="string">
            <text:p>Dzień tygodnia</text:p>
          </table:table-cell>
          <table:table-cell table:style-name="ce3" office:value-type="string" calcext:value-type="string">
            <text:p>Dowóz?</text:p>
          </table:table-cell>
          <table:table-cell table:style-name="ce4" office:value-type="string" calcext:value-type="string">
            <text:p>Stan siana po dostawie</text:p>
          </table:table-cell>
          <table:table-cell table:style-name="ce4" office:value-type="string" calcext:value-type="string">
            <text:p>Stan żołędzi po dostawie</text:p>
          </table:table-cell>
          <table:table-cell table:number-columns-repeated="4"/>
          <table:table-cell table:style-name="ce6" office:value-type="string" calcext:value-type="string" table:number-columns-spanned="5" table:number-rows-spanned="1">
            <text:p>INFORMACJE</text:p>
          </table:table-cell>
          <table:covered-table-cell table:number-columns-repeated="4" table:style-name="ce10"/>
          <table:table-cell table:number-columns-repeated="3"/>
        </table:table-row>
        <table:table-row table:style-name="ro2">
          <table:table-cell office:value-type="date" office:date-value="2012-12-01" calcext:value-type="date">
            <text:p>1.12.2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 table:style-name="ce5" table:formula="of:=IF([.B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]=&quot;tylko siano&quot;;[.$B2]-[.$O$4]*[.$P$4];[.$B2])" office:value-type="float" office:value="96400" calcext:value-type="float">
            <text:p>96400</text:p>
          </table:table-cell>
          <table:table-cell table:style-name="ce5" table:formula="of:=IF([.$D2]=&quot;tylko żołędzie&quot;;[.$C2]-[.$O$4]*[.$Q$4];[.$C2])" office:value-type="float" office:value="5000" calcext:value-type="float">
            <text:p>5000</text:p>
          </table:table-cell>
          <table:table-cell table:formula="of:=WEEKDAY([.$A2];2)" office:value-type="float" office:value="6" calcext:value-type="float">
            <text:p>6</text:p>
          </table:table-cell>
          <table:table-cell table:style-name="ce5" table:formula="of:=IF([.$G2]=5;&quot;siano&quot;;IF([.$G2]=2;&quot;żołędzie&quot;;&quot;&quot;))">
            <text:p/>
          </table:table-cell>
          <table:table-cell table:formula="of:=IF([.$H2]=&quot;siano&quot;;[.$E2]+[.$R$4];[.$E2])" office:value-type="float" office:value="96400" calcext:value-type="float">
            <text:p>96400</text:p>
          </table:table-cell>
          <table:table-cell table:formula="of:=IF([.$H2]=&quot;żołędzie&quot;;[.$F2]+[.$S$4];[.$F2])" office:value-type="float" office:value="5000" calcext:value-type="float">
            <text:p>5000</text:p>
          </table:table-cell>
          <table:table-cell table:number-columns-repeated="4"/>
          <table:table-cell table:style-name="ce7" office:value-type="string" calcext:value-type="string" table:number-columns-spanned="1" table:number-rows-spanned="2">
            <text:p>Ile żubrów</text:p>
          </table:table-cell>
          <table:table-cell table:style-name="ce8" office:value-type="string" calcext:value-type="string" table:number-columns-spanned="2" table:number-rows-spanned="1">
            <text:p>Jedzeni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Dowóz</text:p>
          </table:table-cell>
          <table:covered-table-cell table:style-name="ce8"/>
          <table:table-cell table:number-columns-repeated="3"/>
        </table:table-row>
        <table:table-row table:style-name="ro2">
          <table:table-cell office:value-type="date" office:date-value="2012-12-02" calcext:value-type="date">
            <text:p>2.12.2012</text:p>
          </table:table-cell>
          <table:table-cell table:formula="of:=[.$I2]" office:value-type="float" office:value="96400" calcext:value-type="float">
            <text:p>96400</text:p>
          </table:table-cell>
          <table:table-cell table:formula="of:=[.$J2]" office:value-type="float" office:value="5000" calcext:value-type="float">
            <text:p>5000</text:p>
          </table:table-cell>
          <table:table-cell table:style-name="ce5" table:formula="of:=IF([.B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]=&quot;tylko siano&quot;;[.$B3]-[.$O$4]*[.$P$4];[.$B3])" office:value-type="float" office:value="92800" calcext:value-type="float">
            <text:p>92800</text:p>
          </table:table-cell>
          <table:table-cell table:style-name="ce5" table:formula="of:=IF([.$D3]=&quot;tylko żołędzie&quot;;[.$C3]-[.$O$4]*[.$Q$4];[.$C3])" office:value-type="float" office:value="5000" calcext:value-type="float">
            <text:p>5000</text:p>
          </table:table-cell>
          <table:table-cell table:formula="of:=WEEKDAY([.$A3];2)" office:value-type="float" office:value="7" calcext:value-type="float">
            <text:p>7</text:p>
          </table:table-cell>
          <table:table-cell table:style-name="ce5" table:formula="of:=IF([.$G3]=5;&quot;siano&quot;;IF([.$G3]=2;&quot;żołędzie&quot;;&quot;&quot;))">
            <text:p/>
          </table:table-cell>
          <table:table-cell table:formula="of:=IF([.$H3]=&quot;siano&quot;;[.$E3]+[.$R$4];[.$E3])" office:value-type="float" office:value="92800" calcext:value-type="float">
            <text:p>92800</text:p>
          </table:table-cell>
          <table:table-cell table:formula="of:=IF([.$H3]=&quot;żołędzie&quot;;[.$F3]+[.$S$4];[.$F3])" office:value-type="float" office:value="5000" calcext:value-type="float">
            <text:p>5000</text:p>
          </table:table-cell>
          <table:table-cell table:number-columns-repeated="4"/>
          <table:covered-table-cell table:style-name="ce8"/>
          <table:table-cell table:style-name="ce8" office:value-type="string" calcext:value-type="string">
            <text:p>Ile siana</text:p>
          </table:table-cell>
          <table:table-cell table:style-name="ce8" office:value-type="string" calcext:value-type="string">
            <text:p>Ile żołędzi</text:p>
          </table:table-cell>
          <table:table-cell table:style-name="ce8" office:value-type="string" calcext:value-type="string">
            <text:p>Ile siana</text:p>
          </table:table-cell>
          <table:table-cell table:style-name="ce8" office:value-type="string" calcext:value-type="string">
            <text:p>Ile żołędzi</text:p>
          </table:table-cell>
          <table:table-cell table:number-columns-repeated="3"/>
        </table:table-row>
        <table:table-row table:style-name="ro2">
          <table:table-cell office:value-type="date" office:date-value="2012-12-03" calcext:value-type="date">
            <text:p>3.12.2012</text:p>
          </table:table-cell>
          <table:table-cell table:formula="of:=[.$I3]" office:value-type="float" office:value="92800" calcext:value-type="float">
            <text:p>92800</text:p>
          </table:table-cell>
          <table:table-cell table:formula="of:=[.$J3]" office:value-type="float" office:value="5000" calcext:value-type="float">
            <text:p>5000</text:p>
          </table:table-cell>
          <table:table-cell table:style-name="ce5" table:formula="of:=IF([.B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]=&quot;tylko siano&quot;;[.$B4]-[.$O$4]*[.$P$4];[.$B4])" office:value-type="float" office:value="89200" calcext:value-type="float">
            <text:p>89200</text:p>
          </table:table-cell>
          <table:table-cell table:style-name="ce5" table:formula="of:=IF([.$D4]=&quot;tylko żołędzie&quot;;[.$C4]-[.$O$4]*[.$Q$4];[.$C4])" office:value-type="float" office:value="5000" calcext:value-type="float">
            <text:p>5000</text:p>
          </table:table-cell>
          <table:table-cell table:formula="of:=WEEKDAY([.$A4];2)" office:value-type="float" office:value="1" calcext:value-type="float">
            <text:p>1</text:p>
          </table:table-cell>
          <table:table-cell table:style-name="ce5" table:formula="of:=IF([.$G4]=5;&quot;siano&quot;;IF([.$G4]=2;&quot;żołędzie&quot;;&quot;&quot;))">
            <text:p/>
          </table:table-cell>
          <table:table-cell table:formula="of:=IF([.$H4]=&quot;siano&quot;;[.$E4]+[.$R$4];[.$E4])" office:value-type="float" office:value="89200" calcext:value-type="float">
            <text:p>89200</text:p>
          </table:table-cell>
          <table:table-cell table:formula="of:=IF([.$H4]=&quot;żołędzie&quot;;[.$F4]+[.$S$4];[.$F4])" office:value-type="float" office:value="5000" calcext:value-type="float">
            <text:p>5000</text:p>
          </table:table-cell>
          <table:table-cell table:number-columns-repeated="4"/>
          <table:table-cell table:style-name="ce8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4000" calcext:value-type="float">
            <text:p>4000</text:p>
          </table:table-cell>
          <table:table-cell table:number-columns-repeated="3"/>
        </table:table-row>
        <table:table-row table:style-name="ro2">
          <table:table-cell office:value-type="date" office:date-value="2012-12-04" calcext:value-type="date">
            <text:p>4.12.2012</text:p>
          </table:table-cell>
          <table:table-cell table:formula="of:=[.$I4]" office:value-type="float" office:value="89200" calcext:value-type="float">
            <text:p>89200</text:p>
          </table:table-cell>
          <table:table-cell table:formula="of:=[.$J4]" office:value-type="float" office:value="5000" calcext:value-type="float">
            <text:p>5000</text:p>
          </table:table-cell>
          <table:table-cell table:style-name="ce5" table:formula="of:=IF([.B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]=&quot;tylko siano&quot;;[.$B5]-[.$O$4]*[.$P$4];[.$B5])" office:value-type="float" office:value="85600" calcext:value-type="float">
            <text:p>85600</text:p>
          </table:table-cell>
          <table:table-cell table:style-name="ce5" table:formula="of:=IF([.$D5]=&quot;tylko żołędzie&quot;;[.$C5]-[.$O$4]*[.$Q$4];[.$C5])" office:value-type="float" office:value="5000" calcext:value-type="float">
            <text:p>5000</text:p>
          </table:table-cell>
          <table:table-cell table:formula="of:=WEEKDAY([.$A5];2)" office:value-type="float" office:value="2" calcext:value-type="float">
            <text:p>2</text:p>
          </table:table-cell>
          <table:table-cell table:style-name="ce5" table:formula="of:=IF([.$G5]=5;&quot;siano&quot;;IF([.$G5]=2;&quot;żołędzie&quot;;&quot;&quot;))" office:value-type="string" office:string-value="żołędzie" calcext:value-type="string">
            <text:p>żołędzie</text:p>
          </table:table-cell>
          <table:table-cell table:formula="of:=IF([.$H5]=&quot;siano&quot;;[.$E5]+[.$R$4];[.$E5])" office:value-type="float" office:value="85600" calcext:value-type="float">
            <text:p>85600</text:p>
          </table:table-cell>
          <table:table-cell table:formula="of:=IF([.$H5]=&quot;żołędzie&quot;;[.$F5]+[.$S$4];[.$F5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05" calcext:value-type="date">
            <text:p>5.12.2012</text:p>
          </table:table-cell>
          <table:table-cell table:formula="of:=[.$I5]" office:value-type="float" office:value="85600" calcext:value-type="float">
            <text:p>85600</text:p>
          </table:table-cell>
          <table:table-cell table:formula="of:=[.$J5]" office:value-type="float" office:value="9000" calcext:value-type="float">
            <text:p>9000</text:p>
          </table:table-cell>
          <table:table-cell table:style-name="ce5" table:formula="of:=IF([.B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]=&quot;tylko siano&quot;;[.$B6]-[.$O$4]*[.$P$4];[.$B6])" office:value-type="float" office:value="82000" calcext:value-type="float">
            <text:p>82000</text:p>
          </table:table-cell>
          <table:table-cell table:style-name="ce5" table:formula="of:=IF([.$D6]=&quot;tylko żołędzie&quot;;[.$C6]-[.$O$4]*[.$Q$4];[.$C6])" office:value-type="float" office:value="9000" calcext:value-type="float">
            <text:p>9000</text:p>
          </table:table-cell>
          <table:table-cell table:formula="of:=WEEKDAY([.$A6];2)" office:value-type="float" office:value="3" calcext:value-type="float">
            <text:p>3</text:p>
          </table:table-cell>
          <table:table-cell table:style-name="ce5" table:formula="of:=IF([.$G6]=5;&quot;siano&quot;;IF([.$G6]=2;&quot;żołędzie&quot;;&quot;&quot;))">
            <text:p/>
          </table:table-cell>
          <table:table-cell table:formula="of:=IF([.$H6]=&quot;siano&quot;;[.$E6]+[.$R$4];[.$E6])" office:value-type="float" office:value="82000" calcext:value-type="float">
            <text:p>82000</text:p>
          </table:table-cell>
          <table:table-cell table:formula="of:=IF([.$H6]=&quot;żołędzie&quot;;[.$F6]+[.$S$4];[.$F6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06" calcext:value-type="date">
            <text:p>6.12.2012</text:p>
          </table:table-cell>
          <table:table-cell table:formula="of:=[.$I6]" office:value-type="float" office:value="82000" calcext:value-type="float">
            <text:p>82000</text:p>
          </table:table-cell>
          <table:table-cell table:formula="of:=[.$J6]" office:value-type="float" office:value="9000" calcext:value-type="float">
            <text:p>9000</text:p>
          </table:table-cell>
          <table:table-cell table:style-name="ce5" table:formula="of:=IF([.B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]=&quot;tylko siano&quot;;[.$B7]-[.$O$4]*[.$P$4];[.$B7])" office:value-type="float" office:value="78400" calcext:value-type="float">
            <text:p>78400</text:p>
          </table:table-cell>
          <table:table-cell table:style-name="ce5" table:formula="of:=IF([.$D7]=&quot;tylko żołędzie&quot;;[.$C7]-[.$O$4]*[.$Q$4];[.$C7])" office:value-type="float" office:value="9000" calcext:value-type="float">
            <text:p>9000</text:p>
          </table:table-cell>
          <table:table-cell table:formula="of:=WEEKDAY([.$A7];2)" office:value-type="float" office:value="4" calcext:value-type="float">
            <text:p>4</text:p>
          </table:table-cell>
          <table:table-cell table:style-name="ce5" table:formula="of:=IF([.$G7]=5;&quot;siano&quot;;IF([.$G7]=2;&quot;żołędzie&quot;;&quot;&quot;))">
            <text:p/>
          </table:table-cell>
          <table:table-cell table:formula="of:=IF([.$H7]=&quot;siano&quot;;[.$E7]+[.$R$4];[.$E7])" office:value-type="float" office:value="78400" calcext:value-type="float">
            <text:p>78400</text:p>
          </table:table-cell>
          <table:table-cell table:formula="of:=IF([.$H7]=&quot;żołędzie&quot;;[.$F7]+[.$S$4];[.$F7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07" calcext:value-type="date">
            <text:p>7.12.2012</text:p>
          </table:table-cell>
          <table:table-cell table:formula="of:=[.$I7]" office:value-type="float" office:value="78400" calcext:value-type="float">
            <text:p>78400</text:p>
          </table:table-cell>
          <table:table-cell table:formula="of:=[.$J7]" office:value-type="float" office:value="9000" calcext:value-type="float">
            <text:p>9000</text:p>
          </table:table-cell>
          <table:table-cell table:style-name="ce5" table:formula="of:=IF([.B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]=&quot;tylko siano&quot;;[.$B8]-[.$O$4]*[.$P$4];[.$B8])" office:value-type="float" office:value="74800" calcext:value-type="float">
            <text:p>74800</text:p>
          </table:table-cell>
          <table:table-cell table:style-name="ce5" table:formula="of:=IF([.$D8]=&quot;tylko żołędzie&quot;;[.$C8]-[.$O$4]*[.$Q$4];[.$C8])" office:value-type="float" office:value="9000" calcext:value-type="float">
            <text:p>9000</text:p>
          </table:table-cell>
          <table:table-cell table:formula="of:=WEEKDAY([.$A8];2)" office:value-type="float" office:value="5" calcext:value-type="float">
            <text:p>5</text:p>
          </table:table-cell>
          <table:table-cell table:style-name="ce5" table:formula="of:=IF([.$G8]=5;&quot;siano&quot;;IF([.$G8]=2;&quot;żołędzie&quot;;&quot;&quot;))" office:value-type="string" office:string-value="siano" calcext:value-type="string">
            <text:p>siano</text:p>
          </table:table-cell>
          <table:table-cell table:formula="of:=IF([.$H8]=&quot;siano&quot;;[.$E8]+[.$R$4];[.$E8])" office:value-type="float" office:value="89800" calcext:value-type="float">
            <text:p>89800</text:p>
          </table:table-cell>
          <table:table-cell table:formula="of:=IF([.$H8]=&quot;żołędzie&quot;;[.$F8]+[.$S$4];[.$F8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08" calcext:value-type="date">
            <text:p>8.12.2012</text:p>
          </table:table-cell>
          <table:table-cell table:formula="of:=[.$I8]" office:value-type="float" office:value="89800" calcext:value-type="float">
            <text:p>89800</text:p>
          </table:table-cell>
          <table:table-cell table:formula="of:=[.$J8]" office:value-type="float" office:value="9000" calcext:value-type="float">
            <text:p>9000</text:p>
          </table:table-cell>
          <table:table-cell table:style-name="ce5" table:formula="of:=IF([.B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9]=&quot;tylko siano&quot;;[.$B9]-[.$O$4]*[.$P$4];[.$B9])" office:value-type="float" office:value="86200" calcext:value-type="float">
            <text:p>86200</text:p>
          </table:table-cell>
          <table:table-cell table:style-name="ce5" table:formula="of:=IF([.$D9]=&quot;tylko żołędzie&quot;;[.$C9]-[.$O$4]*[.$Q$4];[.$C9])" office:value-type="float" office:value="9000" calcext:value-type="float">
            <text:p>9000</text:p>
          </table:table-cell>
          <table:table-cell table:formula="of:=WEEKDAY([.$A9];2)" office:value-type="float" office:value="6" calcext:value-type="float">
            <text:p>6</text:p>
          </table:table-cell>
          <table:table-cell table:style-name="ce5" table:formula="of:=IF([.$G9]=5;&quot;siano&quot;;IF([.$G9]=2;&quot;żołędzie&quot;;&quot;&quot;))">
            <text:p/>
          </table:table-cell>
          <table:table-cell table:formula="of:=IF([.$H9]=&quot;siano&quot;;[.$E9]+[.$R$4];[.$E9])" office:value-type="float" office:value="86200" calcext:value-type="float">
            <text:p>86200</text:p>
          </table:table-cell>
          <table:table-cell table:formula="of:=IF([.$H9]=&quot;żołędzie&quot;;[.$F9]+[.$S$4];[.$F9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09" calcext:value-type="date">
            <text:p>9.12.2012</text:p>
          </table:table-cell>
          <table:table-cell table:formula="of:=[.$I9]" office:value-type="float" office:value="86200" calcext:value-type="float">
            <text:p>86200</text:p>
          </table:table-cell>
          <table:table-cell table:formula="of:=[.$J9]" office:value-type="float" office:value="9000" calcext:value-type="float">
            <text:p>9000</text:p>
          </table:table-cell>
          <table:table-cell table:style-name="ce5" table:formula="of:=IF([.B1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0]=&quot;tylko siano&quot;;[.$B10]-[.$O$4]*[.$P$4];[.$B10])" office:value-type="float" office:value="82600" calcext:value-type="float">
            <text:p>82600</text:p>
          </table:table-cell>
          <table:table-cell table:style-name="ce5" table:formula="of:=IF([.$D10]=&quot;tylko żołędzie&quot;;[.$C10]-[.$O$4]*[.$Q$4];[.$C10])" office:value-type="float" office:value="9000" calcext:value-type="float">
            <text:p>9000</text:p>
          </table:table-cell>
          <table:table-cell table:formula="of:=WEEKDAY([.$A10];2)" office:value-type="float" office:value="7" calcext:value-type="float">
            <text:p>7</text:p>
          </table:table-cell>
          <table:table-cell table:style-name="ce5" table:formula="of:=IF([.$G10]=5;&quot;siano&quot;;IF([.$G10]=2;&quot;żołędzie&quot;;&quot;&quot;))">
            <text:p/>
          </table:table-cell>
          <table:table-cell table:formula="of:=IF([.$H10]=&quot;siano&quot;;[.$E10]+[.$R$4];[.$E10])" office:value-type="float" office:value="82600" calcext:value-type="float">
            <text:p>82600</text:p>
          </table:table-cell>
          <table:table-cell table:formula="of:=IF([.$H10]=&quot;żołędzie&quot;;[.$F10]+[.$S$4];[.$F10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10" calcext:value-type="date">
            <text:p>10.12.2012</text:p>
          </table:table-cell>
          <table:table-cell table:formula="of:=[.$I10]" office:value-type="float" office:value="82600" calcext:value-type="float">
            <text:p>82600</text:p>
          </table:table-cell>
          <table:table-cell table:formula="of:=[.$J10]" office:value-type="float" office:value="9000" calcext:value-type="float">
            <text:p>9000</text:p>
          </table:table-cell>
          <table:table-cell table:style-name="ce5" table:formula="of:=IF([.B1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1]=&quot;tylko siano&quot;;[.$B11]-[.$O$4]*[.$P$4];[.$B11])" office:value-type="float" office:value="79000" calcext:value-type="float">
            <text:p>79000</text:p>
          </table:table-cell>
          <table:table-cell table:style-name="ce5" table:formula="of:=IF([.$D11]=&quot;tylko żołędzie&quot;;[.$C11]-[.$O$4]*[.$Q$4];[.$C11])" office:value-type="float" office:value="9000" calcext:value-type="float">
            <text:p>9000</text:p>
          </table:table-cell>
          <table:table-cell table:formula="of:=WEEKDAY([.$A11];2)" office:value-type="float" office:value="1" calcext:value-type="float">
            <text:p>1</text:p>
          </table:table-cell>
          <table:table-cell table:style-name="ce5" table:formula="of:=IF([.$G11]=5;&quot;siano&quot;;IF([.$G11]=2;&quot;żołędzie&quot;;&quot;&quot;))">
            <text:p/>
          </table:table-cell>
          <table:table-cell table:formula="of:=IF([.$H11]=&quot;siano&quot;;[.$E11]+[.$R$4];[.$E11])" office:value-type="float" office:value="79000" calcext:value-type="float">
            <text:p>79000</text:p>
          </table:table-cell>
          <table:table-cell table:formula="of:=IF([.$H11]=&quot;żołędzie&quot;;[.$F11]+[.$S$4];[.$F11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>
          <table:table-cell office:value-type="date" office:date-value="2012-12-11" calcext:value-type="date">
            <text:p>11.12.2012</text:p>
          </table:table-cell>
          <table:table-cell table:formula="of:=[.$I11]" office:value-type="float" office:value="79000" calcext:value-type="float">
            <text:p>79000</text:p>
          </table:table-cell>
          <table:table-cell table:formula="of:=[.$J11]" office:value-type="float" office:value="9000" calcext:value-type="float">
            <text:p>9000</text:p>
          </table:table-cell>
          <table:table-cell table:style-name="ce5" table:formula="of:=IF([.B1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2]=&quot;tylko siano&quot;;[.$B12]-[.$O$4]*[.$P$4];[.$B12])" office:value-type="float" office:value="75400" calcext:value-type="float">
            <text:p>75400</text:p>
          </table:table-cell>
          <table:table-cell table:style-name="ce5" table:formula="of:=IF([.$D12]=&quot;tylko żołędzie&quot;;[.$C12]-[.$O$4]*[.$Q$4];[.$C12])" office:value-type="float" office:value="9000" calcext:value-type="float">
            <text:p>9000</text:p>
          </table:table-cell>
          <table:table-cell table:formula="of:=WEEKDAY([.$A12];2)" office:value-type="float" office:value="2" calcext:value-type="float">
            <text:p>2</text:p>
          </table:table-cell>
          <table:table-cell table:style-name="ce5" table:formula="of:=IF([.$G12]=5;&quot;siano&quot;;IF([.$G12]=2;&quot;żołędzie&quot;;&quot;&quot;))" office:value-type="string" office:string-value="żołędzie" calcext:value-type="string">
            <text:p>żołędzie</text:p>
          </table:table-cell>
          <table:table-cell table:formula="of:=IF([.$H12]=&quot;siano&quot;;[.$E12]+[.$R$4];[.$E12])" office:value-type="float" office:value="75400" calcext:value-type="float">
            <text:p>75400</text:p>
          </table:table-cell>
          <table:table-cell table:formula="of:=IF([.$H12]=&quot;żołędzie&quot;;[.$F12]+[.$S$4];[.$F12])" office:value-type="float" office:value="13000" calcext:value-type="float">
            <text:p>13000</text:p>
          </table:table-cell>
          <table:table-cell table:number-columns-repeated="4"/>
          <table:table-cell table:style-name="ce9" office:value-type="string" calcext:value-type="string" table:number-columns-spanned="4" table:number-rows-spanned="2">
            <text:p>Rozwiązania zadań</text:p>
          </table:table-cell>
          <table:covered-table-cell table:number-columns-repeated="3" table:style-name="ce10"/>
          <table:table-cell table:number-columns-repeated="4"/>
        </table:table-row>
        <table:table-row table:style-name="ro2">
          <table:table-cell office:value-type="date" office:date-value="2012-12-12" calcext:value-type="date">
            <text:p>12.12.2012</text:p>
          </table:table-cell>
          <table:table-cell table:formula="of:=[.$I12]" office:value-type="float" office:value="75400" calcext:value-type="float">
            <text:p>75400</text:p>
          </table:table-cell>
          <table:table-cell table:formula="of:=[.$J12]" office:value-type="float" office:value="13000" calcext:value-type="float">
            <text:p>13000</text:p>
          </table:table-cell>
          <table:table-cell table:style-name="ce5" table:formula="of:=IF([.B1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3]=&quot;tylko siano&quot;;[.$B13]-[.$O$4]*[.$P$4];[.$B13])" office:value-type="float" office:value="71800" calcext:value-type="float">
            <text:p>71800</text:p>
          </table:table-cell>
          <table:table-cell table:style-name="ce5" table:formula="of:=IF([.$D13]=&quot;tylko żołędzie&quot;;[.$C13]-[.$O$4]*[.$Q$4];[.$C13])" office:value-type="float" office:value="13000" calcext:value-type="float">
            <text:p>13000</text:p>
          </table:table-cell>
          <table:table-cell table:formula="of:=WEEKDAY([.$A13];2)" office:value-type="float" office:value="3" calcext:value-type="float">
            <text:p>3</text:p>
          </table:table-cell>
          <table:table-cell table:style-name="ce5" table:formula="of:=IF([.$G13]=5;&quot;siano&quot;;IF([.$G13]=2;&quot;żołędzie&quot;;&quot;&quot;))">
            <text:p/>
          </table:table-cell>
          <table:table-cell table:formula="of:=IF([.$H13]=&quot;siano&quot;;[.$E13]+[.$R$4];[.$E13])" office:value-type="float" office:value="71800" calcext:value-type="float">
            <text:p>71800</text:p>
          </table:table-cell>
          <table:table-cell table:formula="of:=IF([.$H13]=&quot;żołędzie&quot;;[.$F13]+[.$S$4];[.$F13])" office:value-type="float" office:value="13000" calcext:value-type="float">
            <text:p>13000</text:p>
          </table:table-cell>
          <table:table-cell table:number-columns-repeated="4"/>
          <table:covered-table-cell table:number-columns-repeated="4" table:style-name="ce10"/>
          <table:table-cell table:number-columns-repeated="4"/>
        </table:table-row>
        <table:table-row table:style-name="ro2">
          <table:table-cell office:value-type="date" office:date-value="2012-12-13" calcext:value-type="date">
            <text:p>13.12.2012</text:p>
          </table:table-cell>
          <table:table-cell table:formula="of:=[.$I13]" office:value-type="float" office:value="71800" calcext:value-type="float">
            <text:p>71800</text:p>
          </table:table-cell>
          <table:table-cell table:formula="of:=[.$J13]" office:value-type="float" office:value="13000" calcext:value-type="float">
            <text:p>13000</text:p>
          </table:table-cell>
          <table:table-cell table:style-name="ce5" table:formula="of:=IF([.B1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4]=&quot;tylko siano&quot;;[.$B14]-[.$O$4]*[.$P$4];[.$B14])" office:value-type="float" office:value="68200" calcext:value-type="float">
            <text:p>68200</text:p>
          </table:table-cell>
          <table:table-cell table:style-name="ce5" table:formula="of:=IF([.$D14]=&quot;tylko żołędzie&quot;;[.$C14]-[.$O$4]*[.$Q$4];[.$C14])" office:value-type="float" office:value="13000" calcext:value-type="float">
            <text:p>13000</text:p>
          </table:table-cell>
          <table:table-cell table:formula="of:=WEEKDAY([.$A14];2)" office:value-type="float" office:value="4" calcext:value-type="float">
            <text:p>4</text:p>
          </table:table-cell>
          <table:table-cell table:style-name="ce5" table:formula="of:=IF([.$G14]=5;&quot;siano&quot;;IF([.$G14]=2;&quot;żołędzie&quot;;&quot;&quot;))">
            <text:p/>
          </table:table-cell>
          <table:table-cell table:formula="of:=IF([.$H14]=&quot;siano&quot;;[.$E14]+[.$R$4];[.$E14])" office:value-type="float" office:value="68200" calcext:value-type="float">
            <text:p>68200</text:p>
          </table:table-cell>
          <table:table-cell table:formula="of:=IF([.$H14]=&quot;żołędzie&quot;;[.$F14]+[.$S$4];[.$F14])" office:value-type="float" office:value="13000" calcext:value-type="float">
            <text:p>13000</text:p>
          </table:table-cell>
          <table:table-cell table:number-columns-repeated="4"/>
          <table:table-cell table:style-name="ce11" office:value-type="string" calcext:value-type="string" table:number-columns-spanned="1" table:number-rows-spanned="2">
            <text:p>W którym dniu dokarmiania żubry dostaną po raz pierwszy tylko żołędzie?</text:p>
          </table:table-cell>
          <table:table-cell table:style-name="ce8" office:value-type="string" calcext:value-type="string" table:number-columns-spanned="2" table:number-rows-spanned="1">
            <text:p>Ile razy żubry były karmione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Max ilość żubrów</text:p>
          </table:table-cell>
          <table:table-cell table:number-columns-repeated="4"/>
        </table:table-row>
        <table:table-row table:style-name="ro2">
          <table:table-cell office:value-type="date" office:date-value="2012-12-14" calcext:value-type="date">
            <text:p>14.12.2012</text:p>
          </table:table-cell>
          <table:table-cell table:formula="of:=[.$I14]" office:value-type="float" office:value="68200" calcext:value-type="float">
            <text:p>68200</text:p>
          </table:table-cell>
          <table:table-cell table:formula="of:=[.$J14]" office:value-type="float" office:value="13000" calcext:value-type="float">
            <text:p>13000</text:p>
          </table:table-cell>
          <table:table-cell table:style-name="ce5" table:formula="of:=IF([.B1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5]=&quot;tylko siano&quot;;[.$B15]-[.$O$4]*[.$P$4];[.$B15])" office:value-type="float" office:value="64600" calcext:value-type="float">
            <text:p>64600</text:p>
          </table:table-cell>
          <table:table-cell table:style-name="ce5" table:formula="of:=IF([.$D15]=&quot;tylko żołędzie&quot;;[.$C15]-[.$O$4]*[.$Q$4];[.$C15])" office:value-type="float" office:value="13000" calcext:value-type="float">
            <text:p>13000</text:p>
          </table:table-cell>
          <table:table-cell table:formula="of:=WEEKDAY([.$A15];2)" office:value-type="float" office:value="5" calcext:value-type="float">
            <text:p>5</text:p>
          </table:table-cell>
          <table:table-cell table:style-name="ce5" table:formula="of:=IF([.$G15]=5;&quot;siano&quot;;IF([.$G15]=2;&quot;żołędzie&quot;;&quot;&quot;))" office:value-type="string" office:string-value="siano" calcext:value-type="string">
            <text:p>siano</text:p>
          </table:table-cell>
          <table:table-cell table:formula="of:=IF([.$H15]=&quot;siano&quot;;[.$E15]+[.$R$4];[.$E15])" office:value-type="float" office:value="79600" calcext:value-type="float">
            <text:p>79600</text:p>
          </table:table-cell>
          <table:table-cell table:formula="of:=IF([.$H15]=&quot;żołędzie&quot;;[.$F15]+[.$S$4];[.$F15])" office:value-type="float" office:value="13000" calcext:value-type="float">
            <text:p>13000</text:p>
          </table:table-cell>
          <table:table-cell table:number-columns-repeated="4"/>
          <table:covered-table-cell table:style-name="ce8"/>
          <table:table-cell table:style-name="ce8" office:value-type="string" calcext:value-type="string">
            <text:p>Tylko sianem</text:p>
          </table:table-cell>
          <table:table-cell table:style-name="ce8" office:value-type="string" calcext:value-type="string">
            <text:p>Tylko żołędźmi</text:p>
          </table:table-cell>
          <table:covered-table-cell table:style-name="ce8"/>
          <table:table-cell table:number-columns-repeated="4"/>
        </table:table-row>
        <table:table-row table:style-name="ro2">
          <table:table-cell office:value-type="date" office:date-value="2012-12-15" calcext:value-type="date">
            <text:p>15.12.2012</text:p>
          </table:table-cell>
          <table:table-cell table:formula="of:=[.$I15]" office:value-type="float" office:value="79600" calcext:value-type="float">
            <text:p>79600</text:p>
          </table:table-cell>
          <table:table-cell table:formula="of:=[.$J15]" office:value-type="float" office:value="13000" calcext:value-type="float">
            <text:p>13000</text:p>
          </table:table-cell>
          <table:table-cell table:style-name="ce5" table:formula="of:=IF([.B1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6]=&quot;tylko siano&quot;;[.$B16]-[.$O$4]*[.$P$4];[.$B16])" office:value-type="float" office:value="76000" calcext:value-type="float">
            <text:p>76000</text:p>
          </table:table-cell>
          <table:table-cell table:style-name="ce5" table:formula="of:=IF([.$D16]=&quot;tylko żołędzie&quot;;[.$C16]-[.$O$4]*[.$Q$4];[.$C16])" office:value-type="float" office:value="13000" calcext:value-type="float">
            <text:p>13000</text:p>
          </table:table-cell>
          <table:table-cell table:formula="of:=WEEKDAY([.$A16];2)" office:value-type="float" office:value="6" calcext:value-type="float">
            <text:p>6</text:p>
          </table:table-cell>
          <table:table-cell table:style-name="ce5" table:formula="of:=IF([.$G16]=5;&quot;siano&quot;;IF([.$G16]=2;&quot;żołędzie&quot;;&quot;&quot;))">
            <text:p/>
          </table:table-cell>
          <table:table-cell table:formula="of:=IF([.$H16]=&quot;siano&quot;;[.$E16]+[.$R$4];[.$E16])" office:value-type="float" office:value="76000" calcext:value-type="float">
            <text:p>76000</text:p>
          </table:table-cell>
          <table:table-cell table:formula="of:=IF([.$H16]=&quot;żołędzie&quot;;[.$F16]+[.$S$4];[.$F16])" office:value-type="float" office:value="13000" calcext:value-type="float">
            <text:p>13000</text:p>
          </table:table-cell>
          <table:table-cell table:number-columns-repeated="4"/>
          <table:table-cell table:style-name="ce12" office:value-type="date" office:date-value="2012-12-28" calcext:value-type="date">
            <text:p>28.12.2012</text:p>
          </table:table-cell>
          <table:table-cell table:style-name="ce8" table:formula="of:=COUNTIF([.$D$1:.$D$1048576];&quot;tylko siano&quot;)" office:value-type="float" office:value="64" calcext:value-type="float">
            <text:p>64</text:p>
          </table:table-cell>
          <table:table-cell table:style-name="ce8" table:formula="of:=COUNTIF([.$D$1:.$D$1048576];&quot;tylko żołędzie&quot;)" office:value-type="float" office:value="26" calcext:value-type="float">
            <text:p>26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office:value-type="date" office:date-value="2012-12-16" calcext:value-type="date">
            <text:p>16.12.2012</text:p>
          </table:table-cell>
          <table:table-cell table:formula="of:=[.$I16]" office:value-type="float" office:value="76000" calcext:value-type="float">
            <text:p>76000</text:p>
          </table:table-cell>
          <table:table-cell table:formula="of:=[.$J16]" office:value-type="float" office:value="13000" calcext:value-type="float">
            <text:p>13000</text:p>
          </table:table-cell>
          <table:table-cell table:style-name="ce5" table:formula="of:=IF([.B1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7]=&quot;tylko siano&quot;;[.$B17]-[.$O$4]*[.$P$4];[.$B17])" office:value-type="float" office:value="72400" calcext:value-type="float">
            <text:p>72400</text:p>
          </table:table-cell>
          <table:table-cell table:style-name="ce5" table:formula="of:=IF([.$D17]=&quot;tylko żołędzie&quot;;[.$C17]-[.$O$4]*[.$Q$4];[.$C17])" office:value-type="float" office:value="13000" calcext:value-type="float">
            <text:p>13000</text:p>
          </table:table-cell>
          <table:table-cell table:formula="of:=WEEKDAY([.$A17];2)" office:value-type="float" office:value="7" calcext:value-type="float">
            <text:p>7</text:p>
          </table:table-cell>
          <table:table-cell table:style-name="ce5" table:formula="of:=IF([.$G17]=5;&quot;siano&quot;;IF([.$G17]=2;&quot;żołędzie&quot;;&quot;&quot;))">
            <text:p/>
          </table:table-cell>
          <table:table-cell table:formula="of:=IF([.$H17]=&quot;siano&quot;;[.$E17]+[.$R$4];[.$E17])" office:value-type="float" office:value="72400" calcext:value-type="float">
            <text:p>72400</text:p>
          </table:table-cell>
          <table:table-cell table:formula="of:=IF([.$H17]=&quot;żołędzie&quot;;[.$F17]+[.$S$4];[.$F17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>
          <table:table-cell office:value-type="date" office:date-value="2012-12-17" calcext:value-type="date">
            <text:p>17.12.2012</text:p>
          </table:table-cell>
          <table:table-cell table:formula="of:=[.$I17]" office:value-type="float" office:value="72400" calcext:value-type="float">
            <text:p>72400</text:p>
          </table:table-cell>
          <table:table-cell table:formula="of:=[.$J17]" office:value-type="float" office:value="13000" calcext:value-type="float">
            <text:p>13000</text:p>
          </table:table-cell>
          <table:table-cell table:style-name="ce5" table:formula="of:=IF([.B1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8]=&quot;tylko siano&quot;;[.$B18]-[.$O$4]*[.$P$4];[.$B18])" office:value-type="float" office:value="68800" calcext:value-type="float">
            <text:p>68800</text:p>
          </table:table-cell>
          <table:table-cell table:style-name="ce5" table:formula="of:=IF([.$D18]=&quot;tylko żołędzie&quot;;[.$C18]-[.$O$4]*[.$Q$4];[.$C18])" office:value-type="float" office:value="13000" calcext:value-type="float">
            <text:p>13000</text:p>
          </table:table-cell>
          <table:table-cell table:formula="of:=WEEKDAY([.$A18];2)" office:value-type="float" office:value="1" calcext:value-type="float">
            <text:p>1</text:p>
          </table:table-cell>
          <table:table-cell table:style-name="ce5" table:formula="of:=IF([.$G18]=5;&quot;siano&quot;;IF([.$G18]=2;&quot;żołędzie&quot;;&quot;&quot;))">
            <text:p/>
          </table:table-cell>
          <table:table-cell table:formula="of:=IF([.$H18]=&quot;siano&quot;;[.$E18]+[.$R$4];[.$E18])" office:value-type="float" office:value="68800" calcext:value-type="float">
            <text:p>68800</text:p>
          </table:table-cell>
          <table:table-cell table:formula="of:=IF([.$H18]=&quot;żołędzie&quot;;[.$F18]+[.$S$4];[.$F18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>
          <table:table-cell office:value-type="date" office:date-value="2012-12-18" calcext:value-type="date">
            <text:p>18.12.2012</text:p>
          </table:table-cell>
          <table:table-cell table:formula="of:=[.$I18]" office:value-type="float" office:value="68800" calcext:value-type="float">
            <text:p>68800</text:p>
          </table:table-cell>
          <table:table-cell table:formula="of:=[.$J18]" office:value-type="float" office:value="13000" calcext:value-type="float">
            <text:p>13000</text:p>
          </table:table-cell>
          <table:table-cell table:style-name="ce5" table:formula="of:=IF([.B1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9]=&quot;tylko siano&quot;;[.$B19]-[.$O$4]*[.$P$4];[.$B19])" office:value-type="float" office:value="65200" calcext:value-type="float">
            <text:p>65200</text:p>
          </table:table-cell>
          <table:table-cell table:style-name="ce5" table:formula="of:=IF([.$D19]=&quot;tylko żołędzie&quot;;[.$C19]-[.$O$4]*[.$Q$4];[.$C19])" office:value-type="float" office:value="13000" calcext:value-type="float">
            <text:p>13000</text:p>
          </table:table-cell>
          <table:table-cell table:formula="of:=WEEKDAY([.$A19];2)" office:value-type="float" office:value="2" calcext:value-type="float">
            <text:p>2</text:p>
          </table:table-cell>
          <table:table-cell table:style-name="ce5" table:formula="of:=IF([.$G19]=5;&quot;siano&quot;;IF([.$G19]=2;&quot;żołędzie&quot;;&quot;&quot;))" office:value-type="string" office:string-value="żołędzie" calcext:value-type="string">
            <text:p>żołędzie</text:p>
          </table:table-cell>
          <table:table-cell table:formula="of:=IF([.$H19]=&quot;siano&quot;;[.$E19]+[.$R$4];[.$E19])" office:value-type="float" office:value="65200" calcext:value-type="float">
            <text:p>65200</text:p>
          </table:table-cell>
          <table:table-cell table:formula="of:=IF([.$H19]=&quot;żołędzie&quot;;[.$F19]+[.$S$4];[.$F19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19" calcext:value-type="date">
            <text:p>19.12.2012</text:p>
          </table:table-cell>
          <table:table-cell table:formula="of:=[.$I19]" office:value-type="float" office:value="65200" calcext:value-type="float">
            <text:p>65200</text:p>
          </table:table-cell>
          <table:table-cell table:formula="of:=[.$J19]" office:value-type="float" office:value="17000" calcext:value-type="float">
            <text:p>17000</text:p>
          </table:table-cell>
          <table:table-cell table:style-name="ce5" table:formula="of:=IF([.B2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0]=&quot;tylko siano&quot;;[.$B20]-[.$O$4]*[.$P$4];[.$B20])" office:value-type="float" office:value="61600" calcext:value-type="float">
            <text:p>61600</text:p>
          </table:table-cell>
          <table:table-cell table:style-name="ce5" table:formula="of:=IF([.$D20]=&quot;tylko żołędzie&quot;;[.$C20]-[.$O$4]*[.$Q$4];[.$C20])" office:value-type="float" office:value="17000" calcext:value-type="float">
            <text:p>17000</text:p>
          </table:table-cell>
          <table:table-cell table:formula="of:=WEEKDAY([.$A20];2)" office:value-type="float" office:value="3" calcext:value-type="float">
            <text:p>3</text:p>
          </table:table-cell>
          <table:table-cell table:style-name="ce5" table:formula="of:=IF([.$G20]=5;&quot;siano&quot;;IF([.$G20]=2;&quot;żołędzie&quot;;&quot;&quot;))">
            <text:p/>
          </table:table-cell>
          <table:table-cell table:formula="of:=IF([.$H20]=&quot;siano&quot;;[.$E20]+[.$R$4];[.$E20])" office:value-type="float" office:value="61600" calcext:value-type="float">
            <text:p>61600</text:p>
          </table:table-cell>
          <table:table-cell table:formula="of:=IF([.$H20]=&quot;żołędzie&quot;;[.$F20]+[.$S$4];[.$F20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20" calcext:value-type="date">
            <text:p>20.12.2012</text:p>
          </table:table-cell>
          <table:table-cell table:formula="of:=[.$I20]" office:value-type="float" office:value="61600" calcext:value-type="float">
            <text:p>61600</text:p>
          </table:table-cell>
          <table:table-cell table:formula="of:=[.$J20]" office:value-type="float" office:value="17000" calcext:value-type="float">
            <text:p>17000</text:p>
          </table:table-cell>
          <table:table-cell table:style-name="ce5" table:formula="of:=IF([.B2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1]=&quot;tylko siano&quot;;[.$B21]-[.$O$4]*[.$P$4];[.$B21])" office:value-type="float" office:value="58000" calcext:value-type="float">
            <text:p>58000</text:p>
          </table:table-cell>
          <table:table-cell table:style-name="ce5" table:formula="of:=IF([.$D21]=&quot;tylko żołędzie&quot;;[.$C21]-[.$O$4]*[.$Q$4];[.$C21])" office:value-type="float" office:value="17000" calcext:value-type="float">
            <text:p>17000</text:p>
          </table:table-cell>
          <table:table-cell table:formula="of:=WEEKDAY([.$A21];2)" office:value-type="float" office:value="4" calcext:value-type="float">
            <text:p>4</text:p>
          </table:table-cell>
          <table:table-cell table:style-name="ce5" table:formula="of:=IF([.$G21]=5;&quot;siano&quot;;IF([.$G21]=2;&quot;żołędzie&quot;;&quot;&quot;))">
            <text:p/>
          </table:table-cell>
          <table:table-cell table:formula="of:=IF([.$H21]=&quot;siano&quot;;[.$E21]+[.$R$4];[.$E21])" office:value-type="float" office:value="58000" calcext:value-type="float">
            <text:p>58000</text:p>
          </table:table-cell>
          <table:table-cell table:formula="of:=IF([.$H21]=&quot;żołędzie&quot;;[.$F21]+[.$S$4];[.$F21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21" calcext:value-type="date">
            <text:p>21.12.2012</text:p>
          </table:table-cell>
          <table:table-cell table:formula="of:=[.$I21]" office:value-type="float" office:value="58000" calcext:value-type="float">
            <text:p>58000</text:p>
          </table:table-cell>
          <table:table-cell table:formula="of:=[.$J21]" office:value-type="float" office:value="17000" calcext:value-type="float">
            <text:p>17000</text:p>
          </table:table-cell>
          <table:table-cell table:style-name="ce5" table:formula="of:=IF([.B2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2]=&quot;tylko siano&quot;;[.$B22]-[.$O$4]*[.$P$4];[.$B22])" office:value-type="float" office:value="54400" calcext:value-type="float">
            <text:p>54400</text:p>
          </table:table-cell>
          <table:table-cell table:style-name="ce5" table:formula="of:=IF([.$D22]=&quot;tylko żołędzie&quot;;[.$C22]-[.$O$4]*[.$Q$4];[.$C22])" office:value-type="float" office:value="17000" calcext:value-type="float">
            <text:p>17000</text:p>
          </table:table-cell>
          <table:table-cell table:formula="of:=WEEKDAY([.$A22];2)" office:value-type="float" office:value="5" calcext:value-type="float">
            <text:p>5</text:p>
          </table:table-cell>
          <table:table-cell table:style-name="ce5" table:formula="of:=IF([.$G22]=5;&quot;siano&quot;;IF([.$G22]=2;&quot;żołędzie&quot;;&quot;&quot;))" office:value-type="string" office:string-value="siano" calcext:value-type="string">
            <text:p>siano</text:p>
          </table:table-cell>
          <table:table-cell table:formula="of:=IF([.$H22]=&quot;siano&quot;;[.$E22]+[.$R$4];[.$E22])" office:value-type="float" office:value="69400" calcext:value-type="float">
            <text:p>69400</text:p>
          </table:table-cell>
          <table:table-cell table:formula="of:=IF([.$H22]=&quot;żołędzie&quot;;[.$F22]+[.$S$4];[.$F22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22" calcext:value-type="date">
            <text:p>22.12.2012</text:p>
          </table:table-cell>
          <table:table-cell table:formula="of:=[.$I22]" office:value-type="float" office:value="69400" calcext:value-type="float">
            <text:p>69400</text:p>
          </table:table-cell>
          <table:table-cell table:formula="of:=[.$J22]" office:value-type="float" office:value="17000" calcext:value-type="float">
            <text:p>17000</text:p>
          </table:table-cell>
          <table:table-cell table:style-name="ce5" table:formula="of:=IF([.B2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3]=&quot;tylko siano&quot;;[.$B23]-[.$O$4]*[.$P$4];[.$B23])" office:value-type="float" office:value="65800" calcext:value-type="float">
            <text:p>65800</text:p>
          </table:table-cell>
          <table:table-cell table:style-name="ce5" table:formula="of:=IF([.$D23]=&quot;tylko żołędzie&quot;;[.$C23]-[.$O$4]*[.$Q$4];[.$C23])" office:value-type="float" office:value="17000" calcext:value-type="float">
            <text:p>17000</text:p>
          </table:table-cell>
          <table:table-cell table:formula="of:=WEEKDAY([.$A23];2)" office:value-type="float" office:value="6" calcext:value-type="float">
            <text:p>6</text:p>
          </table:table-cell>
          <table:table-cell table:style-name="ce5" table:formula="of:=IF([.$G23]=5;&quot;siano&quot;;IF([.$G23]=2;&quot;żołędzie&quot;;&quot;&quot;))">
            <text:p/>
          </table:table-cell>
          <table:table-cell table:formula="of:=IF([.$H23]=&quot;siano&quot;;[.$E23]+[.$R$4];[.$E23])" office:value-type="float" office:value="65800" calcext:value-type="float">
            <text:p>65800</text:p>
          </table:table-cell>
          <table:table-cell table:formula="of:=IF([.$H23]=&quot;żołędzie&quot;;[.$F23]+[.$S$4];[.$F23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23" calcext:value-type="date">
            <text:p>23.12.2012</text:p>
          </table:table-cell>
          <table:table-cell table:formula="of:=[.$I23]" office:value-type="float" office:value="65800" calcext:value-type="float">
            <text:p>65800</text:p>
          </table:table-cell>
          <table:table-cell table:formula="of:=[.$J23]" office:value-type="float" office:value="17000" calcext:value-type="float">
            <text:p>17000</text:p>
          </table:table-cell>
          <table:table-cell table:style-name="ce5" table:formula="of:=IF([.B2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4]=&quot;tylko siano&quot;;[.$B24]-[.$O$4]*[.$P$4];[.$B24])" office:value-type="float" office:value="62200" calcext:value-type="float">
            <text:p>62200</text:p>
          </table:table-cell>
          <table:table-cell table:style-name="ce5" table:formula="of:=IF([.$D24]=&quot;tylko żołędzie&quot;;[.$C24]-[.$O$4]*[.$Q$4];[.$C24])" office:value-type="float" office:value="17000" calcext:value-type="float">
            <text:p>17000</text:p>
          </table:table-cell>
          <table:table-cell table:formula="of:=WEEKDAY([.$A24];2)" office:value-type="float" office:value="7" calcext:value-type="float">
            <text:p>7</text:p>
          </table:table-cell>
          <table:table-cell table:style-name="ce5" table:formula="of:=IF([.$G24]=5;&quot;siano&quot;;IF([.$G24]=2;&quot;żołędzie&quot;;&quot;&quot;))">
            <text:p/>
          </table:table-cell>
          <table:table-cell table:formula="of:=IF([.$H24]=&quot;siano&quot;;[.$E24]+[.$R$4];[.$E24])" office:value-type="float" office:value="62200" calcext:value-type="float">
            <text:p>62200</text:p>
          </table:table-cell>
          <table:table-cell table:formula="of:=IF([.$H24]=&quot;żołędzie&quot;;[.$F24]+[.$S$4];[.$F24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24" calcext:value-type="date">
            <text:p>24.12.2012</text:p>
          </table:table-cell>
          <table:table-cell table:formula="of:=[.$I24]" office:value-type="float" office:value="62200" calcext:value-type="float">
            <text:p>62200</text:p>
          </table:table-cell>
          <table:table-cell table:formula="of:=[.$J24]" office:value-type="float" office:value="17000" calcext:value-type="float">
            <text:p>17000</text:p>
          </table:table-cell>
          <table:table-cell table:style-name="ce5" table:formula="of:=IF([.B2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5]=&quot;tylko siano&quot;;[.$B25]-[.$O$4]*[.$P$4];[.$B25])" office:value-type="float" office:value="58600" calcext:value-type="float">
            <text:p>58600</text:p>
          </table:table-cell>
          <table:table-cell table:style-name="ce5" table:formula="of:=IF([.$D25]=&quot;tylko żołędzie&quot;;[.$C25]-[.$O$4]*[.$Q$4];[.$C25])" office:value-type="float" office:value="17000" calcext:value-type="float">
            <text:p>17000</text:p>
          </table:table-cell>
          <table:table-cell table:formula="of:=WEEKDAY([.$A25];2)" office:value-type="float" office:value="1" calcext:value-type="float">
            <text:p>1</text:p>
          </table:table-cell>
          <table:table-cell table:style-name="ce5" table:formula="of:=IF([.$G25]=5;&quot;siano&quot;;IF([.$G25]=2;&quot;żołędzie&quot;;&quot;&quot;))">
            <text:p/>
          </table:table-cell>
          <table:table-cell table:formula="of:=IF([.$H25]=&quot;siano&quot;;[.$E25]+[.$R$4];[.$E25])" office:value-type="float" office:value="58600" calcext:value-type="float">
            <text:p>58600</text:p>
          </table:table-cell>
          <table:table-cell table:formula="of:=IF([.$H25]=&quot;żołędzie&quot;;[.$F25]+[.$S$4];[.$F25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>
          <table:table-cell office:value-type="date" office:date-value="2012-12-25" calcext:value-type="date">
            <text:p>25.12.2012</text:p>
          </table:table-cell>
          <table:table-cell table:formula="of:=[.$I25]" office:value-type="float" office:value="58600" calcext:value-type="float">
            <text:p>58600</text:p>
          </table:table-cell>
          <table:table-cell table:formula="of:=[.$J25]" office:value-type="float" office:value="17000" calcext:value-type="float">
            <text:p>17000</text:p>
          </table:table-cell>
          <table:table-cell table:style-name="ce5" table:formula="of:=IF([.B2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6]=&quot;tylko siano&quot;;[.$B26]-[.$O$4]*[.$P$4];[.$B26])" office:value-type="float" office:value="55000" calcext:value-type="float">
            <text:p>55000</text:p>
          </table:table-cell>
          <table:table-cell table:style-name="ce5" table:formula="of:=IF([.$D26]=&quot;tylko żołędzie&quot;;[.$C26]-[.$O$4]*[.$Q$4];[.$C26])" office:value-type="float" office:value="17000" calcext:value-type="float">
            <text:p>17000</text:p>
          </table:table-cell>
          <table:table-cell table:formula="of:=WEEKDAY([.$A26];2)" office:value-type="float" office:value="2" calcext:value-type="float">
            <text:p>2</text:p>
          </table:table-cell>
          <table:table-cell table:style-name="ce5" table:formula="of:=IF([.$G26]=5;&quot;siano&quot;;IF([.$G26]=2;&quot;żołędzie&quot;;&quot;&quot;))" office:value-type="string" office:string-value="żołędzie" calcext:value-type="string">
            <text:p>żołędzie</text:p>
          </table:table-cell>
          <table:table-cell table:formula="of:=IF([.$H26]=&quot;siano&quot;;[.$E26]+[.$R$4];[.$E26])" office:value-type="float" office:value="55000" calcext:value-type="float">
            <text:p>55000</text:p>
          </table:table-cell>
          <table:table-cell table:formula="of:=IF([.$H26]=&quot;żołędzie&quot;;[.$F26]+[.$S$4];[.$F26])"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>
          <table:table-cell office:value-type="date" office:date-value="2012-12-26" calcext:value-type="date">
            <text:p>26.12.2012</text:p>
          </table:table-cell>
          <table:table-cell table:formula="of:=[.$I26]" office:value-type="float" office:value="55000" calcext:value-type="float">
            <text:p>55000</text:p>
          </table:table-cell>
          <table:table-cell table:formula="of:=[.$J26]" office:value-type="float" office:value="21000" calcext:value-type="float">
            <text:p>21000</text:p>
          </table:table-cell>
          <table:table-cell table:style-name="ce5" table:formula="of:=IF([.B2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7]=&quot;tylko siano&quot;;[.$B27]-[.$O$4]*[.$P$4];[.$B27])" office:value-type="float" office:value="51400" calcext:value-type="float">
            <text:p>51400</text:p>
          </table:table-cell>
          <table:table-cell table:style-name="ce5" table:formula="of:=IF([.$D27]=&quot;tylko żołędzie&quot;;[.$C27]-[.$O$4]*[.$Q$4];[.$C27])" office:value-type="float" office:value="21000" calcext:value-type="float">
            <text:p>21000</text:p>
          </table:table-cell>
          <table:table-cell table:formula="of:=WEEKDAY([.$A27];2)" office:value-type="float" office:value="3" calcext:value-type="float">
            <text:p>3</text:p>
          </table:table-cell>
          <table:table-cell table:style-name="ce5" table:formula="of:=IF([.$G27]=5;&quot;siano&quot;;IF([.$G27]=2;&quot;żołędzie&quot;;&quot;&quot;))">
            <text:p/>
          </table:table-cell>
          <table:table-cell table:formula="of:=IF([.$H27]=&quot;siano&quot;;[.$E27]+[.$R$4];[.$E27])" office:value-type="float" office:value="51400" calcext:value-type="float">
            <text:p>51400</text:p>
          </table:table-cell>
          <table:table-cell table:formula="of:=IF([.$H27]=&quot;żołędzie&quot;;[.$F27]+[.$S$4];[.$F27])"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>
          <table:table-cell office:value-type="date" office:date-value="2012-12-27" calcext:value-type="date">
            <text:p>27.12.2012</text:p>
          </table:table-cell>
          <table:table-cell table:formula="of:=[.$I27]" office:value-type="float" office:value="51400" calcext:value-type="float">
            <text:p>51400</text:p>
          </table:table-cell>
          <table:table-cell table:formula="of:=[.$J27]" office:value-type="float" office:value="21000" calcext:value-type="float">
            <text:p>21000</text:p>
          </table:table-cell>
          <table:table-cell table:style-name="ce5" table:formula="of:=IF([.B2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8]=&quot;tylko siano&quot;;[.$B28]-[.$O$4]*[.$P$4];[.$B28])" office:value-type="float" office:value="47800" calcext:value-type="float">
            <text:p>47800</text:p>
          </table:table-cell>
          <table:table-cell table:style-name="ce5" table:formula="of:=IF([.$D28]=&quot;tylko żołędzie&quot;;[.$C28]-[.$O$4]*[.$Q$4];[.$C28])" office:value-type="float" office:value="21000" calcext:value-type="float">
            <text:p>21000</text:p>
          </table:table-cell>
          <table:table-cell table:formula="of:=WEEKDAY([.$A28];2)" office:value-type="float" office:value="4" calcext:value-type="float">
            <text:p>4</text:p>
          </table:table-cell>
          <table:table-cell table:style-name="ce5" table:formula="of:=IF([.$G28]=5;&quot;siano&quot;;IF([.$G28]=2;&quot;żołędzie&quot;;&quot;&quot;))">
            <text:p/>
          </table:table-cell>
          <table:table-cell table:formula="of:=IF([.$H28]=&quot;siano&quot;;[.$E28]+[.$R$4];[.$E28])" office:value-type="float" office:value="47800" calcext:value-type="float">
            <text:p>47800</text:p>
          </table:table-cell>
          <table:table-cell table:formula="of:=IF([.$H28]=&quot;żołędzie&quot;;[.$F28]+[.$S$4];[.$F28])"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>
          <table:table-cell office:value-type="date" office:date-value="2012-12-28" calcext:value-type="date">
            <text:p>28.12.2012</text:p>
          </table:table-cell>
          <table:table-cell table:formula="of:=[.$I28]" office:value-type="float" office:value="47800" calcext:value-type="float">
            <text:p>47800</text:p>
          </table:table-cell>
          <table:table-cell table:formula="of:=[.$J28]" office:value-type="float" office:value="21000" calcext:value-type="float">
            <text:p>21000</text:p>
          </table:table-cell>
          <table:table-cell table:style-name="ce5" table:formula="of:=IF([.B29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29]=&quot;tylko siano&quot;;[.$B29]-[.$O$4]*[.$P$4];[.$B29])" office:value-type="float" office:value="47800" calcext:value-type="float">
            <text:p>47800</text:p>
          </table:table-cell>
          <table:table-cell table:style-name="ce5" table:formula="of:=IF([.$D29]=&quot;tylko żołędzie&quot;;[.$C29]-[.$O$4]*[.$Q$4];[.$C29])" office:value-type="float" office:value="19200" calcext:value-type="float">
            <text:p>19200</text:p>
          </table:table-cell>
          <table:table-cell table:formula="of:=WEEKDAY([.$A29];2)" office:value-type="float" office:value="5" calcext:value-type="float">
            <text:p>5</text:p>
          </table:table-cell>
          <table:table-cell table:style-name="ce5" table:formula="of:=IF([.$G29]=5;&quot;siano&quot;;IF([.$G29]=2;&quot;żołędzie&quot;;&quot;&quot;))" office:value-type="string" office:string-value="siano" calcext:value-type="string">
            <text:p>siano</text:p>
          </table:table-cell>
          <table:table-cell table:formula="of:=IF([.$H29]=&quot;siano&quot;;[.$E29]+[.$R$4];[.$E29])" office:value-type="float" office:value="62800" calcext:value-type="float">
            <text:p>62800</text:p>
          </table:table-cell>
          <table:table-cell table:formula="of:=IF([.$H29]=&quot;żołędzie&quot;;[.$F29]+[.$S$4];[.$F29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>
          <table:table-cell office:value-type="date" office:date-value="2012-12-29" calcext:value-type="date">
            <text:p>29.12.2012</text:p>
          </table:table-cell>
          <table:table-cell table:formula="of:=[.$I29]" office:value-type="float" office:value="62800" calcext:value-type="float">
            <text:p>62800</text:p>
          </table:table-cell>
          <table:table-cell table:formula="of:=[.$J29]" office:value-type="float" office:value="19200" calcext:value-type="float">
            <text:p>19200</text:p>
          </table:table-cell>
          <table:table-cell table:style-name="ce5" table:formula="of:=IF([.B3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0]=&quot;tylko siano&quot;;[.$B30]-[.$O$4]*[.$P$4];[.$B30])" office:value-type="float" office:value="59200" calcext:value-type="float">
            <text:p>59200</text:p>
          </table:table-cell>
          <table:table-cell table:style-name="ce5" table:formula="of:=IF([.$D30]=&quot;tylko żołędzie&quot;;[.$C30]-[.$O$4]*[.$Q$4];[.$C30])" office:value-type="float" office:value="19200" calcext:value-type="float">
            <text:p>19200</text:p>
          </table:table-cell>
          <table:table-cell table:formula="of:=WEEKDAY([.$A30];2)" office:value-type="float" office:value="6" calcext:value-type="float">
            <text:p>6</text:p>
          </table:table-cell>
          <table:table-cell table:style-name="ce5" table:formula="of:=IF([.$G30]=5;&quot;siano&quot;;IF([.$G30]=2;&quot;żołędzie&quot;;&quot;&quot;))">
            <text:p/>
          </table:table-cell>
          <table:table-cell table:formula="of:=IF([.$H30]=&quot;siano&quot;;[.$E30]+[.$R$4];[.$E30])" office:value-type="float" office:value="59200" calcext:value-type="float">
            <text:p>59200</text:p>
          </table:table-cell>
          <table:table-cell table:formula="of:=IF([.$H30]=&quot;żołędzie&quot;;[.$F30]+[.$S$4];[.$F30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>
          <table:table-cell office:value-type="date" office:date-value="2012-12-30" calcext:value-type="date">
            <text:p>30.12.2012</text:p>
          </table:table-cell>
          <table:table-cell table:formula="of:=[.$I30]" office:value-type="float" office:value="59200" calcext:value-type="float">
            <text:p>59200</text:p>
          </table:table-cell>
          <table:table-cell table:formula="of:=[.$J30]" office:value-type="float" office:value="19200" calcext:value-type="float">
            <text:p>19200</text:p>
          </table:table-cell>
          <table:table-cell table:style-name="ce5" table:formula="of:=IF([.B3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1]=&quot;tylko siano&quot;;[.$B31]-[.$O$4]*[.$P$4];[.$B31])" office:value-type="float" office:value="55600" calcext:value-type="float">
            <text:p>55600</text:p>
          </table:table-cell>
          <table:table-cell table:style-name="ce5" table:formula="of:=IF([.$D31]=&quot;tylko żołędzie&quot;;[.$C31]-[.$O$4]*[.$Q$4];[.$C31])" office:value-type="float" office:value="19200" calcext:value-type="float">
            <text:p>19200</text:p>
          </table:table-cell>
          <table:table-cell table:formula="of:=WEEKDAY([.$A31];2)" office:value-type="float" office:value="7" calcext:value-type="float">
            <text:p>7</text:p>
          </table:table-cell>
          <table:table-cell table:style-name="ce5" table:formula="of:=IF([.$G31]=5;&quot;siano&quot;;IF([.$G31]=2;&quot;żołędzie&quot;;&quot;&quot;))">
            <text:p/>
          </table:table-cell>
          <table:table-cell table:formula="of:=IF([.$H31]=&quot;siano&quot;;[.$E31]+[.$R$4];[.$E31])" office:value-type="float" office:value="55600" calcext:value-type="float">
            <text:p>55600</text:p>
          </table:table-cell>
          <table:table-cell table:formula="of:=IF([.$H31]=&quot;żołędzie&quot;;[.$F31]+[.$S$4];[.$F31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>
          <table:table-cell office:value-type="date" office:date-value="2012-12-31" calcext:value-type="date">
            <text:p>31.12.2012</text:p>
          </table:table-cell>
          <table:table-cell table:formula="of:=[.$I31]" office:value-type="float" office:value="55600" calcext:value-type="float">
            <text:p>55600</text:p>
          </table:table-cell>
          <table:table-cell table:formula="of:=[.$J31]" office:value-type="float" office:value="19200" calcext:value-type="float">
            <text:p>19200</text:p>
          </table:table-cell>
          <table:table-cell table:style-name="ce5" table:formula="of:=IF([.B3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2]=&quot;tylko siano&quot;;[.$B32]-[.$O$4]*[.$P$4];[.$B32])" office:value-type="float" office:value="52000" calcext:value-type="float">
            <text:p>52000</text:p>
          </table:table-cell>
          <table:table-cell table:style-name="ce5" table:formula="of:=IF([.$D32]=&quot;tylko żołędzie&quot;;[.$C32]-[.$O$4]*[.$Q$4];[.$C32])" office:value-type="float" office:value="19200" calcext:value-type="float">
            <text:p>19200</text:p>
          </table:table-cell>
          <table:table-cell table:formula="of:=WEEKDAY([.$A32];2)" office:value-type="float" office:value="1" calcext:value-type="float">
            <text:p>1</text:p>
          </table:table-cell>
          <table:table-cell table:style-name="ce5" table:formula="of:=IF([.$G32]=5;&quot;siano&quot;;IF([.$G32]=2;&quot;żołędzie&quot;;&quot;&quot;))">
            <text:p/>
          </table:table-cell>
          <table:table-cell table:formula="of:=IF([.$H32]=&quot;siano&quot;;[.$E32]+[.$R$4];[.$E32])" office:value-type="float" office:value="52000" calcext:value-type="float">
            <text:p>52000</text:p>
          </table:table-cell>
          <table:table-cell table:formula="of:=IF([.$H32]=&quot;żołędzie&quot;;[.$F32]+[.$S$4];[.$F32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>
          <table:table-cell office:value-type="date" office:date-value="2013-01-01" calcext:value-type="date">
            <text:p>1.01.2013</text:p>
          </table:table-cell>
          <table:table-cell table:formula="of:=[.$I32]" office:value-type="float" office:value="52000" calcext:value-type="float">
            <text:p>52000</text:p>
          </table:table-cell>
          <table:table-cell table:formula="of:=[.$J32]" office:value-type="float" office:value="19200" calcext:value-type="float">
            <text:p>19200</text:p>
          </table:table-cell>
          <table:table-cell table:style-name="ce5" table:formula="of:=IF([.B3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3]=&quot;tylko siano&quot;;[.$B33]-[.$O$4]*[.$P$4];[.$B33])" office:value-type="float" office:value="48400" calcext:value-type="float">
            <text:p>48400</text:p>
          </table:table-cell>
          <table:table-cell table:style-name="ce5" table:formula="of:=IF([.$D33]=&quot;tylko żołędzie&quot;;[.$C33]-[.$O$4]*[.$Q$4];[.$C33])" office:value-type="float" office:value="19200" calcext:value-type="float">
            <text:p>19200</text:p>
          </table:table-cell>
          <table:table-cell table:formula="of:=WEEKDAY([.$A33];2)" office:value-type="float" office:value="2" calcext:value-type="float">
            <text:p>2</text:p>
          </table:table-cell>
          <table:table-cell table:style-name="ce5" table:formula="of:=IF([.$G33]=5;&quot;siano&quot;;IF([.$G33]=2;&quot;żołędzie&quot;;&quot;&quot;))" office:value-type="string" office:string-value="żołędzie" calcext:value-type="string">
            <text:p>żołędzie</text:p>
          </table:table-cell>
          <table:table-cell table:formula="of:=IF([.$H33]=&quot;siano&quot;;[.$E33]+[.$R$4];[.$E33])" office:value-type="float" office:value="48400" calcext:value-type="float">
            <text:p>48400</text:p>
          </table:table-cell>
          <table:table-cell table:formula="of:=IF([.$H33]=&quot;żołędzie&quot;;[.$F33]+[.$S$4];[.$F33])" office:value-type="float" office:value="23200" calcext:value-type="float">
            <text:p>23200</text:p>
          </table:table-cell>
          <table:table-cell table:number-columns-repeated="12"/>
        </table:table-row>
        <table:table-row table:style-name="ro2">
          <table:table-cell office:value-type="date" office:date-value="2013-01-02" calcext:value-type="date">
            <text:p>2.01.2013</text:p>
          </table:table-cell>
          <table:table-cell table:formula="of:=[.$I33]" office:value-type="float" office:value="48400" calcext:value-type="float">
            <text:p>48400</text:p>
          </table:table-cell>
          <table:table-cell table:formula="of:=[.$J33]" office:value-type="float" office:value="23200" calcext:value-type="float">
            <text:p>23200</text:p>
          </table:table-cell>
          <table:table-cell table:style-name="ce5" table:formula="of:=IF([.B34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34]=&quot;tylko siano&quot;;[.$B34]-[.$O$4]*[.$P$4];[.$B34])" office:value-type="float" office:value="48400" calcext:value-type="float">
            <text:p>48400</text:p>
          </table:table-cell>
          <table:table-cell table:style-name="ce5" table:formula="of:=IF([.$D34]=&quot;tylko żołędzie&quot;;[.$C34]-[.$O$4]*[.$Q$4];[.$C34])" office:value-type="float" office:value="21400" calcext:value-type="float">
            <text:p>21400</text:p>
          </table:table-cell>
          <table:table-cell table:formula="of:=WEEKDAY([.$A34];2)" office:value-type="float" office:value="3" calcext:value-type="float">
            <text:p>3</text:p>
          </table:table-cell>
          <table:table-cell table:style-name="ce5" table:formula="of:=IF([.$G34]=5;&quot;siano&quot;;IF([.$G34]=2;&quot;żołędzie&quot;;&quot;&quot;))">
            <text:p/>
          </table:table-cell>
          <table:table-cell table:formula="of:=IF([.$H34]=&quot;siano&quot;;[.$E34]+[.$R$4];[.$E34])" office:value-type="float" office:value="48400" calcext:value-type="float">
            <text:p>48400</text:p>
          </table:table-cell>
          <table:table-cell table:formula="of:=IF([.$H34]=&quot;żołędzie&quot;;[.$F34]+[.$S$4];[.$F34])" office:value-type="float" office:value="21400" calcext:value-type="float">
            <text:p>21400</text:p>
          </table:table-cell>
          <table:table-cell table:number-columns-repeated="12"/>
        </table:table-row>
        <table:table-row table:style-name="ro2">
          <table:table-cell office:value-type="date" office:date-value="2013-01-03" calcext:value-type="date">
            <text:p>3.01.2013</text:p>
          </table:table-cell>
          <table:table-cell table:formula="of:=[.$I34]" office:value-type="float" office:value="48400" calcext:value-type="float">
            <text:p>48400</text:p>
          </table:table-cell>
          <table:table-cell table:formula="of:=[.$J34]" office:value-type="float" office:value="21400" calcext:value-type="float">
            <text:p>21400</text:p>
          </table:table-cell>
          <table:table-cell table:style-name="ce5" table:formula="of:=IF([.B35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35]=&quot;tylko siano&quot;;[.$B35]-[.$O$4]*[.$P$4];[.$B35])" office:value-type="float" office:value="48400" calcext:value-type="float">
            <text:p>48400</text:p>
          </table:table-cell>
          <table:table-cell table:style-name="ce5" table:formula="of:=IF([.$D35]=&quot;tylko żołędzie&quot;;[.$C35]-[.$O$4]*[.$Q$4];[.$C35])" office:value-type="float" office:value="19600" calcext:value-type="float">
            <text:p>19600</text:p>
          </table:table-cell>
          <table:table-cell table:formula="of:=WEEKDAY([.$A35];2)" office:value-type="float" office:value="4" calcext:value-type="float">
            <text:p>4</text:p>
          </table:table-cell>
          <table:table-cell table:style-name="ce5" table:formula="of:=IF([.$G35]=5;&quot;siano&quot;;IF([.$G35]=2;&quot;żołędzie&quot;;&quot;&quot;))">
            <text:p/>
          </table:table-cell>
          <table:table-cell table:formula="of:=IF([.$H35]=&quot;siano&quot;;[.$E35]+[.$R$4];[.$E35])" office:value-type="float" office:value="48400" calcext:value-type="float">
            <text:p>48400</text:p>
          </table:table-cell>
          <table:table-cell table:formula="of:=IF([.$H35]=&quot;żołędzie&quot;;[.$F35]+[.$S$4];[.$F35])" office:value-type="float" office:value="19600" calcext:value-type="float">
            <text:p>19600</text:p>
          </table:table-cell>
          <table:table-cell table:number-columns-repeated="12"/>
        </table:table-row>
        <table:table-row table:style-name="ro2">
          <table:table-cell office:value-type="date" office:date-value="2013-01-04" calcext:value-type="date">
            <text:p>4.01.2013</text:p>
          </table:table-cell>
          <table:table-cell table:formula="of:=[.$I35]" office:value-type="float" office:value="48400" calcext:value-type="float">
            <text:p>48400</text:p>
          </table:table-cell>
          <table:table-cell table:formula="of:=[.$J35]" office:value-type="float" office:value="19600" calcext:value-type="float">
            <text:p>19600</text:p>
          </table:table-cell>
          <table:table-cell table:style-name="ce5" table:formula="of:=IF([.B36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36]=&quot;tylko siano&quot;;[.$B36]-[.$O$4]*[.$P$4];[.$B36])" office:value-type="float" office:value="48400" calcext:value-type="float">
            <text:p>48400</text:p>
          </table:table-cell>
          <table:table-cell table:style-name="ce5" table:formula="of:=IF([.$D36]=&quot;tylko żołędzie&quot;;[.$C36]-[.$O$4]*[.$Q$4];[.$C36])" office:value-type="float" office:value="17800" calcext:value-type="float">
            <text:p>17800</text:p>
          </table:table-cell>
          <table:table-cell table:formula="of:=WEEKDAY([.$A36];2)" office:value-type="float" office:value="5" calcext:value-type="float">
            <text:p>5</text:p>
          </table:table-cell>
          <table:table-cell table:style-name="ce5" table:formula="of:=IF([.$G36]=5;&quot;siano&quot;;IF([.$G36]=2;&quot;żołędzie&quot;;&quot;&quot;))" office:value-type="string" office:string-value="siano" calcext:value-type="string">
            <text:p>siano</text:p>
          </table:table-cell>
          <table:table-cell table:formula="of:=IF([.$H36]=&quot;siano&quot;;[.$E36]+[.$R$4];[.$E36])" office:value-type="float" office:value="63400" calcext:value-type="float">
            <text:p>63400</text:p>
          </table:table-cell>
          <table:table-cell table:formula="of:=IF([.$H36]=&quot;żołędzie&quot;;[.$F36]+[.$S$4];[.$F36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>
          <table:table-cell office:value-type="date" office:date-value="2013-01-05" calcext:value-type="date">
            <text:p>5.01.2013</text:p>
          </table:table-cell>
          <table:table-cell table:formula="of:=[.$I36]" office:value-type="float" office:value="63400" calcext:value-type="float">
            <text:p>63400</text:p>
          </table:table-cell>
          <table:table-cell table:formula="of:=[.$J36]" office:value-type="float" office:value="17800" calcext:value-type="float">
            <text:p>17800</text:p>
          </table:table-cell>
          <table:table-cell table:style-name="ce5" table:formula="of:=IF([.B3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7]=&quot;tylko siano&quot;;[.$B37]-[.$O$4]*[.$P$4];[.$B37])" office:value-type="float" office:value="59800" calcext:value-type="float">
            <text:p>59800</text:p>
          </table:table-cell>
          <table:table-cell table:style-name="ce5" table:formula="of:=IF([.$D37]=&quot;tylko żołędzie&quot;;[.$C37]-[.$O$4]*[.$Q$4];[.$C37])" office:value-type="float" office:value="17800" calcext:value-type="float">
            <text:p>17800</text:p>
          </table:table-cell>
          <table:table-cell table:formula="of:=WEEKDAY([.$A37];2)" office:value-type="float" office:value="6" calcext:value-type="float">
            <text:p>6</text:p>
          </table:table-cell>
          <table:table-cell table:style-name="ce5" table:formula="of:=IF([.$G37]=5;&quot;siano&quot;;IF([.$G37]=2;&quot;żołędzie&quot;;&quot;&quot;))">
            <text:p/>
          </table:table-cell>
          <table:table-cell table:formula="of:=IF([.$H37]=&quot;siano&quot;;[.$E37]+[.$R$4];[.$E37])" office:value-type="float" office:value="59800" calcext:value-type="float">
            <text:p>59800</text:p>
          </table:table-cell>
          <table:table-cell table:formula="of:=IF([.$H37]=&quot;żołędzie&quot;;[.$F37]+[.$S$4];[.$F37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>
          <table:table-cell office:value-type="date" office:date-value="2013-01-06" calcext:value-type="date">
            <text:p>6.01.2013</text:p>
          </table:table-cell>
          <table:table-cell table:formula="of:=[.$I37]" office:value-type="float" office:value="59800" calcext:value-type="float">
            <text:p>59800</text:p>
          </table:table-cell>
          <table:table-cell table:formula="of:=[.$J37]" office:value-type="float" office:value="17800" calcext:value-type="float">
            <text:p>17800</text:p>
          </table:table-cell>
          <table:table-cell table:style-name="ce5" table:formula="of:=IF([.B3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8]=&quot;tylko siano&quot;;[.$B38]-[.$O$4]*[.$P$4];[.$B38])" office:value-type="float" office:value="56200" calcext:value-type="float">
            <text:p>56200</text:p>
          </table:table-cell>
          <table:table-cell table:style-name="ce5" table:formula="of:=IF([.$D38]=&quot;tylko żołędzie&quot;;[.$C38]-[.$O$4]*[.$Q$4];[.$C38])" office:value-type="float" office:value="17800" calcext:value-type="float">
            <text:p>17800</text:p>
          </table:table-cell>
          <table:table-cell table:formula="of:=WEEKDAY([.$A38];2)" office:value-type="float" office:value="7" calcext:value-type="float">
            <text:p>7</text:p>
          </table:table-cell>
          <table:table-cell table:style-name="ce5" table:formula="of:=IF([.$G38]=5;&quot;siano&quot;;IF([.$G38]=2;&quot;żołędzie&quot;;&quot;&quot;))">
            <text:p/>
          </table:table-cell>
          <table:table-cell table:formula="of:=IF([.$H38]=&quot;siano&quot;;[.$E38]+[.$R$4];[.$E38])" office:value-type="float" office:value="56200" calcext:value-type="float">
            <text:p>56200</text:p>
          </table:table-cell>
          <table:table-cell table:formula="of:=IF([.$H38]=&quot;żołędzie&quot;;[.$F38]+[.$S$4];[.$F38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>
          <table:table-cell office:value-type="date" office:date-value="2013-01-07" calcext:value-type="date">
            <text:p>7.01.2013</text:p>
          </table:table-cell>
          <table:table-cell table:formula="of:=[.$I38]" office:value-type="float" office:value="56200" calcext:value-type="float">
            <text:p>56200</text:p>
          </table:table-cell>
          <table:table-cell table:formula="of:=[.$J38]" office:value-type="float" office:value="17800" calcext:value-type="float">
            <text:p>17800</text:p>
          </table:table-cell>
          <table:table-cell table:style-name="ce5" table:formula="of:=IF([.B3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9]=&quot;tylko siano&quot;;[.$B39]-[.$O$4]*[.$P$4];[.$B39])" office:value-type="float" office:value="52600" calcext:value-type="float">
            <text:p>52600</text:p>
          </table:table-cell>
          <table:table-cell table:style-name="ce5" table:formula="of:=IF([.$D39]=&quot;tylko żołędzie&quot;;[.$C39]-[.$O$4]*[.$Q$4];[.$C39])" office:value-type="float" office:value="17800" calcext:value-type="float">
            <text:p>17800</text:p>
          </table:table-cell>
          <table:table-cell table:formula="of:=WEEKDAY([.$A39];2)" office:value-type="float" office:value="1" calcext:value-type="float">
            <text:p>1</text:p>
          </table:table-cell>
          <table:table-cell table:style-name="ce5" table:formula="of:=IF([.$G39]=5;&quot;siano&quot;;IF([.$G39]=2;&quot;żołędzie&quot;;&quot;&quot;))">
            <text:p/>
          </table:table-cell>
          <table:table-cell table:formula="of:=IF([.$H39]=&quot;siano&quot;;[.$E39]+[.$R$4];[.$E39])" office:value-type="float" office:value="52600" calcext:value-type="float">
            <text:p>52600</text:p>
          </table:table-cell>
          <table:table-cell table:formula="of:=IF([.$H39]=&quot;żołędzie&quot;;[.$F39]+[.$S$4];[.$F39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>
          <table:table-cell office:value-type="date" office:date-value="2013-01-08" calcext:value-type="date">
            <text:p>8.01.2013</text:p>
          </table:table-cell>
          <table:table-cell table:formula="of:=[.$I39]" office:value-type="float" office:value="52600" calcext:value-type="float">
            <text:p>52600</text:p>
          </table:table-cell>
          <table:table-cell table:formula="of:=[.$J39]" office:value-type="float" office:value="17800" calcext:value-type="float">
            <text:p>17800</text:p>
          </table:table-cell>
          <table:table-cell table:style-name="ce5" table:formula="of:=IF([.B4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0]=&quot;tylko siano&quot;;[.$B40]-[.$O$4]*[.$P$4];[.$B40])" office:value-type="float" office:value="49000" calcext:value-type="float">
            <text:p>49000</text:p>
          </table:table-cell>
          <table:table-cell table:style-name="ce5" table:formula="of:=IF([.$D40]=&quot;tylko żołędzie&quot;;[.$C40]-[.$O$4]*[.$Q$4];[.$C40])" office:value-type="float" office:value="17800" calcext:value-type="float">
            <text:p>17800</text:p>
          </table:table-cell>
          <table:table-cell table:formula="of:=WEEKDAY([.$A40];2)" office:value-type="float" office:value="2" calcext:value-type="float">
            <text:p>2</text:p>
          </table:table-cell>
          <table:table-cell table:style-name="ce5" table:formula="of:=IF([.$G40]=5;&quot;siano&quot;;IF([.$G40]=2;&quot;żołędzie&quot;;&quot;&quot;))" office:value-type="string" office:string-value="żołędzie" calcext:value-type="string">
            <text:p>żołędzie</text:p>
          </table:table-cell>
          <table:table-cell table:formula="of:=IF([.$H40]=&quot;siano&quot;;[.$E40]+[.$R$4];[.$E40])" office:value-type="float" office:value="49000" calcext:value-type="float">
            <text:p>49000</text:p>
          </table:table-cell>
          <table:table-cell table:formula="of:=IF([.$H40]=&quot;żołędzie&quot;;[.$F40]+[.$S$4];[.$F40])" office:value-type="float" office:value="21800" calcext:value-type="float">
            <text:p>21800</text:p>
          </table:table-cell>
          <table:table-cell table:number-columns-repeated="12"/>
        </table:table-row>
        <table:table-row table:style-name="ro2">
          <table:table-cell office:value-type="date" office:date-value="2013-01-09" calcext:value-type="date">
            <text:p>9.01.2013</text:p>
          </table:table-cell>
          <table:table-cell table:formula="of:=[.$I40]" office:value-type="float" office:value="49000" calcext:value-type="float">
            <text:p>49000</text:p>
          </table:table-cell>
          <table:table-cell table:formula="of:=[.$J40]" office:value-type="float" office:value="21800" calcext:value-type="float">
            <text:p>21800</text:p>
          </table:table-cell>
          <table:table-cell table:style-name="ce5" table:formula="of:=IF([.B41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1]=&quot;tylko siano&quot;;[.$B41]-[.$O$4]*[.$P$4];[.$B41])" office:value-type="float" office:value="49000" calcext:value-type="float">
            <text:p>49000</text:p>
          </table:table-cell>
          <table:table-cell table:style-name="ce5" table:formula="of:=IF([.$D41]=&quot;tylko żołędzie&quot;;[.$C41]-[.$O$4]*[.$Q$4];[.$C41])" office:value-type="float" office:value="20000" calcext:value-type="float">
            <text:p>20000</text:p>
          </table:table-cell>
          <table:table-cell table:formula="of:=WEEKDAY([.$A41];2)" office:value-type="float" office:value="3" calcext:value-type="float">
            <text:p>3</text:p>
          </table:table-cell>
          <table:table-cell table:style-name="ce5" table:formula="of:=IF([.$G41]=5;&quot;siano&quot;;IF([.$G41]=2;&quot;żołędzie&quot;;&quot;&quot;))">
            <text:p/>
          </table:table-cell>
          <table:table-cell table:formula="of:=IF([.$H41]=&quot;siano&quot;;[.$E41]+[.$R$4];[.$E41])" office:value-type="float" office:value="49000" calcext:value-type="float">
            <text:p>49000</text:p>
          </table:table-cell>
          <table:table-cell table:formula="of:=IF([.$H41]=&quot;żołędzie&quot;;[.$F41]+[.$S$4];[.$F41])"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>
          <table:table-cell office:value-type="date" office:date-value="2013-01-10" calcext:value-type="date">
            <text:p>10.01.2013</text:p>
          </table:table-cell>
          <table:table-cell table:formula="of:=[.$I41]" office:value-type="float" office:value="49000" calcext:value-type="float">
            <text:p>49000</text:p>
          </table:table-cell>
          <table:table-cell table:formula="of:=[.$J41]" office:value-type="float" office:value="20000" calcext:value-type="float">
            <text:p>20000</text:p>
          </table:table-cell>
          <table:table-cell table:style-name="ce5" table:formula="of:=IF([.B42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2]=&quot;tylko siano&quot;;[.$B42]-[.$O$4]*[.$P$4];[.$B42])" office:value-type="float" office:value="49000" calcext:value-type="float">
            <text:p>49000</text:p>
          </table:table-cell>
          <table:table-cell table:style-name="ce5" table:formula="of:=IF([.$D42]=&quot;tylko żołędzie&quot;;[.$C42]-[.$O$4]*[.$Q$4];[.$C42])" office:value-type="float" office:value="18200" calcext:value-type="float">
            <text:p>18200</text:p>
          </table:table-cell>
          <table:table-cell table:formula="of:=WEEKDAY([.$A42];2)" office:value-type="float" office:value="4" calcext:value-type="float">
            <text:p>4</text:p>
          </table:table-cell>
          <table:table-cell table:style-name="ce5" table:formula="of:=IF([.$G42]=5;&quot;siano&quot;;IF([.$G42]=2;&quot;żołędzie&quot;;&quot;&quot;))">
            <text:p/>
          </table:table-cell>
          <table:table-cell table:formula="of:=IF([.$H42]=&quot;siano&quot;;[.$E42]+[.$R$4];[.$E42])" office:value-type="float" office:value="49000" calcext:value-type="float">
            <text:p>49000</text:p>
          </table:table-cell>
          <table:table-cell table:formula="of:=IF([.$H42]=&quot;żołędzie&quot;;[.$F42]+[.$S$4];[.$F42])" office:value-type="float" office:value="18200" calcext:value-type="float">
            <text:p>18200</text:p>
          </table:table-cell>
          <table:table-cell table:number-columns-repeated="12"/>
        </table:table-row>
        <table:table-row table:style-name="ro2">
          <table:table-cell office:value-type="date" office:date-value="2013-01-11" calcext:value-type="date">
            <text:p>11.01.2013</text:p>
          </table:table-cell>
          <table:table-cell table:formula="of:=[.$I42]" office:value-type="float" office:value="49000" calcext:value-type="float">
            <text:p>49000</text:p>
          </table:table-cell>
          <table:table-cell table:formula="of:=[.$J42]" office:value-type="float" office:value="18200" calcext:value-type="float">
            <text:p>18200</text:p>
          </table:table-cell>
          <table:table-cell table:style-name="ce5" table:formula="of:=IF([.B43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3]=&quot;tylko siano&quot;;[.$B43]-[.$O$4]*[.$P$4];[.$B43])" office:value-type="float" office:value="49000" calcext:value-type="float">
            <text:p>49000</text:p>
          </table:table-cell>
          <table:table-cell table:style-name="ce5" table:formula="of:=IF([.$D43]=&quot;tylko żołędzie&quot;;[.$C43]-[.$O$4]*[.$Q$4];[.$C43])" office:value-type="float" office:value="16400" calcext:value-type="float">
            <text:p>16400</text:p>
          </table:table-cell>
          <table:table-cell table:formula="of:=WEEKDAY([.$A43];2)" office:value-type="float" office:value="5" calcext:value-type="float">
            <text:p>5</text:p>
          </table:table-cell>
          <table:table-cell table:style-name="ce5" table:formula="of:=IF([.$G43]=5;&quot;siano&quot;;IF([.$G43]=2;&quot;żołędzie&quot;;&quot;&quot;))" office:value-type="string" office:string-value="siano" calcext:value-type="string">
            <text:p>siano</text:p>
          </table:table-cell>
          <table:table-cell table:formula="of:=IF([.$H43]=&quot;siano&quot;;[.$E43]+[.$R$4];[.$E43])" office:value-type="float" office:value="64000" calcext:value-type="float">
            <text:p>64000</text:p>
          </table:table-cell>
          <table:table-cell table:formula="of:=IF([.$H43]=&quot;żołędzie&quot;;[.$F43]+[.$S$4];[.$F43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>
          <table:table-cell office:value-type="date" office:date-value="2013-01-12" calcext:value-type="date">
            <text:p>12.01.2013</text:p>
          </table:table-cell>
          <table:table-cell table:formula="of:=[.$I43]" office:value-type="float" office:value="64000" calcext:value-type="float">
            <text:p>64000</text:p>
          </table:table-cell>
          <table:table-cell table:formula="of:=[.$J43]" office:value-type="float" office:value="16400" calcext:value-type="float">
            <text:p>16400</text:p>
          </table:table-cell>
          <table:table-cell table:style-name="ce5" table:formula="of:=IF([.B4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4]=&quot;tylko siano&quot;;[.$B44]-[.$O$4]*[.$P$4];[.$B44])" office:value-type="float" office:value="60400" calcext:value-type="float">
            <text:p>60400</text:p>
          </table:table-cell>
          <table:table-cell table:style-name="ce5" table:formula="of:=IF([.$D44]=&quot;tylko żołędzie&quot;;[.$C44]-[.$O$4]*[.$Q$4];[.$C44])" office:value-type="float" office:value="16400" calcext:value-type="float">
            <text:p>16400</text:p>
          </table:table-cell>
          <table:table-cell table:formula="of:=WEEKDAY([.$A44];2)" office:value-type="float" office:value="6" calcext:value-type="float">
            <text:p>6</text:p>
          </table:table-cell>
          <table:table-cell table:style-name="ce5" table:formula="of:=IF([.$G44]=5;&quot;siano&quot;;IF([.$G44]=2;&quot;żołędzie&quot;;&quot;&quot;))">
            <text:p/>
          </table:table-cell>
          <table:table-cell table:formula="of:=IF([.$H44]=&quot;siano&quot;;[.$E44]+[.$R$4];[.$E44])" office:value-type="float" office:value="60400" calcext:value-type="float">
            <text:p>60400</text:p>
          </table:table-cell>
          <table:table-cell table:formula="of:=IF([.$H44]=&quot;żołędzie&quot;;[.$F44]+[.$S$4];[.$F44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>
          <table:table-cell office:value-type="date" office:date-value="2013-01-13" calcext:value-type="date">
            <text:p>13.01.2013</text:p>
          </table:table-cell>
          <table:table-cell table:formula="of:=[.$I44]" office:value-type="float" office:value="60400" calcext:value-type="float">
            <text:p>60400</text:p>
          </table:table-cell>
          <table:table-cell table:formula="of:=[.$J44]" office:value-type="float" office:value="16400" calcext:value-type="float">
            <text:p>16400</text:p>
          </table:table-cell>
          <table:table-cell table:style-name="ce5" table:formula="of:=IF([.B4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5]=&quot;tylko siano&quot;;[.$B45]-[.$O$4]*[.$P$4];[.$B45])" office:value-type="float" office:value="56800" calcext:value-type="float">
            <text:p>56800</text:p>
          </table:table-cell>
          <table:table-cell table:style-name="ce5" table:formula="of:=IF([.$D45]=&quot;tylko żołędzie&quot;;[.$C45]-[.$O$4]*[.$Q$4];[.$C45])" office:value-type="float" office:value="16400" calcext:value-type="float">
            <text:p>16400</text:p>
          </table:table-cell>
          <table:table-cell table:formula="of:=WEEKDAY([.$A45];2)" office:value-type="float" office:value="7" calcext:value-type="float">
            <text:p>7</text:p>
          </table:table-cell>
          <table:table-cell table:style-name="ce5" table:formula="of:=IF([.$G45]=5;&quot;siano&quot;;IF([.$G45]=2;&quot;żołędzie&quot;;&quot;&quot;))">
            <text:p/>
          </table:table-cell>
          <table:table-cell table:formula="of:=IF([.$H45]=&quot;siano&quot;;[.$E45]+[.$R$4];[.$E45])" office:value-type="float" office:value="56800" calcext:value-type="float">
            <text:p>56800</text:p>
          </table:table-cell>
          <table:table-cell table:formula="of:=IF([.$H45]=&quot;żołędzie&quot;;[.$F45]+[.$S$4];[.$F45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>
          <table:table-cell office:value-type="date" office:date-value="2013-01-14" calcext:value-type="date">
            <text:p>14.01.2013</text:p>
          </table:table-cell>
          <table:table-cell table:formula="of:=[.$I45]" office:value-type="float" office:value="56800" calcext:value-type="float">
            <text:p>56800</text:p>
          </table:table-cell>
          <table:table-cell table:formula="of:=[.$J45]" office:value-type="float" office:value="16400" calcext:value-type="float">
            <text:p>16400</text:p>
          </table:table-cell>
          <table:table-cell table:style-name="ce5" table:formula="of:=IF([.B4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6]=&quot;tylko siano&quot;;[.$B46]-[.$O$4]*[.$P$4];[.$B46])" office:value-type="float" office:value="53200" calcext:value-type="float">
            <text:p>53200</text:p>
          </table:table-cell>
          <table:table-cell table:style-name="ce5" table:formula="of:=IF([.$D46]=&quot;tylko żołędzie&quot;;[.$C46]-[.$O$4]*[.$Q$4];[.$C46])" office:value-type="float" office:value="16400" calcext:value-type="float">
            <text:p>16400</text:p>
          </table:table-cell>
          <table:table-cell table:formula="of:=WEEKDAY([.$A46];2)" office:value-type="float" office:value="1" calcext:value-type="float">
            <text:p>1</text:p>
          </table:table-cell>
          <table:table-cell table:style-name="ce5" table:formula="of:=IF([.$G46]=5;&quot;siano&quot;;IF([.$G46]=2;&quot;żołędzie&quot;;&quot;&quot;))">
            <text:p/>
          </table:table-cell>
          <table:table-cell table:formula="of:=IF([.$H46]=&quot;siano&quot;;[.$E46]+[.$R$4];[.$E46])" office:value-type="float" office:value="53200" calcext:value-type="float">
            <text:p>53200</text:p>
          </table:table-cell>
          <table:table-cell table:formula="of:=IF([.$H46]=&quot;żołędzie&quot;;[.$F46]+[.$S$4];[.$F46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>
          <table:table-cell office:value-type="date" office:date-value="2013-01-15" calcext:value-type="date">
            <text:p>15.01.2013</text:p>
          </table:table-cell>
          <table:table-cell table:formula="of:=[.$I46]" office:value-type="float" office:value="53200" calcext:value-type="float">
            <text:p>53200</text:p>
          </table:table-cell>
          <table:table-cell table:formula="of:=[.$J46]" office:value-type="float" office:value="16400" calcext:value-type="float">
            <text:p>16400</text:p>
          </table:table-cell>
          <table:table-cell table:style-name="ce5" table:formula="of:=IF([.B4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7]=&quot;tylko siano&quot;;[.$B47]-[.$O$4]*[.$P$4];[.$B47])" office:value-type="float" office:value="49600" calcext:value-type="float">
            <text:p>49600</text:p>
          </table:table-cell>
          <table:table-cell table:style-name="ce5" table:formula="of:=IF([.$D47]=&quot;tylko żołędzie&quot;;[.$C47]-[.$O$4]*[.$Q$4];[.$C47])" office:value-type="float" office:value="16400" calcext:value-type="float">
            <text:p>16400</text:p>
          </table:table-cell>
          <table:table-cell table:formula="of:=WEEKDAY([.$A47];2)" office:value-type="float" office:value="2" calcext:value-type="float">
            <text:p>2</text:p>
          </table:table-cell>
          <table:table-cell table:style-name="ce5" table:formula="of:=IF([.$G47]=5;&quot;siano&quot;;IF([.$G47]=2;&quot;żołędzie&quot;;&quot;&quot;))" office:value-type="string" office:string-value="żołędzie" calcext:value-type="string">
            <text:p>żołędzie</text:p>
          </table:table-cell>
          <table:table-cell table:formula="of:=IF([.$H47]=&quot;siano&quot;;[.$E47]+[.$R$4];[.$E47])" office:value-type="float" office:value="49600" calcext:value-type="float">
            <text:p>49600</text:p>
          </table:table-cell>
          <table:table-cell table:formula="of:=IF([.$H47]=&quot;żołędzie&quot;;[.$F47]+[.$S$4];[.$F47])" office:value-type="float" office:value="20400" calcext:value-type="float">
            <text:p>20400</text:p>
          </table:table-cell>
          <table:table-cell table:number-columns-repeated="12"/>
        </table:table-row>
        <table:table-row table:style-name="ro2">
          <table:table-cell office:value-type="date" office:date-value="2013-01-16" calcext:value-type="date">
            <text:p>16.01.2013</text:p>
          </table:table-cell>
          <table:table-cell table:formula="of:=[.$I47]" office:value-type="float" office:value="49600" calcext:value-type="float">
            <text:p>49600</text:p>
          </table:table-cell>
          <table:table-cell table:formula="of:=[.$J47]" office:value-type="float" office:value="20400" calcext:value-type="float">
            <text:p>20400</text:p>
          </table:table-cell>
          <table:table-cell table:style-name="ce5" table:formula="of:=IF([.B48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8]=&quot;tylko siano&quot;;[.$B48]-[.$O$4]*[.$P$4];[.$B48])" office:value-type="float" office:value="49600" calcext:value-type="float">
            <text:p>49600</text:p>
          </table:table-cell>
          <table:table-cell table:style-name="ce5" table:formula="of:=IF([.$D48]=&quot;tylko żołędzie&quot;;[.$C48]-[.$O$4]*[.$Q$4];[.$C48])" office:value-type="float" office:value="18600" calcext:value-type="float">
            <text:p>18600</text:p>
          </table:table-cell>
          <table:table-cell table:formula="of:=WEEKDAY([.$A48];2)" office:value-type="float" office:value="3" calcext:value-type="float">
            <text:p>3</text:p>
          </table:table-cell>
          <table:table-cell table:style-name="ce5" table:formula="of:=IF([.$G48]=5;&quot;siano&quot;;IF([.$G48]=2;&quot;żołędzie&quot;;&quot;&quot;))">
            <text:p/>
          </table:table-cell>
          <table:table-cell table:formula="of:=IF([.$H48]=&quot;siano&quot;;[.$E48]+[.$R$4];[.$E48])" office:value-type="float" office:value="49600" calcext:value-type="float">
            <text:p>49600</text:p>
          </table:table-cell>
          <table:table-cell table:formula="of:=IF([.$H48]=&quot;żołędzie&quot;;[.$F48]+[.$S$4];[.$F48])" office:value-type="float" office:value="18600" calcext:value-type="float">
            <text:p>18600</text:p>
          </table:table-cell>
          <table:table-cell table:number-columns-repeated="12"/>
        </table:table-row>
        <table:table-row table:style-name="ro2">
          <table:table-cell office:value-type="date" office:date-value="2013-01-17" calcext:value-type="date">
            <text:p>17.01.2013</text:p>
          </table:table-cell>
          <table:table-cell table:formula="of:=[.$I48]" office:value-type="float" office:value="49600" calcext:value-type="float">
            <text:p>49600</text:p>
          </table:table-cell>
          <table:table-cell table:formula="of:=[.$J48]" office:value-type="float" office:value="18600" calcext:value-type="float">
            <text:p>18600</text:p>
          </table:table-cell>
          <table:table-cell table:style-name="ce5" table:formula="of:=IF([.B49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9]=&quot;tylko siano&quot;;[.$B49]-[.$O$4]*[.$P$4];[.$B49])" office:value-type="float" office:value="49600" calcext:value-type="float">
            <text:p>49600</text:p>
          </table:table-cell>
          <table:table-cell table:style-name="ce5" table:formula="of:=IF([.$D49]=&quot;tylko żołędzie&quot;;[.$C49]-[.$O$4]*[.$Q$4];[.$C49])" office:value-type="float" office:value="16800" calcext:value-type="float">
            <text:p>16800</text:p>
          </table:table-cell>
          <table:table-cell table:formula="of:=WEEKDAY([.$A49];2)" office:value-type="float" office:value="4" calcext:value-type="float">
            <text:p>4</text:p>
          </table:table-cell>
          <table:table-cell table:style-name="ce5" table:formula="of:=IF([.$G49]=5;&quot;siano&quot;;IF([.$G49]=2;&quot;żołędzie&quot;;&quot;&quot;))">
            <text:p/>
          </table:table-cell>
          <table:table-cell table:formula="of:=IF([.$H49]=&quot;siano&quot;;[.$E49]+[.$R$4];[.$E49])" office:value-type="float" office:value="49600" calcext:value-type="float">
            <text:p>49600</text:p>
          </table:table-cell>
          <table:table-cell table:formula="of:=IF([.$H49]=&quot;żołędzie&quot;;[.$F49]+[.$S$4];[.$F49])" office:value-type="float" office:value="16800" calcext:value-type="float">
            <text:p>16800</text:p>
          </table:table-cell>
          <table:table-cell table:number-columns-repeated="12"/>
        </table:table-row>
        <table:table-row table:style-name="ro2">
          <table:table-cell office:value-type="date" office:date-value="2013-01-18" calcext:value-type="date">
            <text:p>18.01.2013</text:p>
          </table:table-cell>
          <table:table-cell table:formula="of:=[.$I49]" office:value-type="float" office:value="49600" calcext:value-type="float">
            <text:p>49600</text:p>
          </table:table-cell>
          <table:table-cell table:formula="of:=[.$J49]" office:value-type="float" office:value="16800" calcext:value-type="float">
            <text:p>16800</text:p>
          </table:table-cell>
          <table:table-cell table:style-name="ce5" table:formula="of:=IF([.B50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50]=&quot;tylko siano&quot;;[.$B50]-[.$O$4]*[.$P$4];[.$B50])" office:value-type="float" office:value="49600" calcext:value-type="float">
            <text:p>49600</text:p>
          </table:table-cell>
          <table:table-cell table:style-name="ce5" table:formula="of:=IF([.$D50]=&quot;tylko żołędzie&quot;;[.$C50]-[.$O$4]*[.$Q$4];[.$C50])" office:value-type="float" office:value="15000" calcext:value-type="float">
            <text:p>15000</text:p>
          </table:table-cell>
          <table:table-cell table:formula="of:=WEEKDAY([.$A50];2)" office:value-type="float" office:value="5" calcext:value-type="float">
            <text:p>5</text:p>
          </table:table-cell>
          <table:table-cell table:style-name="ce5" table:formula="of:=IF([.$G50]=5;&quot;siano&quot;;IF([.$G50]=2;&quot;żołędzie&quot;;&quot;&quot;))" office:value-type="string" office:string-value="siano" calcext:value-type="string">
            <text:p>siano</text:p>
          </table:table-cell>
          <table:table-cell table:formula="of:=IF([.$H50]=&quot;siano&quot;;[.$E50]+[.$R$4];[.$E50])" office:value-type="float" office:value="64600" calcext:value-type="float">
            <text:p>64600</text:p>
          </table:table-cell>
          <table:table-cell table:formula="of:=IF([.$H50]=&quot;żołędzie&quot;;[.$F50]+[.$S$4];[.$F50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date" office:date-value="2013-01-19" calcext:value-type="date">
            <text:p>19.01.2013</text:p>
          </table:table-cell>
          <table:table-cell table:formula="of:=[.$I50]" office:value-type="float" office:value="64600" calcext:value-type="float">
            <text:p>64600</text:p>
          </table:table-cell>
          <table:table-cell table:formula="of:=[.$J50]" office:value-type="float" office:value="15000" calcext:value-type="float">
            <text:p>15000</text:p>
          </table:table-cell>
          <table:table-cell table:style-name="ce5" table:formula="of:=IF([.B5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1]=&quot;tylko siano&quot;;[.$B51]-[.$O$4]*[.$P$4];[.$B51])" office:value-type="float" office:value="61000" calcext:value-type="float">
            <text:p>61000</text:p>
          </table:table-cell>
          <table:table-cell table:style-name="ce5" table:formula="of:=IF([.$D51]=&quot;tylko żołędzie&quot;;[.$C51]-[.$O$4]*[.$Q$4];[.$C51])" office:value-type="float" office:value="15000" calcext:value-type="float">
            <text:p>15000</text:p>
          </table:table-cell>
          <table:table-cell table:formula="of:=WEEKDAY([.$A51];2)" office:value-type="float" office:value="6" calcext:value-type="float">
            <text:p>6</text:p>
          </table:table-cell>
          <table:table-cell table:style-name="ce5" table:formula="of:=IF([.$G51]=5;&quot;siano&quot;;IF([.$G51]=2;&quot;żołędzie&quot;;&quot;&quot;))">
            <text:p/>
          </table:table-cell>
          <table:table-cell table:formula="of:=IF([.$H51]=&quot;siano&quot;;[.$E51]+[.$R$4];[.$E51])" office:value-type="float" office:value="61000" calcext:value-type="float">
            <text:p>61000</text:p>
          </table:table-cell>
          <table:table-cell table:formula="of:=IF([.$H51]=&quot;żołędzie&quot;;[.$F51]+[.$S$4];[.$F51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date" office:date-value="2013-01-20" calcext:value-type="date">
            <text:p>20.01.2013</text:p>
          </table:table-cell>
          <table:table-cell table:formula="of:=[.$I51]" office:value-type="float" office:value="61000" calcext:value-type="float">
            <text:p>61000</text:p>
          </table:table-cell>
          <table:table-cell table:formula="of:=[.$J51]" office:value-type="float" office:value="15000" calcext:value-type="float">
            <text:p>15000</text:p>
          </table:table-cell>
          <table:table-cell table:style-name="ce5" table:formula="of:=IF([.B5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2]=&quot;tylko siano&quot;;[.$B52]-[.$O$4]*[.$P$4];[.$B52])" office:value-type="float" office:value="57400" calcext:value-type="float">
            <text:p>57400</text:p>
          </table:table-cell>
          <table:table-cell table:style-name="ce5" table:formula="of:=IF([.$D52]=&quot;tylko żołędzie&quot;;[.$C52]-[.$O$4]*[.$Q$4];[.$C52])" office:value-type="float" office:value="15000" calcext:value-type="float">
            <text:p>15000</text:p>
          </table:table-cell>
          <table:table-cell table:formula="of:=WEEKDAY([.$A52];2)" office:value-type="float" office:value="7" calcext:value-type="float">
            <text:p>7</text:p>
          </table:table-cell>
          <table:table-cell table:style-name="ce5" table:formula="of:=IF([.$G52]=5;&quot;siano&quot;;IF([.$G52]=2;&quot;żołędzie&quot;;&quot;&quot;))">
            <text:p/>
          </table:table-cell>
          <table:table-cell table:formula="of:=IF([.$H52]=&quot;siano&quot;;[.$E52]+[.$R$4];[.$E52])" office:value-type="float" office:value="57400" calcext:value-type="float">
            <text:p>57400</text:p>
          </table:table-cell>
          <table:table-cell table:formula="of:=IF([.$H52]=&quot;żołędzie&quot;;[.$F52]+[.$S$4];[.$F52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date" office:date-value="2013-01-21" calcext:value-type="date">
            <text:p>21.01.2013</text:p>
          </table:table-cell>
          <table:table-cell table:formula="of:=[.$I52]" office:value-type="float" office:value="57400" calcext:value-type="float">
            <text:p>57400</text:p>
          </table:table-cell>
          <table:table-cell table:formula="of:=[.$J52]" office:value-type="float" office:value="15000" calcext:value-type="float">
            <text:p>15000</text:p>
          </table:table-cell>
          <table:table-cell table:style-name="ce5" table:formula="of:=IF([.B5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3]=&quot;tylko siano&quot;;[.$B53]-[.$O$4]*[.$P$4];[.$B53])" office:value-type="float" office:value="53800" calcext:value-type="float">
            <text:p>53800</text:p>
          </table:table-cell>
          <table:table-cell table:style-name="ce5" table:formula="of:=IF([.$D53]=&quot;tylko żołędzie&quot;;[.$C53]-[.$O$4]*[.$Q$4];[.$C53])" office:value-type="float" office:value="15000" calcext:value-type="float">
            <text:p>15000</text:p>
          </table:table-cell>
          <table:table-cell table:formula="of:=WEEKDAY([.$A53];2)" office:value-type="float" office:value="1" calcext:value-type="float">
            <text:p>1</text:p>
          </table:table-cell>
          <table:table-cell table:style-name="ce5" table:formula="of:=IF([.$G53]=5;&quot;siano&quot;;IF([.$G53]=2;&quot;żołędzie&quot;;&quot;&quot;))">
            <text:p/>
          </table:table-cell>
          <table:table-cell table:formula="of:=IF([.$H53]=&quot;siano&quot;;[.$E53]+[.$R$4];[.$E53])" office:value-type="float" office:value="53800" calcext:value-type="float">
            <text:p>53800</text:p>
          </table:table-cell>
          <table:table-cell table:formula="of:=IF([.$H53]=&quot;żołędzie&quot;;[.$F53]+[.$S$4];[.$F53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>
          <table:table-cell office:value-type="date" office:date-value="2013-01-22" calcext:value-type="date">
            <text:p>22.01.2013</text:p>
          </table:table-cell>
          <table:table-cell table:formula="of:=[.$I53]" office:value-type="float" office:value="53800" calcext:value-type="float">
            <text:p>53800</text:p>
          </table:table-cell>
          <table:table-cell table:formula="of:=[.$J53]" office:value-type="float" office:value="15000" calcext:value-type="float">
            <text:p>15000</text:p>
          </table:table-cell>
          <table:table-cell table:style-name="ce5" table:formula="of:=IF([.B5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4]=&quot;tylko siano&quot;;[.$B54]-[.$O$4]*[.$P$4];[.$B54])" office:value-type="float" office:value="50200" calcext:value-type="float">
            <text:p>50200</text:p>
          </table:table-cell>
          <table:table-cell table:style-name="ce5" table:formula="of:=IF([.$D54]=&quot;tylko żołędzie&quot;;[.$C54]-[.$O$4]*[.$Q$4];[.$C54])" office:value-type="float" office:value="15000" calcext:value-type="float">
            <text:p>15000</text:p>
          </table:table-cell>
          <table:table-cell table:formula="of:=WEEKDAY([.$A54];2)" office:value-type="float" office:value="2" calcext:value-type="float">
            <text:p>2</text:p>
          </table:table-cell>
          <table:table-cell table:style-name="ce5" table:formula="of:=IF([.$G54]=5;&quot;siano&quot;;IF([.$G54]=2;&quot;żołędzie&quot;;&quot;&quot;))" office:value-type="string" office:string-value="żołędzie" calcext:value-type="string">
            <text:p>żołędzie</text:p>
          </table:table-cell>
          <table:table-cell table:formula="of:=IF([.$H54]=&quot;siano&quot;;[.$E54]+[.$R$4];[.$E54])" office:value-type="float" office:value="50200" calcext:value-type="float">
            <text:p>50200</text:p>
          </table:table-cell>
          <table:table-cell table:formula="of:=IF([.$H54]=&quot;żołędzie&quot;;[.$F54]+[.$S$4];[.$F54])" office:value-type="float" office:value="19000" calcext:value-type="float">
            <text:p>19000</text:p>
          </table:table-cell>
          <table:table-cell table:number-columns-repeated="12"/>
        </table:table-row>
        <table:table-row table:style-name="ro2">
          <table:table-cell office:value-type="date" office:date-value="2013-01-23" calcext:value-type="date">
            <text:p>23.01.2013</text:p>
          </table:table-cell>
          <table:table-cell table:formula="of:=[.$I54]" office:value-type="float" office:value="50200" calcext:value-type="float">
            <text:p>50200</text:p>
          </table:table-cell>
          <table:table-cell table:formula="of:=[.$J54]" office:value-type="float" office:value="19000" calcext:value-type="float">
            <text:p>19000</text:p>
          </table:table-cell>
          <table:table-cell table:style-name="ce5" table:formula="of:=IF([.B5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5]=&quot;tylko siano&quot;;[.$B55]-[.$O$4]*[.$P$4];[.$B55])" office:value-type="float" office:value="46600" calcext:value-type="float">
            <text:p>46600</text:p>
          </table:table-cell>
          <table:table-cell table:style-name="ce5" table:formula="of:=IF([.$D55]=&quot;tylko żołędzie&quot;;[.$C55]-[.$O$4]*[.$Q$4];[.$C55])" office:value-type="float" office:value="19000" calcext:value-type="float">
            <text:p>19000</text:p>
          </table:table-cell>
          <table:table-cell table:formula="of:=WEEKDAY([.$A55];2)" office:value-type="float" office:value="3" calcext:value-type="float">
            <text:p>3</text:p>
          </table:table-cell>
          <table:table-cell table:style-name="ce5" table:formula="of:=IF([.$G55]=5;&quot;siano&quot;;IF([.$G55]=2;&quot;żołędzie&quot;;&quot;&quot;))">
            <text:p/>
          </table:table-cell>
          <table:table-cell table:formula="of:=IF([.$H55]=&quot;siano&quot;;[.$E55]+[.$R$4];[.$E55])" office:value-type="float" office:value="46600" calcext:value-type="float">
            <text:p>46600</text:p>
          </table:table-cell>
          <table:table-cell table:formula="of:=IF([.$H55]=&quot;żołędzie&quot;;[.$F55]+[.$S$4];[.$F55])" office:value-type="float" office:value="19000" calcext:value-type="float">
            <text:p>19000</text:p>
          </table:table-cell>
          <table:table-cell table:number-columns-repeated="12"/>
        </table:table-row>
        <table:table-row table:style-name="ro2">
          <table:table-cell office:value-type="date" office:date-value="2013-01-24" calcext:value-type="date">
            <text:p>24.01.2013</text:p>
          </table:table-cell>
          <table:table-cell table:formula="of:=[.$I55]" office:value-type="float" office:value="46600" calcext:value-type="float">
            <text:p>46600</text:p>
          </table:table-cell>
          <table:table-cell table:formula="of:=[.$J55]" office:value-type="float" office:value="19000" calcext:value-type="float">
            <text:p>19000</text:p>
          </table:table-cell>
          <table:table-cell table:style-name="ce5" table:formula="of:=IF([.B56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56]=&quot;tylko siano&quot;;[.$B56]-[.$O$4]*[.$P$4];[.$B56])" office:value-type="float" office:value="46600" calcext:value-type="float">
            <text:p>46600</text:p>
          </table:table-cell>
          <table:table-cell table:style-name="ce5" table:formula="of:=IF([.$D56]=&quot;tylko żołędzie&quot;;[.$C56]-[.$O$4]*[.$Q$4];[.$C56])" office:value-type="float" office:value="17200" calcext:value-type="float">
            <text:p>17200</text:p>
          </table:table-cell>
          <table:table-cell table:formula="of:=WEEKDAY([.$A56];2)" office:value-type="float" office:value="4" calcext:value-type="float">
            <text:p>4</text:p>
          </table:table-cell>
          <table:table-cell table:style-name="ce5" table:formula="of:=IF([.$G56]=5;&quot;siano&quot;;IF([.$G56]=2;&quot;żołędzie&quot;;&quot;&quot;))">
            <text:p/>
          </table:table-cell>
          <table:table-cell table:formula="of:=IF([.$H56]=&quot;siano&quot;;[.$E56]+[.$R$4];[.$E56])" office:value-type="float" office:value="46600" calcext:value-type="float">
            <text:p>46600</text:p>
          </table:table-cell>
          <table:table-cell table:formula="of:=IF([.$H56]=&quot;żołędzie&quot;;[.$F56]+[.$S$4];[.$F56])" office:value-type="float" office:value="17200" calcext:value-type="float">
            <text:p>17200</text:p>
          </table:table-cell>
          <table:table-cell table:number-columns-repeated="12"/>
        </table:table-row>
        <table:table-row table:style-name="ro2">
          <table:table-cell office:value-type="date" office:date-value="2013-01-25" calcext:value-type="date">
            <text:p>25.01.2013</text:p>
          </table:table-cell>
          <table:table-cell table:formula="of:=[.$I56]" office:value-type="float" office:value="46600" calcext:value-type="float">
            <text:p>46600</text:p>
          </table:table-cell>
          <table:table-cell table:formula="of:=[.$J56]" office:value-type="float" office:value="17200" calcext:value-type="float">
            <text:p>17200</text:p>
          </table:table-cell>
          <table:table-cell table:style-name="ce5" table:formula="of:=IF([.B57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57]=&quot;tylko siano&quot;;[.$B57]-[.$O$4]*[.$P$4];[.$B57])" office:value-type="float" office:value="46600" calcext:value-type="float">
            <text:p>46600</text:p>
          </table:table-cell>
          <table:table-cell table:style-name="ce5" table:formula="of:=IF([.$D57]=&quot;tylko żołędzie&quot;;[.$C57]-[.$O$4]*[.$Q$4];[.$C57])" office:value-type="float" office:value="15400" calcext:value-type="float">
            <text:p>15400</text:p>
          </table:table-cell>
          <table:table-cell table:formula="of:=WEEKDAY([.$A57];2)" office:value-type="float" office:value="5" calcext:value-type="float">
            <text:p>5</text:p>
          </table:table-cell>
          <table:table-cell table:style-name="ce5" table:formula="of:=IF([.$G57]=5;&quot;siano&quot;;IF([.$G57]=2;&quot;żołędzie&quot;;&quot;&quot;))" office:value-type="string" office:string-value="siano" calcext:value-type="string">
            <text:p>siano</text:p>
          </table:table-cell>
          <table:table-cell table:formula="of:=IF([.$H57]=&quot;siano&quot;;[.$E57]+[.$R$4];[.$E57])" office:value-type="float" office:value="61600" calcext:value-type="float">
            <text:p>61600</text:p>
          </table:table-cell>
          <table:table-cell table:formula="of:=IF([.$H57]=&quot;żołędzie&quot;;[.$F57]+[.$S$4];[.$F57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>
          <table:table-cell office:value-type="date" office:date-value="2013-01-26" calcext:value-type="date">
            <text:p>26.01.2013</text:p>
          </table:table-cell>
          <table:table-cell table:formula="of:=[.$I57]" office:value-type="float" office:value="61600" calcext:value-type="float">
            <text:p>61600</text:p>
          </table:table-cell>
          <table:table-cell table:formula="of:=[.$J57]" office:value-type="float" office:value="15400" calcext:value-type="float">
            <text:p>15400</text:p>
          </table:table-cell>
          <table:table-cell table:style-name="ce5" table:formula="of:=IF([.B5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8]=&quot;tylko siano&quot;;[.$B58]-[.$O$4]*[.$P$4];[.$B58])" office:value-type="float" office:value="58000" calcext:value-type="float">
            <text:p>58000</text:p>
          </table:table-cell>
          <table:table-cell table:style-name="ce5" table:formula="of:=IF([.$D58]=&quot;tylko żołędzie&quot;;[.$C58]-[.$O$4]*[.$Q$4];[.$C58])" office:value-type="float" office:value="15400" calcext:value-type="float">
            <text:p>15400</text:p>
          </table:table-cell>
          <table:table-cell table:formula="of:=WEEKDAY([.$A58];2)" office:value-type="float" office:value="6" calcext:value-type="float">
            <text:p>6</text:p>
          </table:table-cell>
          <table:table-cell table:style-name="ce5" table:formula="of:=IF([.$G58]=5;&quot;siano&quot;;IF([.$G58]=2;&quot;żołędzie&quot;;&quot;&quot;))">
            <text:p/>
          </table:table-cell>
          <table:table-cell table:formula="of:=IF([.$H58]=&quot;siano&quot;;[.$E58]+[.$R$4];[.$E58])" office:value-type="float" office:value="58000" calcext:value-type="float">
            <text:p>58000</text:p>
          </table:table-cell>
          <table:table-cell table:formula="of:=IF([.$H58]=&quot;żołędzie&quot;;[.$F58]+[.$S$4];[.$F58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>
          <table:table-cell office:value-type="date" office:date-value="2013-01-27" calcext:value-type="date">
            <text:p>27.01.2013</text:p>
          </table:table-cell>
          <table:table-cell table:formula="of:=[.$I58]" office:value-type="float" office:value="58000" calcext:value-type="float">
            <text:p>58000</text:p>
          </table:table-cell>
          <table:table-cell table:formula="of:=[.$J58]" office:value-type="float" office:value="15400" calcext:value-type="float">
            <text:p>15400</text:p>
          </table:table-cell>
          <table:table-cell table:style-name="ce5" table:formula="of:=IF([.B5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9]=&quot;tylko siano&quot;;[.$B59]-[.$O$4]*[.$P$4];[.$B59])" office:value-type="float" office:value="54400" calcext:value-type="float">
            <text:p>54400</text:p>
          </table:table-cell>
          <table:table-cell table:style-name="ce5" table:formula="of:=IF([.$D59]=&quot;tylko żołędzie&quot;;[.$C59]-[.$O$4]*[.$Q$4];[.$C59])" office:value-type="float" office:value="15400" calcext:value-type="float">
            <text:p>15400</text:p>
          </table:table-cell>
          <table:table-cell table:formula="of:=WEEKDAY([.$A59];2)" office:value-type="float" office:value="7" calcext:value-type="float">
            <text:p>7</text:p>
          </table:table-cell>
          <table:table-cell table:style-name="ce5" table:formula="of:=IF([.$G59]=5;&quot;siano&quot;;IF([.$G59]=2;&quot;żołędzie&quot;;&quot;&quot;))">
            <text:p/>
          </table:table-cell>
          <table:table-cell table:formula="of:=IF([.$H59]=&quot;siano&quot;;[.$E59]+[.$R$4];[.$E59])" office:value-type="float" office:value="54400" calcext:value-type="float">
            <text:p>54400</text:p>
          </table:table-cell>
          <table:table-cell table:formula="of:=IF([.$H59]=&quot;żołędzie&quot;;[.$F59]+[.$S$4];[.$F59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>
          <table:table-cell office:value-type="date" office:date-value="2013-01-28" calcext:value-type="date">
            <text:p>28.01.2013</text:p>
          </table:table-cell>
          <table:table-cell table:formula="of:=[.$I59]" office:value-type="float" office:value="54400" calcext:value-type="float">
            <text:p>54400</text:p>
          </table:table-cell>
          <table:table-cell table:formula="of:=[.$J59]" office:value-type="float" office:value="15400" calcext:value-type="float">
            <text:p>15400</text:p>
          </table:table-cell>
          <table:table-cell table:style-name="ce5" table:formula="of:=IF([.B6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0]=&quot;tylko siano&quot;;[.$B60]-[.$O$4]*[.$P$4];[.$B60])" office:value-type="float" office:value="50800" calcext:value-type="float">
            <text:p>50800</text:p>
          </table:table-cell>
          <table:table-cell table:style-name="ce5" table:formula="of:=IF([.$D60]=&quot;tylko żołędzie&quot;;[.$C60]-[.$O$4]*[.$Q$4];[.$C60])" office:value-type="float" office:value="15400" calcext:value-type="float">
            <text:p>15400</text:p>
          </table:table-cell>
          <table:table-cell table:formula="of:=WEEKDAY([.$A60];2)" office:value-type="float" office:value="1" calcext:value-type="float">
            <text:p>1</text:p>
          </table:table-cell>
          <table:table-cell table:style-name="ce5" table:formula="of:=IF([.$G60]=5;&quot;siano&quot;;IF([.$G60]=2;&quot;żołędzie&quot;;&quot;&quot;))">
            <text:p/>
          </table:table-cell>
          <table:table-cell table:formula="of:=IF([.$H60]=&quot;siano&quot;;[.$E60]+[.$R$4];[.$E60])" office:value-type="float" office:value="50800" calcext:value-type="float">
            <text:p>50800</text:p>
          </table:table-cell>
          <table:table-cell table:formula="of:=IF([.$H60]=&quot;żołędzie&quot;;[.$F60]+[.$S$4];[.$F60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>
          <table:table-cell office:value-type="date" office:date-value="2013-01-29" calcext:value-type="date">
            <text:p>29.01.2013</text:p>
          </table:table-cell>
          <table:table-cell table:formula="of:=[.$I60]" office:value-type="float" office:value="50800" calcext:value-type="float">
            <text:p>50800</text:p>
          </table:table-cell>
          <table:table-cell table:formula="of:=[.$J60]" office:value-type="float" office:value="15400" calcext:value-type="float">
            <text:p>15400</text:p>
          </table:table-cell>
          <table:table-cell table:style-name="ce5" table:formula="of:=IF([.B6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1]=&quot;tylko siano&quot;;[.$B61]-[.$O$4]*[.$P$4];[.$B61])" office:value-type="float" office:value="47200" calcext:value-type="float">
            <text:p>47200</text:p>
          </table:table-cell>
          <table:table-cell table:style-name="ce5" table:formula="of:=IF([.$D61]=&quot;tylko żołędzie&quot;;[.$C61]-[.$O$4]*[.$Q$4];[.$C61])" office:value-type="float" office:value="15400" calcext:value-type="float">
            <text:p>15400</text:p>
          </table:table-cell>
          <table:table-cell table:formula="of:=WEEKDAY([.$A61];2)" office:value-type="float" office:value="2" calcext:value-type="float">
            <text:p>2</text:p>
          </table:table-cell>
          <table:table-cell table:style-name="ce5" table:formula="of:=IF([.$G61]=5;&quot;siano&quot;;IF([.$G61]=2;&quot;żołędzie&quot;;&quot;&quot;))" office:value-type="string" office:string-value="żołędzie" calcext:value-type="string">
            <text:p>żołędzie</text:p>
          </table:table-cell>
          <table:table-cell table:formula="of:=IF([.$H61]=&quot;siano&quot;;[.$E61]+[.$R$4];[.$E61])" office:value-type="float" office:value="47200" calcext:value-type="float">
            <text:p>47200</text:p>
          </table:table-cell>
          <table:table-cell table:formula="of:=IF([.$H61]=&quot;żołędzie&quot;;[.$F61]+[.$S$4];[.$F61])" office:value-type="float" office:value="19400" calcext:value-type="float">
            <text:p>19400</text:p>
          </table:table-cell>
          <table:table-cell table:number-columns-repeated="12"/>
        </table:table-row>
        <table:table-row table:style-name="ro2">
          <table:table-cell office:value-type="date" office:date-value="2013-01-30" calcext:value-type="date">
            <text:p>30.01.2013</text:p>
          </table:table-cell>
          <table:table-cell table:formula="of:=[.$I61]" office:value-type="float" office:value="47200" calcext:value-type="float">
            <text:p>47200</text:p>
          </table:table-cell>
          <table:table-cell table:formula="of:=[.$J61]" office:value-type="float" office:value="19400" calcext:value-type="float">
            <text:p>19400</text:p>
          </table:table-cell>
          <table:table-cell table:style-name="ce5" table:formula="of:=IF([.B62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2]=&quot;tylko siano&quot;;[.$B62]-[.$O$4]*[.$P$4];[.$B62])" office:value-type="float" office:value="47200" calcext:value-type="float">
            <text:p>47200</text:p>
          </table:table-cell>
          <table:table-cell table:style-name="ce5" table:formula="of:=IF([.$D62]=&quot;tylko żołędzie&quot;;[.$C62]-[.$O$4]*[.$Q$4];[.$C62])" office:value-type="float" office:value="17600" calcext:value-type="float">
            <text:p>17600</text:p>
          </table:table-cell>
          <table:table-cell table:formula="of:=WEEKDAY([.$A62];2)" office:value-type="float" office:value="3" calcext:value-type="float">
            <text:p>3</text:p>
          </table:table-cell>
          <table:table-cell table:style-name="ce5" table:formula="of:=IF([.$G62]=5;&quot;siano&quot;;IF([.$G62]=2;&quot;żołędzie&quot;;&quot;&quot;))">
            <text:p/>
          </table:table-cell>
          <table:table-cell table:formula="of:=IF([.$H62]=&quot;siano&quot;;[.$E62]+[.$R$4];[.$E62])" office:value-type="float" office:value="47200" calcext:value-type="float">
            <text:p>47200</text:p>
          </table:table-cell>
          <table:table-cell table:formula="of:=IF([.$H62]=&quot;żołędzie&quot;;[.$F62]+[.$S$4];[.$F62])" office:value-type="float" office:value="17600" calcext:value-type="float">
            <text:p>17600</text:p>
          </table:table-cell>
          <table:table-cell table:number-columns-repeated="12"/>
        </table:table-row>
        <table:table-row table:style-name="ro2">
          <table:table-cell office:value-type="date" office:date-value="2013-01-31" calcext:value-type="date">
            <text:p>31.01.2013</text:p>
          </table:table-cell>
          <table:table-cell table:formula="of:=[.$I62]" office:value-type="float" office:value="47200" calcext:value-type="float">
            <text:p>47200</text:p>
          </table:table-cell>
          <table:table-cell table:formula="of:=[.$J62]" office:value-type="float" office:value="17600" calcext:value-type="float">
            <text:p>17600</text:p>
          </table:table-cell>
          <table:table-cell table:style-name="ce5" table:formula="of:=IF([.B63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3]=&quot;tylko siano&quot;;[.$B63]-[.$O$4]*[.$P$4];[.$B63])" office:value-type="float" office:value="47200" calcext:value-type="float">
            <text:p>47200</text:p>
          </table:table-cell>
          <table:table-cell table:style-name="ce5" table:formula="of:=IF([.$D63]=&quot;tylko żołędzie&quot;;[.$C63]-[.$O$4]*[.$Q$4];[.$C63])" office:value-type="float" office:value="15800" calcext:value-type="float">
            <text:p>15800</text:p>
          </table:table-cell>
          <table:table-cell table:formula="of:=WEEKDAY([.$A63];2)" office:value-type="float" office:value="4" calcext:value-type="float">
            <text:p>4</text:p>
          </table:table-cell>
          <table:table-cell table:style-name="ce5" table:formula="of:=IF([.$G63]=5;&quot;siano&quot;;IF([.$G63]=2;&quot;żołędzie&quot;;&quot;&quot;))">
            <text:p/>
          </table:table-cell>
          <table:table-cell table:formula="of:=IF([.$H63]=&quot;siano&quot;;[.$E63]+[.$R$4];[.$E63])" office:value-type="float" office:value="47200" calcext:value-type="float">
            <text:p>47200</text:p>
          </table:table-cell>
          <table:table-cell table:formula="of:=IF([.$H63]=&quot;żołędzie&quot;;[.$F63]+[.$S$4];[.$F63])" office:value-type="float" office:value="15800" calcext:value-type="float">
            <text:p>15800</text:p>
          </table:table-cell>
          <table:table-cell table:number-columns-repeated="12"/>
        </table:table-row>
        <table:table-row table:style-name="ro2">
          <table:table-cell office:value-type="date" office:date-value="2013-02-01" calcext:value-type="date">
            <text:p>1.02.2013</text:p>
          </table:table-cell>
          <table:table-cell table:formula="of:=[.$I63]" office:value-type="float" office:value="47200" calcext:value-type="float">
            <text:p>47200</text:p>
          </table:table-cell>
          <table:table-cell table:formula="of:=[.$J63]" office:value-type="float" office:value="15800" calcext:value-type="float">
            <text:p>15800</text:p>
          </table:table-cell>
          <table:table-cell table:style-name="ce5" table:formula="of:=IF([.B64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4]=&quot;tylko siano&quot;;[.$B64]-[.$O$4]*[.$P$4];[.$B64])" office:value-type="float" office:value="47200" calcext:value-type="float">
            <text:p>47200</text:p>
          </table:table-cell>
          <table:table-cell table:style-name="ce5" table:formula="of:=IF([.$D64]=&quot;tylko żołędzie&quot;;[.$C64]-[.$O$4]*[.$Q$4];[.$C64])" office:value-type="float" office:value="14000" calcext:value-type="float">
            <text:p>14000</text:p>
          </table:table-cell>
          <table:table-cell table:formula="of:=WEEKDAY([.$A64];2)" office:value-type="float" office:value="5" calcext:value-type="float">
            <text:p>5</text:p>
          </table:table-cell>
          <table:table-cell table:style-name="ce5" table:formula="of:=IF([.$G64]=5;&quot;siano&quot;;IF([.$G64]=2;&quot;żołędzie&quot;;&quot;&quot;))" office:value-type="string" office:string-value="siano" calcext:value-type="string">
            <text:p>siano</text:p>
          </table:table-cell>
          <table:table-cell table:formula="of:=IF([.$H64]=&quot;siano&quot;;[.$E64]+[.$R$4];[.$E64])" office:value-type="float" office:value="62200" calcext:value-type="float">
            <text:p>62200</text:p>
          </table:table-cell>
          <table:table-cell table:formula="of:=IF([.$H64]=&quot;żołędzie&quot;;[.$F64]+[.$S$4];[.$F64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>
          <table:table-cell office:value-type="date" office:date-value="2013-02-02" calcext:value-type="date">
            <text:p>2.02.2013</text:p>
          </table:table-cell>
          <table:table-cell table:formula="of:=[.$I64]" office:value-type="float" office:value="62200" calcext:value-type="float">
            <text:p>62200</text:p>
          </table:table-cell>
          <table:table-cell table:formula="of:=[.$J64]" office:value-type="float" office:value="14000" calcext:value-type="float">
            <text:p>14000</text:p>
          </table:table-cell>
          <table:table-cell table:style-name="ce5" table:formula="of:=IF([.B6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5]=&quot;tylko siano&quot;;[.$B65]-[.$O$4]*[.$P$4];[.$B65])" office:value-type="float" office:value="58600" calcext:value-type="float">
            <text:p>58600</text:p>
          </table:table-cell>
          <table:table-cell table:style-name="ce5" table:formula="of:=IF([.$D65]=&quot;tylko żołędzie&quot;;[.$C65]-[.$O$4]*[.$Q$4];[.$C65])" office:value-type="float" office:value="14000" calcext:value-type="float">
            <text:p>14000</text:p>
          </table:table-cell>
          <table:table-cell table:formula="of:=WEEKDAY([.$A65];2)" office:value-type="float" office:value="6" calcext:value-type="float">
            <text:p>6</text:p>
          </table:table-cell>
          <table:table-cell table:style-name="ce5" table:formula="of:=IF([.$G65]=5;&quot;siano&quot;;IF([.$G65]=2;&quot;żołędzie&quot;;&quot;&quot;))">
            <text:p/>
          </table:table-cell>
          <table:table-cell table:formula="of:=IF([.$H65]=&quot;siano&quot;;[.$E65]+[.$R$4];[.$E65])" office:value-type="float" office:value="58600" calcext:value-type="float">
            <text:p>58600</text:p>
          </table:table-cell>
          <table:table-cell table:formula="of:=IF([.$H65]=&quot;żołędzie&quot;;[.$F65]+[.$S$4];[.$F65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>
          <table:table-cell office:value-type="date" office:date-value="2013-02-03" calcext:value-type="date">
            <text:p>3.02.2013</text:p>
          </table:table-cell>
          <table:table-cell table:formula="of:=[.$I65]" office:value-type="float" office:value="58600" calcext:value-type="float">
            <text:p>58600</text:p>
          </table:table-cell>
          <table:table-cell table:formula="of:=[.$J65]" office:value-type="float" office:value="14000" calcext:value-type="float">
            <text:p>14000</text:p>
          </table:table-cell>
          <table:table-cell table:style-name="ce5" table:formula="of:=IF([.B6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6]=&quot;tylko siano&quot;;[.$B66]-[.$O$4]*[.$P$4];[.$B66])" office:value-type="float" office:value="55000" calcext:value-type="float">
            <text:p>55000</text:p>
          </table:table-cell>
          <table:table-cell table:style-name="ce5" table:formula="of:=IF([.$D66]=&quot;tylko żołędzie&quot;;[.$C66]-[.$O$4]*[.$Q$4];[.$C66])" office:value-type="float" office:value="14000" calcext:value-type="float">
            <text:p>14000</text:p>
          </table:table-cell>
          <table:table-cell table:formula="of:=WEEKDAY([.$A66];2)" office:value-type="float" office:value="7" calcext:value-type="float">
            <text:p>7</text:p>
          </table:table-cell>
          <table:table-cell table:style-name="ce5" table:formula="of:=IF([.$G66]=5;&quot;siano&quot;;IF([.$G66]=2;&quot;żołędzie&quot;;&quot;&quot;))">
            <text:p/>
          </table:table-cell>
          <table:table-cell table:formula="of:=IF([.$H66]=&quot;siano&quot;;[.$E66]+[.$R$4];[.$E66])" office:value-type="float" office:value="55000" calcext:value-type="float">
            <text:p>55000</text:p>
          </table:table-cell>
          <table:table-cell table:formula="of:=IF([.$H66]=&quot;żołędzie&quot;;[.$F66]+[.$S$4];[.$F66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>
          <table:table-cell office:value-type="date" office:date-value="2013-02-04" calcext:value-type="date">
            <text:p>4.02.2013</text:p>
          </table:table-cell>
          <table:table-cell table:formula="of:=[.$I66]" office:value-type="float" office:value="55000" calcext:value-type="float">
            <text:p>55000</text:p>
          </table:table-cell>
          <table:table-cell table:formula="of:=[.$J66]" office:value-type="float" office:value="14000" calcext:value-type="float">
            <text:p>14000</text:p>
          </table:table-cell>
          <table:table-cell table:style-name="ce5" table:formula="of:=IF([.B6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7]=&quot;tylko siano&quot;;[.$B67]-[.$O$4]*[.$P$4];[.$B67])" office:value-type="float" office:value="51400" calcext:value-type="float">
            <text:p>51400</text:p>
          </table:table-cell>
          <table:table-cell table:style-name="ce5" table:formula="of:=IF([.$D67]=&quot;tylko żołędzie&quot;;[.$C67]-[.$O$4]*[.$Q$4];[.$C67])" office:value-type="float" office:value="14000" calcext:value-type="float">
            <text:p>14000</text:p>
          </table:table-cell>
          <table:table-cell table:formula="of:=WEEKDAY([.$A67];2)" office:value-type="float" office:value="1" calcext:value-type="float">
            <text:p>1</text:p>
          </table:table-cell>
          <table:table-cell table:style-name="ce5" table:formula="of:=IF([.$G67]=5;&quot;siano&quot;;IF([.$G67]=2;&quot;żołędzie&quot;;&quot;&quot;))">
            <text:p/>
          </table:table-cell>
          <table:table-cell table:formula="of:=IF([.$H67]=&quot;siano&quot;;[.$E67]+[.$R$4];[.$E67])" office:value-type="float" office:value="51400" calcext:value-type="float">
            <text:p>51400</text:p>
          </table:table-cell>
          <table:table-cell table:formula="of:=IF([.$H67]=&quot;żołędzie&quot;;[.$F67]+[.$S$4];[.$F67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>
          <table:table-cell office:value-type="date" office:date-value="2013-02-05" calcext:value-type="date">
            <text:p>5.02.2013</text:p>
          </table:table-cell>
          <table:table-cell table:formula="of:=[.$I67]" office:value-type="float" office:value="51400" calcext:value-type="float">
            <text:p>51400</text:p>
          </table:table-cell>
          <table:table-cell table:formula="of:=[.$J67]" office:value-type="float" office:value="14000" calcext:value-type="float">
            <text:p>14000</text:p>
          </table:table-cell>
          <table:table-cell table:style-name="ce5" table:formula="of:=IF([.B6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8]=&quot;tylko siano&quot;;[.$B68]-[.$O$4]*[.$P$4];[.$B68])" office:value-type="float" office:value="47800" calcext:value-type="float">
            <text:p>47800</text:p>
          </table:table-cell>
          <table:table-cell table:style-name="ce5" table:formula="of:=IF([.$D68]=&quot;tylko żołędzie&quot;;[.$C68]-[.$O$4]*[.$Q$4];[.$C68])" office:value-type="float" office:value="14000" calcext:value-type="float">
            <text:p>14000</text:p>
          </table:table-cell>
          <table:table-cell table:formula="of:=WEEKDAY([.$A68];2)" office:value-type="float" office:value="2" calcext:value-type="float">
            <text:p>2</text:p>
          </table:table-cell>
          <table:table-cell table:style-name="ce5" table:formula="of:=IF([.$G68]=5;&quot;siano&quot;;IF([.$G68]=2;&quot;żołędzie&quot;;&quot;&quot;))" office:value-type="string" office:string-value="żołędzie" calcext:value-type="string">
            <text:p>żołędzie</text:p>
          </table:table-cell>
          <table:table-cell table:formula="of:=IF([.$H68]=&quot;siano&quot;;[.$E68]+[.$R$4];[.$E68])" office:value-type="float" office:value="47800" calcext:value-type="float">
            <text:p>47800</text:p>
          </table:table-cell>
          <table:table-cell table:formula="of:=IF([.$H68]=&quot;żołędzie&quot;;[.$F68]+[.$S$4];[.$F68])" office:value-type="float" office:value="18000" calcext:value-type="float">
            <text:p>18000</text:p>
          </table:table-cell>
          <table:table-cell table:number-columns-repeated="12"/>
        </table:table-row>
        <table:table-row table:style-name="ro2">
          <table:table-cell office:value-type="date" office:date-value="2013-02-06" calcext:value-type="date">
            <text:p>6.02.2013</text:p>
          </table:table-cell>
          <table:table-cell table:formula="of:=[.$I68]" office:value-type="float" office:value="47800" calcext:value-type="float">
            <text:p>47800</text:p>
          </table:table-cell>
          <table:table-cell table:formula="of:=[.$J68]" office:value-type="float" office:value="18000" calcext:value-type="float">
            <text:p>18000</text:p>
          </table:table-cell>
          <table:table-cell table:style-name="ce5" table:formula="of:=IF([.B69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9]=&quot;tylko siano&quot;;[.$B69]-[.$O$4]*[.$P$4];[.$B69])" office:value-type="float" office:value="47800" calcext:value-type="float">
            <text:p>47800</text:p>
          </table:table-cell>
          <table:table-cell table:style-name="ce5" table:formula="of:=IF([.$D69]=&quot;tylko żołędzie&quot;;[.$C69]-[.$O$4]*[.$Q$4];[.$C69])" office:value-type="float" office:value="16200" calcext:value-type="float">
            <text:p>16200</text:p>
          </table:table-cell>
          <table:table-cell table:formula="of:=WEEKDAY([.$A69];2)" office:value-type="float" office:value="3" calcext:value-type="float">
            <text:p>3</text:p>
          </table:table-cell>
          <table:table-cell table:style-name="ce5" table:formula="of:=IF([.$G69]=5;&quot;siano&quot;;IF([.$G69]=2;&quot;żołędzie&quot;;&quot;&quot;))">
            <text:p/>
          </table:table-cell>
          <table:table-cell table:formula="of:=IF([.$H69]=&quot;siano&quot;;[.$E69]+[.$R$4];[.$E69])" office:value-type="float" office:value="47800" calcext:value-type="float">
            <text:p>47800</text:p>
          </table:table-cell>
          <table:table-cell table:formula="of:=IF([.$H69]=&quot;żołędzie&quot;;[.$F69]+[.$S$4];[.$F69])" office:value-type="float" office:value="16200" calcext:value-type="float">
            <text:p>16200</text:p>
          </table:table-cell>
          <table:table-cell table:number-columns-repeated="12"/>
        </table:table-row>
        <table:table-row table:style-name="ro2">
          <table:table-cell office:value-type="date" office:date-value="2013-02-07" calcext:value-type="date">
            <text:p>7.02.2013</text:p>
          </table:table-cell>
          <table:table-cell table:formula="of:=[.$I69]" office:value-type="float" office:value="47800" calcext:value-type="float">
            <text:p>47800</text:p>
          </table:table-cell>
          <table:table-cell table:formula="of:=[.$J69]" office:value-type="float" office:value="16200" calcext:value-type="float">
            <text:p>16200</text:p>
          </table:table-cell>
          <table:table-cell table:style-name="ce5" table:formula="of:=IF([.B70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0]=&quot;tylko siano&quot;;[.$B70]-[.$O$4]*[.$P$4];[.$B70])" office:value-type="float" office:value="47800" calcext:value-type="float">
            <text:p>47800</text:p>
          </table:table-cell>
          <table:table-cell table:style-name="ce5" table:formula="of:=IF([.$D70]=&quot;tylko żołędzie&quot;;[.$C70]-[.$O$4]*[.$Q$4];[.$C70])" office:value-type="float" office:value="14400" calcext:value-type="float">
            <text:p>14400</text:p>
          </table:table-cell>
          <table:table-cell table:formula="of:=WEEKDAY([.$A70];2)" office:value-type="float" office:value="4" calcext:value-type="float">
            <text:p>4</text:p>
          </table:table-cell>
          <table:table-cell table:style-name="ce5" table:formula="of:=IF([.$G70]=5;&quot;siano&quot;;IF([.$G70]=2;&quot;żołędzie&quot;;&quot;&quot;))">
            <text:p/>
          </table:table-cell>
          <table:table-cell table:formula="of:=IF([.$H70]=&quot;siano&quot;;[.$E70]+[.$R$4];[.$E70])" office:value-type="float" office:value="47800" calcext:value-type="float">
            <text:p>47800</text:p>
          </table:table-cell>
          <table:table-cell table:formula="of:=IF([.$H70]=&quot;żołędzie&quot;;[.$F70]+[.$S$4];[.$F70])" office:value-type="float" office:value="14400" calcext:value-type="float">
            <text:p>14400</text:p>
          </table:table-cell>
          <table:table-cell table:number-columns-repeated="12"/>
        </table:table-row>
        <table:table-row table:style-name="ro2">
          <table:table-cell office:value-type="date" office:date-value="2013-02-08" calcext:value-type="date">
            <text:p>8.02.2013</text:p>
          </table:table-cell>
          <table:table-cell table:formula="of:=[.$I70]" office:value-type="float" office:value="47800" calcext:value-type="float">
            <text:p>47800</text:p>
          </table:table-cell>
          <table:table-cell table:formula="of:=[.$J70]" office:value-type="float" office:value="14400" calcext:value-type="float">
            <text:p>14400</text:p>
          </table:table-cell>
          <table:table-cell table:style-name="ce5" table:formula="of:=IF([.B71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1]=&quot;tylko siano&quot;;[.$B71]-[.$O$4]*[.$P$4];[.$B71])" office:value-type="float" office:value="47800" calcext:value-type="float">
            <text:p>47800</text:p>
          </table:table-cell>
          <table:table-cell table:style-name="ce5" table:formula="of:=IF([.$D71]=&quot;tylko żołędzie&quot;;[.$C71]-[.$O$4]*[.$Q$4];[.$C71])" office:value-type="float" office:value="12600" calcext:value-type="float">
            <text:p>12600</text:p>
          </table:table-cell>
          <table:table-cell table:formula="of:=WEEKDAY([.$A71];2)" office:value-type="float" office:value="5" calcext:value-type="float">
            <text:p>5</text:p>
          </table:table-cell>
          <table:table-cell table:style-name="ce5" table:formula="of:=IF([.$G71]=5;&quot;siano&quot;;IF([.$G71]=2;&quot;żołędzie&quot;;&quot;&quot;))" office:value-type="string" office:string-value="siano" calcext:value-type="string">
            <text:p>siano</text:p>
          </table:table-cell>
          <table:table-cell table:formula="of:=IF([.$H71]=&quot;siano&quot;;[.$E71]+[.$R$4];[.$E71])" office:value-type="float" office:value="62800" calcext:value-type="float">
            <text:p>62800</text:p>
          </table:table-cell>
          <table:table-cell table:formula="of:=IF([.$H71]=&quot;żołędzie&quot;;[.$F71]+[.$S$4];[.$F71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>
          <table:table-cell office:value-type="date" office:date-value="2013-02-09" calcext:value-type="date">
            <text:p>9.02.2013</text:p>
          </table:table-cell>
          <table:table-cell table:formula="of:=[.$I71]" office:value-type="float" office:value="62800" calcext:value-type="float">
            <text:p>62800</text:p>
          </table:table-cell>
          <table:table-cell table:formula="of:=[.$J71]" office:value-type="float" office:value="12600" calcext:value-type="float">
            <text:p>12600</text:p>
          </table:table-cell>
          <table:table-cell table:style-name="ce5" table:formula="of:=IF([.B7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2]=&quot;tylko siano&quot;;[.$B72]-[.$O$4]*[.$P$4];[.$B72])" office:value-type="float" office:value="59200" calcext:value-type="float">
            <text:p>59200</text:p>
          </table:table-cell>
          <table:table-cell table:style-name="ce5" table:formula="of:=IF([.$D72]=&quot;tylko żołędzie&quot;;[.$C72]-[.$O$4]*[.$Q$4];[.$C72])" office:value-type="float" office:value="12600" calcext:value-type="float">
            <text:p>12600</text:p>
          </table:table-cell>
          <table:table-cell table:formula="of:=WEEKDAY([.$A72];2)" office:value-type="float" office:value="6" calcext:value-type="float">
            <text:p>6</text:p>
          </table:table-cell>
          <table:table-cell table:style-name="ce5" table:formula="of:=IF([.$G72]=5;&quot;siano&quot;;IF([.$G72]=2;&quot;żołędzie&quot;;&quot;&quot;))">
            <text:p/>
          </table:table-cell>
          <table:table-cell table:formula="of:=IF([.$H72]=&quot;siano&quot;;[.$E72]+[.$R$4];[.$E72])" office:value-type="float" office:value="59200" calcext:value-type="float">
            <text:p>59200</text:p>
          </table:table-cell>
          <table:table-cell table:formula="of:=IF([.$H72]=&quot;żołędzie&quot;;[.$F72]+[.$S$4];[.$F72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>
          <table:table-cell office:value-type="date" office:date-value="2013-02-10" calcext:value-type="date">
            <text:p>10.02.2013</text:p>
          </table:table-cell>
          <table:table-cell table:formula="of:=[.$I72]" office:value-type="float" office:value="59200" calcext:value-type="float">
            <text:p>59200</text:p>
          </table:table-cell>
          <table:table-cell table:formula="of:=[.$J72]" office:value-type="float" office:value="12600" calcext:value-type="float">
            <text:p>12600</text:p>
          </table:table-cell>
          <table:table-cell table:style-name="ce5" table:formula="of:=IF([.B7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3]=&quot;tylko siano&quot;;[.$B73]-[.$O$4]*[.$P$4];[.$B73])" office:value-type="float" office:value="55600" calcext:value-type="float">
            <text:p>55600</text:p>
          </table:table-cell>
          <table:table-cell table:style-name="ce5" table:formula="of:=IF([.$D73]=&quot;tylko żołędzie&quot;;[.$C73]-[.$O$4]*[.$Q$4];[.$C73])" office:value-type="float" office:value="12600" calcext:value-type="float">
            <text:p>12600</text:p>
          </table:table-cell>
          <table:table-cell table:formula="of:=WEEKDAY([.$A73];2)" office:value-type="float" office:value="7" calcext:value-type="float">
            <text:p>7</text:p>
          </table:table-cell>
          <table:table-cell table:style-name="ce5" table:formula="of:=IF([.$G73]=5;&quot;siano&quot;;IF([.$G73]=2;&quot;żołędzie&quot;;&quot;&quot;))">
            <text:p/>
          </table:table-cell>
          <table:table-cell table:formula="of:=IF([.$H73]=&quot;siano&quot;;[.$E73]+[.$R$4];[.$E73])" office:value-type="float" office:value="55600" calcext:value-type="float">
            <text:p>55600</text:p>
          </table:table-cell>
          <table:table-cell table:formula="of:=IF([.$H73]=&quot;żołędzie&quot;;[.$F73]+[.$S$4];[.$F73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>
          <table:table-cell office:value-type="date" office:date-value="2013-02-11" calcext:value-type="date">
            <text:p>11.02.2013</text:p>
          </table:table-cell>
          <table:table-cell table:formula="of:=[.$I73]" office:value-type="float" office:value="55600" calcext:value-type="float">
            <text:p>55600</text:p>
          </table:table-cell>
          <table:table-cell table:formula="of:=[.$J73]" office:value-type="float" office:value="12600" calcext:value-type="float">
            <text:p>12600</text:p>
          </table:table-cell>
          <table:table-cell table:style-name="ce5" table:formula="of:=IF([.B7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4]=&quot;tylko siano&quot;;[.$B74]-[.$O$4]*[.$P$4];[.$B74])" office:value-type="float" office:value="52000" calcext:value-type="float">
            <text:p>52000</text:p>
          </table:table-cell>
          <table:table-cell table:style-name="ce5" table:formula="of:=IF([.$D74]=&quot;tylko żołędzie&quot;;[.$C74]-[.$O$4]*[.$Q$4];[.$C74])" office:value-type="float" office:value="12600" calcext:value-type="float">
            <text:p>12600</text:p>
          </table:table-cell>
          <table:table-cell table:formula="of:=WEEKDAY([.$A74];2)" office:value-type="float" office:value="1" calcext:value-type="float">
            <text:p>1</text:p>
          </table:table-cell>
          <table:table-cell table:style-name="ce5" table:formula="of:=IF([.$G74]=5;&quot;siano&quot;;IF([.$G74]=2;&quot;żołędzie&quot;;&quot;&quot;))">
            <text:p/>
          </table:table-cell>
          <table:table-cell table:formula="of:=IF([.$H74]=&quot;siano&quot;;[.$E74]+[.$R$4];[.$E74])" office:value-type="float" office:value="52000" calcext:value-type="float">
            <text:p>52000</text:p>
          </table:table-cell>
          <table:table-cell table:formula="of:=IF([.$H74]=&quot;żołędzie&quot;;[.$F74]+[.$S$4];[.$F74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>
          <table:table-cell office:value-type="date" office:date-value="2013-02-12" calcext:value-type="date">
            <text:p>12.02.2013</text:p>
          </table:table-cell>
          <table:table-cell table:formula="of:=[.$I74]" office:value-type="float" office:value="52000" calcext:value-type="float">
            <text:p>52000</text:p>
          </table:table-cell>
          <table:table-cell table:formula="of:=[.$J74]" office:value-type="float" office:value="12600" calcext:value-type="float">
            <text:p>12600</text:p>
          </table:table-cell>
          <table:table-cell table:style-name="ce5" table:formula="of:=IF([.B7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5]=&quot;tylko siano&quot;;[.$B75]-[.$O$4]*[.$P$4];[.$B75])" office:value-type="float" office:value="48400" calcext:value-type="float">
            <text:p>48400</text:p>
          </table:table-cell>
          <table:table-cell table:style-name="ce5" table:formula="of:=IF([.$D75]=&quot;tylko żołędzie&quot;;[.$C75]-[.$O$4]*[.$Q$4];[.$C75])" office:value-type="float" office:value="12600" calcext:value-type="float">
            <text:p>12600</text:p>
          </table:table-cell>
          <table:table-cell table:formula="of:=WEEKDAY([.$A75];2)" office:value-type="float" office:value="2" calcext:value-type="float">
            <text:p>2</text:p>
          </table:table-cell>
          <table:table-cell table:style-name="ce5" table:formula="of:=IF([.$G75]=5;&quot;siano&quot;;IF([.$G75]=2;&quot;żołędzie&quot;;&quot;&quot;))" office:value-type="string" office:string-value="żołędzie" calcext:value-type="string">
            <text:p>żołędzie</text:p>
          </table:table-cell>
          <table:table-cell table:formula="of:=IF([.$H75]=&quot;siano&quot;;[.$E75]+[.$R$4];[.$E75])" office:value-type="float" office:value="48400" calcext:value-type="float">
            <text:p>48400</text:p>
          </table:table-cell>
          <table:table-cell table:formula="of:=IF([.$H75]=&quot;żołędzie&quot;;[.$F75]+[.$S$4];[.$F75])" office:value-type="float" office:value="16600" calcext:value-type="float">
            <text:p>16600</text:p>
          </table:table-cell>
          <table:table-cell table:number-columns-repeated="12"/>
        </table:table-row>
        <table:table-row table:style-name="ro2">
          <table:table-cell office:value-type="date" office:date-value="2013-02-13" calcext:value-type="date">
            <text:p>13.02.2013</text:p>
          </table:table-cell>
          <table:table-cell table:formula="of:=[.$I75]" office:value-type="float" office:value="48400" calcext:value-type="float">
            <text:p>48400</text:p>
          </table:table-cell>
          <table:table-cell table:formula="of:=[.$J75]" office:value-type="float" office:value="16600" calcext:value-type="float">
            <text:p>16600</text:p>
          </table:table-cell>
          <table:table-cell table:style-name="ce5" table:formula="of:=IF([.B76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6]=&quot;tylko siano&quot;;[.$B76]-[.$O$4]*[.$P$4];[.$B76])" office:value-type="float" office:value="48400" calcext:value-type="float">
            <text:p>48400</text:p>
          </table:table-cell>
          <table:table-cell table:style-name="ce5" table:formula="of:=IF([.$D76]=&quot;tylko żołędzie&quot;;[.$C76]-[.$O$4]*[.$Q$4];[.$C76])" office:value-type="float" office:value="14800" calcext:value-type="float">
            <text:p>14800</text:p>
          </table:table-cell>
          <table:table-cell table:formula="of:=WEEKDAY([.$A76];2)" office:value-type="float" office:value="3" calcext:value-type="float">
            <text:p>3</text:p>
          </table:table-cell>
          <table:table-cell table:style-name="ce5" table:formula="of:=IF([.$G76]=5;&quot;siano&quot;;IF([.$G76]=2;&quot;żołędzie&quot;;&quot;&quot;))">
            <text:p/>
          </table:table-cell>
          <table:table-cell table:formula="of:=IF([.$H76]=&quot;siano&quot;;[.$E76]+[.$R$4];[.$E76])" office:value-type="float" office:value="48400" calcext:value-type="float">
            <text:p>48400</text:p>
          </table:table-cell>
          <table:table-cell table:formula="of:=IF([.$H76]=&quot;żołędzie&quot;;[.$F76]+[.$S$4];[.$F76])" office:value-type="float" office:value="14800" calcext:value-type="float">
            <text:p>14800</text:p>
          </table:table-cell>
          <table:table-cell table:number-columns-repeated="12"/>
        </table:table-row>
        <table:table-row table:style-name="ro2">
          <table:table-cell office:value-type="date" office:date-value="2013-02-14" calcext:value-type="date">
            <text:p>14.02.2013</text:p>
          </table:table-cell>
          <table:table-cell table:formula="of:=[.$I76]" office:value-type="float" office:value="48400" calcext:value-type="float">
            <text:p>48400</text:p>
          </table:table-cell>
          <table:table-cell table:formula="of:=[.$J76]" office:value-type="float" office:value="14800" calcext:value-type="float">
            <text:p>14800</text:p>
          </table:table-cell>
          <table:table-cell table:style-name="ce5" table:formula="of:=IF([.B77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7]=&quot;tylko siano&quot;;[.$B77]-[.$O$4]*[.$P$4];[.$B77])" office:value-type="float" office:value="48400" calcext:value-type="float">
            <text:p>48400</text:p>
          </table:table-cell>
          <table:table-cell table:style-name="ce5" table:formula="of:=IF([.$D77]=&quot;tylko żołędzie&quot;;[.$C77]-[.$O$4]*[.$Q$4];[.$C77])" office:value-type="float" office:value="13000" calcext:value-type="float">
            <text:p>13000</text:p>
          </table:table-cell>
          <table:table-cell table:formula="of:=WEEKDAY([.$A77];2)" office:value-type="float" office:value="4" calcext:value-type="float">
            <text:p>4</text:p>
          </table:table-cell>
          <table:table-cell table:style-name="ce5" table:formula="of:=IF([.$G77]=5;&quot;siano&quot;;IF([.$G77]=2;&quot;żołędzie&quot;;&quot;&quot;))">
            <text:p/>
          </table:table-cell>
          <table:table-cell table:formula="of:=IF([.$H77]=&quot;siano&quot;;[.$E77]+[.$R$4];[.$E77])" office:value-type="float" office:value="48400" calcext:value-type="float">
            <text:p>48400</text:p>
          </table:table-cell>
          <table:table-cell table:formula="of:=IF([.$H77]=&quot;żołędzie&quot;;[.$F77]+[.$S$4];[.$F77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>
          <table:table-cell office:value-type="date" office:date-value="2013-02-15" calcext:value-type="date">
            <text:p>15.02.2013</text:p>
          </table:table-cell>
          <table:table-cell table:formula="of:=[.$I77]" office:value-type="float" office:value="48400" calcext:value-type="float">
            <text:p>48400</text:p>
          </table:table-cell>
          <table:table-cell table:formula="of:=[.$J77]" office:value-type="float" office:value="13000" calcext:value-type="float">
            <text:p>13000</text:p>
          </table:table-cell>
          <table:table-cell table:style-name="ce5" table:formula="of:=IF([.B78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8]=&quot;tylko siano&quot;;[.$B78]-[.$O$4]*[.$P$4];[.$B78])" office:value-type="float" office:value="48400" calcext:value-type="float">
            <text:p>48400</text:p>
          </table:table-cell>
          <table:table-cell table:style-name="ce5" table:formula="of:=IF([.$D78]=&quot;tylko żołędzie&quot;;[.$C78]-[.$O$4]*[.$Q$4];[.$C78])" office:value-type="float" office:value="11200" calcext:value-type="float">
            <text:p>11200</text:p>
          </table:table-cell>
          <table:table-cell table:formula="of:=WEEKDAY([.$A78];2)" office:value-type="float" office:value="5" calcext:value-type="float">
            <text:p>5</text:p>
          </table:table-cell>
          <table:table-cell table:style-name="ce5" table:formula="of:=IF([.$G78]=5;&quot;siano&quot;;IF([.$G78]=2;&quot;żołędzie&quot;;&quot;&quot;))" office:value-type="string" office:string-value="siano" calcext:value-type="string">
            <text:p>siano</text:p>
          </table:table-cell>
          <table:table-cell table:formula="of:=IF([.$H78]=&quot;siano&quot;;[.$E78]+[.$R$4];[.$E78])" office:value-type="float" office:value="63400" calcext:value-type="float">
            <text:p>63400</text:p>
          </table:table-cell>
          <table:table-cell table:formula="of:=IF([.$H78]=&quot;żołędzie&quot;;[.$F78]+[.$S$4];[.$F78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>
          <table:table-cell office:value-type="date" office:date-value="2013-02-16" calcext:value-type="date">
            <text:p>16.02.2013</text:p>
          </table:table-cell>
          <table:table-cell table:formula="of:=[.$I78]" office:value-type="float" office:value="63400" calcext:value-type="float">
            <text:p>63400</text:p>
          </table:table-cell>
          <table:table-cell table:formula="of:=[.$J78]" office:value-type="float" office:value="11200" calcext:value-type="float">
            <text:p>11200</text:p>
          </table:table-cell>
          <table:table-cell table:style-name="ce5" table:formula="of:=IF([.B7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9]=&quot;tylko siano&quot;;[.$B79]-[.$O$4]*[.$P$4];[.$B79])" office:value-type="float" office:value="59800" calcext:value-type="float">
            <text:p>59800</text:p>
          </table:table-cell>
          <table:table-cell table:style-name="ce5" table:formula="of:=IF([.$D79]=&quot;tylko żołędzie&quot;;[.$C79]-[.$O$4]*[.$Q$4];[.$C79])" office:value-type="float" office:value="11200" calcext:value-type="float">
            <text:p>11200</text:p>
          </table:table-cell>
          <table:table-cell table:formula="of:=WEEKDAY([.$A79];2)" office:value-type="float" office:value="6" calcext:value-type="float">
            <text:p>6</text:p>
          </table:table-cell>
          <table:table-cell table:style-name="ce5" table:formula="of:=IF([.$G79]=5;&quot;siano&quot;;IF([.$G79]=2;&quot;żołędzie&quot;;&quot;&quot;))">
            <text:p/>
          </table:table-cell>
          <table:table-cell table:formula="of:=IF([.$H79]=&quot;siano&quot;;[.$E79]+[.$R$4];[.$E79])" office:value-type="float" office:value="59800" calcext:value-type="float">
            <text:p>59800</text:p>
          </table:table-cell>
          <table:table-cell table:formula="of:=IF([.$H79]=&quot;żołędzie&quot;;[.$F79]+[.$S$4];[.$F79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>
          <table:table-cell office:value-type="date" office:date-value="2013-02-17" calcext:value-type="date">
            <text:p>17.02.2013</text:p>
          </table:table-cell>
          <table:table-cell table:formula="of:=[.$I79]" office:value-type="float" office:value="59800" calcext:value-type="float">
            <text:p>59800</text:p>
          </table:table-cell>
          <table:table-cell table:formula="of:=[.$J79]" office:value-type="float" office:value="11200" calcext:value-type="float">
            <text:p>11200</text:p>
          </table:table-cell>
          <table:table-cell table:style-name="ce5" table:formula="of:=IF([.B8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0]=&quot;tylko siano&quot;;[.$B80]-[.$O$4]*[.$P$4];[.$B80])" office:value-type="float" office:value="56200" calcext:value-type="float">
            <text:p>56200</text:p>
          </table:table-cell>
          <table:table-cell table:style-name="ce5" table:formula="of:=IF([.$D80]=&quot;tylko żołędzie&quot;;[.$C80]-[.$O$4]*[.$Q$4];[.$C80])" office:value-type="float" office:value="11200" calcext:value-type="float">
            <text:p>11200</text:p>
          </table:table-cell>
          <table:table-cell table:formula="of:=WEEKDAY([.$A80];2)" office:value-type="float" office:value="7" calcext:value-type="float">
            <text:p>7</text:p>
          </table:table-cell>
          <table:table-cell table:style-name="ce5" table:formula="of:=IF([.$G80]=5;&quot;siano&quot;;IF([.$G80]=2;&quot;żołędzie&quot;;&quot;&quot;))">
            <text:p/>
          </table:table-cell>
          <table:table-cell table:formula="of:=IF([.$H80]=&quot;siano&quot;;[.$E80]+[.$R$4];[.$E80])" office:value-type="float" office:value="56200" calcext:value-type="float">
            <text:p>56200</text:p>
          </table:table-cell>
          <table:table-cell table:formula="of:=IF([.$H80]=&quot;żołędzie&quot;;[.$F80]+[.$S$4];[.$F80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>
          <table:table-cell office:value-type="date" office:date-value="2013-02-18" calcext:value-type="date">
            <text:p>18.02.2013</text:p>
          </table:table-cell>
          <table:table-cell table:formula="of:=[.$I80]" office:value-type="float" office:value="56200" calcext:value-type="float">
            <text:p>56200</text:p>
          </table:table-cell>
          <table:table-cell table:formula="of:=[.$J80]" office:value-type="float" office:value="11200" calcext:value-type="float">
            <text:p>11200</text:p>
          </table:table-cell>
          <table:table-cell table:style-name="ce5" table:formula="of:=IF([.B8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1]=&quot;tylko siano&quot;;[.$B81]-[.$O$4]*[.$P$4];[.$B81])" office:value-type="float" office:value="52600" calcext:value-type="float">
            <text:p>52600</text:p>
          </table:table-cell>
          <table:table-cell table:style-name="ce5" table:formula="of:=IF([.$D81]=&quot;tylko żołędzie&quot;;[.$C81]-[.$O$4]*[.$Q$4];[.$C81])" office:value-type="float" office:value="11200" calcext:value-type="float">
            <text:p>11200</text:p>
          </table:table-cell>
          <table:table-cell table:formula="of:=WEEKDAY([.$A81];2)" office:value-type="float" office:value="1" calcext:value-type="float">
            <text:p>1</text:p>
          </table:table-cell>
          <table:table-cell table:style-name="ce5" table:formula="of:=IF([.$G81]=5;&quot;siano&quot;;IF([.$G81]=2;&quot;żołędzie&quot;;&quot;&quot;))">
            <text:p/>
          </table:table-cell>
          <table:table-cell table:formula="of:=IF([.$H81]=&quot;siano&quot;;[.$E81]+[.$R$4];[.$E81])" office:value-type="float" office:value="52600" calcext:value-type="float">
            <text:p>52600</text:p>
          </table:table-cell>
          <table:table-cell table:formula="of:=IF([.$H81]=&quot;żołędzie&quot;;[.$F81]+[.$S$4];[.$F81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>
          <table:table-cell office:value-type="date" office:date-value="2013-02-19" calcext:value-type="date">
            <text:p>19.02.2013</text:p>
          </table:table-cell>
          <table:table-cell table:formula="of:=[.$I81]" office:value-type="float" office:value="52600" calcext:value-type="float">
            <text:p>52600</text:p>
          </table:table-cell>
          <table:table-cell table:formula="of:=[.$J81]" office:value-type="float" office:value="11200" calcext:value-type="float">
            <text:p>11200</text:p>
          </table:table-cell>
          <table:table-cell table:style-name="ce5" table:formula="of:=IF([.B8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2]=&quot;tylko siano&quot;;[.$B82]-[.$O$4]*[.$P$4];[.$B82])" office:value-type="float" office:value="49000" calcext:value-type="float">
            <text:p>49000</text:p>
          </table:table-cell>
          <table:table-cell table:style-name="ce5" table:formula="of:=IF([.$D82]=&quot;tylko żołędzie&quot;;[.$C82]-[.$O$4]*[.$Q$4];[.$C82])" office:value-type="float" office:value="11200" calcext:value-type="float">
            <text:p>11200</text:p>
          </table:table-cell>
          <table:table-cell table:formula="of:=WEEKDAY([.$A82];2)" office:value-type="float" office:value="2" calcext:value-type="float">
            <text:p>2</text:p>
          </table:table-cell>
          <table:table-cell table:style-name="ce5" table:formula="of:=IF([.$G82]=5;&quot;siano&quot;;IF([.$G82]=2;&quot;żołędzie&quot;;&quot;&quot;))" office:value-type="string" office:string-value="żołędzie" calcext:value-type="string">
            <text:p>żołędzie</text:p>
          </table:table-cell>
          <table:table-cell table:formula="of:=IF([.$H82]=&quot;siano&quot;;[.$E82]+[.$R$4];[.$E82])" office:value-type="float" office:value="49000" calcext:value-type="float">
            <text:p>49000</text:p>
          </table:table-cell>
          <table:table-cell table:formula="of:=IF([.$H82]=&quot;żołędzie&quot;;[.$F82]+[.$S$4];[.$F82])" office:value-type="float" office:value="15200" calcext:value-type="float">
            <text:p>15200</text:p>
          </table:table-cell>
          <table:table-cell table:number-columns-repeated="12"/>
        </table:table-row>
        <table:table-row table:style-name="ro2">
          <table:table-cell office:value-type="date" office:date-value="2013-02-20" calcext:value-type="date">
            <text:p>20.02.2013</text:p>
          </table:table-cell>
          <table:table-cell table:formula="of:=[.$I82]" office:value-type="float" office:value="49000" calcext:value-type="float">
            <text:p>49000</text:p>
          </table:table-cell>
          <table:table-cell table:formula="of:=[.$J82]" office:value-type="float" office:value="15200" calcext:value-type="float">
            <text:p>15200</text:p>
          </table:table-cell>
          <table:table-cell table:style-name="ce5" table:formula="of:=IF([.B83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83]=&quot;tylko siano&quot;;[.$B83]-[.$O$4]*[.$P$4];[.$B83])" office:value-type="float" office:value="49000" calcext:value-type="float">
            <text:p>49000</text:p>
          </table:table-cell>
          <table:table-cell table:style-name="ce5" table:formula="of:=IF([.$D83]=&quot;tylko żołędzie&quot;;[.$C83]-[.$O$4]*[.$Q$4];[.$C83])" office:value-type="float" office:value="13400" calcext:value-type="float">
            <text:p>13400</text:p>
          </table:table-cell>
          <table:table-cell table:formula="of:=WEEKDAY([.$A83];2)" office:value-type="float" office:value="3" calcext:value-type="float">
            <text:p>3</text:p>
          </table:table-cell>
          <table:table-cell table:style-name="ce5" table:formula="of:=IF([.$G83]=5;&quot;siano&quot;;IF([.$G83]=2;&quot;żołędzie&quot;;&quot;&quot;))">
            <text:p/>
          </table:table-cell>
          <table:table-cell table:formula="of:=IF([.$H83]=&quot;siano&quot;;[.$E83]+[.$R$4];[.$E83])" office:value-type="float" office:value="49000" calcext:value-type="float">
            <text:p>49000</text:p>
          </table:table-cell>
          <table:table-cell table:formula="of:=IF([.$H83]=&quot;żołędzie&quot;;[.$F83]+[.$S$4];[.$F83])" office:value-type="float" office:value="13400" calcext:value-type="float">
            <text:p>13400</text:p>
          </table:table-cell>
          <table:table-cell table:number-columns-repeated="12"/>
        </table:table-row>
        <table:table-row table:style-name="ro2">
          <table:table-cell office:value-type="date" office:date-value="2013-02-21" calcext:value-type="date">
            <text:p>21.02.2013</text:p>
          </table:table-cell>
          <table:table-cell table:formula="of:=[.$I83]" office:value-type="float" office:value="49000" calcext:value-type="float">
            <text:p>49000</text:p>
          </table:table-cell>
          <table:table-cell table:formula="of:=[.$J83]" office:value-type="float" office:value="13400" calcext:value-type="float">
            <text:p>13400</text:p>
          </table:table-cell>
          <table:table-cell table:style-name="ce5" table:formula="of:=IF([.B84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84]=&quot;tylko siano&quot;;[.$B84]-[.$O$4]*[.$P$4];[.$B84])" office:value-type="float" office:value="49000" calcext:value-type="float">
            <text:p>49000</text:p>
          </table:table-cell>
          <table:table-cell table:style-name="ce5" table:formula="of:=IF([.$D84]=&quot;tylko żołędzie&quot;;[.$C84]-[.$O$4]*[.$Q$4];[.$C84])" office:value-type="float" office:value="11600" calcext:value-type="float">
            <text:p>11600</text:p>
          </table:table-cell>
          <table:table-cell table:formula="of:=WEEKDAY([.$A84];2)" office:value-type="float" office:value="4" calcext:value-type="float">
            <text:p>4</text:p>
          </table:table-cell>
          <table:table-cell table:style-name="ce5" table:formula="of:=IF([.$G84]=5;&quot;siano&quot;;IF([.$G84]=2;&quot;żołędzie&quot;;&quot;&quot;))">
            <text:p/>
          </table:table-cell>
          <table:table-cell table:formula="of:=IF([.$H84]=&quot;siano&quot;;[.$E84]+[.$R$4];[.$E84])" office:value-type="float" office:value="49000" calcext:value-type="float">
            <text:p>49000</text:p>
          </table:table-cell>
          <table:table-cell table:formula="of:=IF([.$H84]=&quot;żołędzie&quot;;[.$F84]+[.$S$4];[.$F84])" office:value-type="float" office:value="11600" calcext:value-type="float">
            <text:p>11600</text:p>
          </table:table-cell>
          <table:table-cell table:number-columns-repeated="12"/>
        </table:table-row>
        <table:table-row table:style-name="ro2">
          <table:table-cell office:value-type="date" office:date-value="2013-02-22" calcext:value-type="date">
            <text:p>22.02.2013</text:p>
          </table:table-cell>
          <table:table-cell table:formula="of:=[.$I84]" office:value-type="float" office:value="49000" calcext:value-type="float">
            <text:p>49000</text:p>
          </table:table-cell>
          <table:table-cell table:formula="of:=[.$J84]" office:value-type="float" office:value="11600" calcext:value-type="float">
            <text:p>11600</text:p>
          </table:table-cell>
          <table:table-cell table:style-name="ce5" table:formula="of:=IF([.B85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85]=&quot;tylko siano&quot;;[.$B85]-[.$O$4]*[.$P$4];[.$B85])" office:value-type="float" office:value="49000" calcext:value-type="float">
            <text:p>49000</text:p>
          </table:table-cell>
          <table:table-cell table:style-name="ce5" table:formula="of:=IF([.$D85]=&quot;tylko żołędzie&quot;;[.$C85]-[.$O$4]*[.$Q$4];[.$C85])" office:value-type="float" office:value="9800" calcext:value-type="float">
            <text:p>9800</text:p>
          </table:table-cell>
          <table:table-cell table:formula="of:=WEEKDAY([.$A85];2)" office:value-type="float" office:value="5" calcext:value-type="float">
            <text:p>5</text:p>
          </table:table-cell>
          <table:table-cell table:style-name="ce5" table:formula="of:=IF([.$G85]=5;&quot;siano&quot;;IF([.$G85]=2;&quot;żołędzie&quot;;&quot;&quot;))" office:value-type="string" office:string-value="siano" calcext:value-type="string">
            <text:p>siano</text:p>
          </table:table-cell>
          <table:table-cell table:formula="of:=IF([.$H85]=&quot;siano&quot;;[.$E85]+[.$R$4];[.$E85])" office:value-type="float" office:value="64000" calcext:value-type="float">
            <text:p>64000</text:p>
          </table:table-cell>
          <table:table-cell table:formula="of:=IF([.$H85]=&quot;żołędzie&quot;;[.$F85]+[.$S$4];[.$F85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>
          <table:table-cell office:value-type="date" office:date-value="2013-02-23" calcext:value-type="date">
            <text:p>23.02.2013</text:p>
          </table:table-cell>
          <table:table-cell table:formula="of:=[.$I85]" office:value-type="float" office:value="64000" calcext:value-type="float">
            <text:p>64000</text:p>
          </table:table-cell>
          <table:table-cell table:formula="of:=[.$J85]" office:value-type="float" office:value="9800" calcext:value-type="float">
            <text:p>9800</text:p>
          </table:table-cell>
          <table:table-cell table:style-name="ce5" table:formula="of:=IF([.B8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6]=&quot;tylko siano&quot;;[.$B86]-[.$O$4]*[.$P$4];[.$B86])" office:value-type="float" office:value="60400" calcext:value-type="float">
            <text:p>60400</text:p>
          </table:table-cell>
          <table:table-cell table:style-name="ce5" table:formula="of:=IF([.$D86]=&quot;tylko żołędzie&quot;;[.$C86]-[.$O$4]*[.$Q$4];[.$C86])" office:value-type="float" office:value="9800" calcext:value-type="float">
            <text:p>9800</text:p>
          </table:table-cell>
          <table:table-cell table:formula="of:=WEEKDAY([.$A86];2)" office:value-type="float" office:value="6" calcext:value-type="float">
            <text:p>6</text:p>
          </table:table-cell>
          <table:table-cell table:style-name="ce5" table:formula="of:=IF([.$G86]=5;&quot;siano&quot;;IF([.$G86]=2;&quot;żołędzie&quot;;&quot;&quot;))">
            <text:p/>
          </table:table-cell>
          <table:table-cell table:formula="of:=IF([.$H86]=&quot;siano&quot;;[.$E86]+[.$R$4];[.$E86])" office:value-type="float" office:value="60400" calcext:value-type="float">
            <text:p>60400</text:p>
          </table:table-cell>
          <table:table-cell table:formula="of:=IF([.$H86]=&quot;żołędzie&quot;;[.$F86]+[.$S$4];[.$F86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>
          <table:table-cell office:value-type="date" office:date-value="2013-02-24" calcext:value-type="date">
            <text:p>24.02.2013</text:p>
          </table:table-cell>
          <table:table-cell table:formula="of:=[.$I86]" office:value-type="float" office:value="60400" calcext:value-type="float">
            <text:p>60400</text:p>
          </table:table-cell>
          <table:table-cell table:formula="of:=[.$J86]" office:value-type="float" office:value="9800" calcext:value-type="float">
            <text:p>9800</text:p>
          </table:table-cell>
          <table:table-cell table:style-name="ce5" table:formula="of:=IF([.B8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7]=&quot;tylko siano&quot;;[.$B87]-[.$O$4]*[.$P$4];[.$B87])" office:value-type="float" office:value="56800" calcext:value-type="float">
            <text:p>56800</text:p>
          </table:table-cell>
          <table:table-cell table:style-name="ce5" table:formula="of:=IF([.$D87]=&quot;tylko żołędzie&quot;;[.$C87]-[.$O$4]*[.$Q$4];[.$C87])" office:value-type="float" office:value="9800" calcext:value-type="float">
            <text:p>9800</text:p>
          </table:table-cell>
          <table:table-cell table:formula="of:=WEEKDAY([.$A87];2)" office:value-type="float" office:value="7" calcext:value-type="float">
            <text:p>7</text:p>
          </table:table-cell>
          <table:table-cell table:style-name="ce5" table:formula="of:=IF([.$G87]=5;&quot;siano&quot;;IF([.$G87]=2;&quot;żołędzie&quot;;&quot;&quot;))">
            <text:p/>
          </table:table-cell>
          <table:table-cell table:formula="of:=IF([.$H87]=&quot;siano&quot;;[.$E87]+[.$R$4];[.$E87])" office:value-type="float" office:value="56800" calcext:value-type="float">
            <text:p>56800</text:p>
          </table:table-cell>
          <table:table-cell table:formula="of:=IF([.$H87]=&quot;żołędzie&quot;;[.$F87]+[.$S$4];[.$F87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>
          <table:table-cell office:value-type="date" office:date-value="2013-02-25" calcext:value-type="date">
            <text:p>25.02.2013</text:p>
          </table:table-cell>
          <table:table-cell table:formula="of:=[.$I87]" office:value-type="float" office:value="56800" calcext:value-type="float">
            <text:p>56800</text:p>
          </table:table-cell>
          <table:table-cell table:formula="of:=[.$J87]" office:value-type="float" office:value="9800" calcext:value-type="float">
            <text:p>9800</text:p>
          </table:table-cell>
          <table:table-cell table:style-name="ce5" table:formula="of:=IF([.B8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8]=&quot;tylko siano&quot;;[.$B88]-[.$O$4]*[.$P$4];[.$B88])" office:value-type="float" office:value="53200" calcext:value-type="float">
            <text:p>53200</text:p>
          </table:table-cell>
          <table:table-cell table:style-name="ce5" table:formula="of:=IF([.$D88]=&quot;tylko żołędzie&quot;;[.$C88]-[.$O$4]*[.$Q$4];[.$C88])" office:value-type="float" office:value="9800" calcext:value-type="float">
            <text:p>9800</text:p>
          </table:table-cell>
          <table:table-cell table:formula="of:=WEEKDAY([.$A88];2)" office:value-type="float" office:value="1" calcext:value-type="float">
            <text:p>1</text:p>
          </table:table-cell>
          <table:table-cell table:style-name="ce5" table:formula="of:=IF([.$G88]=5;&quot;siano&quot;;IF([.$G88]=2;&quot;żołędzie&quot;;&quot;&quot;))">
            <text:p/>
          </table:table-cell>
          <table:table-cell table:formula="of:=IF([.$H88]=&quot;siano&quot;;[.$E88]+[.$R$4];[.$E88])" office:value-type="float" office:value="53200" calcext:value-type="float">
            <text:p>53200</text:p>
          </table:table-cell>
          <table:table-cell table:formula="of:=IF([.$H88]=&quot;żołędzie&quot;;[.$F88]+[.$S$4];[.$F88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>
          <table:table-cell office:value-type="date" office:date-value="2013-02-26" calcext:value-type="date">
            <text:p>26.02.2013</text:p>
          </table:table-cell>
          <table:table-cell table:formula="of:=[.$I88]" office:value-type="float" office:value="53200" calcext:value-type="float">
            <text:p>53200</text:p>
          </table:table-cell>
          <table:table-cell table:formula="of:=[.$J88]" office:value-type="float" office:value="9800" calcext:value-type="float">
            <text:p>9800</text:p>
          </table:table-cell>
          <table:table-cell table:style-name="ce5" table:formula="of:=IF([.B8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9]=&quot;tylko siano&quot;;[.$B89]-[.$O$4]*[.$P$4];[.$B89])" office:value-type="float" office:value="49600" calcext:value-type="float">
            <text:p>49600</text:p>
          </table:table-cell>
          <table:table-cell table:style-name="ce5" table:formula="of:=IF([.$D89]=&quot;tylko żołędzie&quot;;[.$C89]-[.$O$4]*[.$Q$4];[.$C89])" office:value-type="float" office:value="9800" calcext:value-type="float">
            <text:p>9800</text:p>
          </table:table-cell>
          <table:table-cell table:formula="of:=WEEKDAY([.$A89];2)" office:value-type="float" office:value="2" calcext:value-type="float">
            <text:p>2</text:p>
          </table:table-cell>
          <table:table-cell table:style-name="ce5" table:formula="of:=IF([.$G89]=5;&quot;siano&quot;;IF([.$G89]=2;&quot;żołędzie&quot;;&quot;&quot;))" office:value-type="string" office:string-value="żołędzie" calcext:value-type="string">
            <text:p>żołędzie</text:p>
          </table:table-cell>
          <table:table-cell table:formula="of:=IF([.$H89]=&quot;siano&quot;;[.$E89]+[.$R$4];[.$E89])" office:value-type="float" office:value="49600" calcext:value-type="float">
            <text:p>49600</text:p>
          </table:table-cell>
          <table:table-cell table:formula="of:=IF([.$H89]=&quot;żołędzie&quot;;[.$F89]+[.$S$4];[.$F89])" office:value-type="float" office:value="13800" calcext:value-type="float">
            <text:p>13800</text:p>
          </table:table-cell>
          <table:table-cell table:number-columns-repeated="12"/>
        </table:table-row>
        <table:table-row table:style-name="ro2">
          <table:table-cell office:value-type="date" office:date-value="2013-02-27" calcext:value-type="date">
            <text:p>27.02.2013</text:p>
          </table:table-cell>
          <table:table-cell table:formula="of:=[.$I89]" office:value-type="float" office:value="49600" calcext:value-type="float">
            <text:p>49600</text:p>
          </table:table-cell>
          <table:table-cell table:formula="of:=[.$J89]" office:value-type="float" office:value="13800" calcext:value-type="float">
            <text:p>13800</text:p>
          </table:table-cell>
          <table:table-cell table:style-name="ce5" table:formula="of:=IF([.B90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90]=&quot;tylko siano&quot;;[.$B90]-[.$O$4]*[.$P$4];[.$B90])" office:value-type="float" office:value="49600" calcext:value-type="float">
            <text:p>49600</text:p>
          </table:table-cell>
          <table:table-cell table:style-name="ce5" table:formula="of:=IF([.$D90]=&quot;tylko żołędzie&quot;;[.$C90]-[.$O$4]*[.$Q$4];[.$C90])" office:value-type="float" office:value="12000" calcext:value-type="float">
            <text:p>12000</text:p>
          </table:table-cell>
          <table:table-cell table:formula="of:=WEEKDAY([.$A90];2)" office:value-type="float" office:value="3" calcext:value-type="float">
            <text:p>3</text:p>
          </table:table-cell>
          <table:table-cell table:style-name="ce5" table:formula="of:=IF([.$G90]=5;&quot;siano&quot;;IF([.$G90]=2;&quot;żołędzie&quot;;&quot;&quot;))">
            <text:p/>
          </table:table-cell>
          <table:table-cell table:formula="of:=IF([.$H90]=&quot;siano&quot;;[.$E90]+[.$R$4];[.$E90])" office:value-type="float" office:value="49600" calcext:value-type="float">
            <text:p>49600</text:p>
          </table:table-cell>
          <table:table-cell table:formula="of:=IF([.$H90]=&quot;żołędzie&quot;;[.$F90]+[.$S$4];[.$F90])" office:value-type="float" office:value="12000" calcext:value-type="float">
            <text:p>12000</text:p>
          </table:table-cell>
          <table:table-cell table:number-columns-repeated="12"/>
        </table:table-row>
        <table:table-row table:style-name="ro2">
          <table:table-cell office:value-type="date" office:date-value="2013-02-28" calcext:value-type="date">
            <text:p>28.02.2013</text:p>
          </table:table-cell>
          <table:table-cell table:formula="of:=[.$I90]" office:value-type="float" office:value="49600" calcext:value-type="float">
            <text:p>49600</text:p>
          </table:table-cell>
          <table:table-cell table:formula="of:=[.$J90]" office:value-type="float" office:value="12000" calcext:value-type="float">
            <text:p>12000</text:p>
          </table:table-cell>
          <table:table-cell table:style-name="ce5" table:formula="of:=IF([.B91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91]=&quot;tylko siano&quot;;[.$B91]-[.$O$4]*[.$P$4];[.$B91])" office:value-type="float" office:value="49600" calcext:value-type="float">
            <text:p>49600</text:p>
          </table:table-cell>
          <table:table-cell table:style-name="ce5" table:formula="of:=IF([.$D91]=&quot;tylko żołędzie&quot;;[.$C91]-[.$O$4]*[.$Q$4];[.$C91])" office:value-type="float" office:value="10200" calcext:value-type="float">
            <text:p>10200</text:p>
          </table:table-cell>
          <table:table-cell table:formula="of:=WEEKDAY([.$A91];2)" office:value-type="float" office:value="4" calcext:value-type="float">
            <text:p>4</text:p>
          </table:table-cell>
          <table:table-cell table:style-name="ce5" table:formula="of:=IF([.$G91]=5;&quot;siano&quot;;IF([.$G91]=2;&quot;żołędzie&quot;;&quot;&quot;))">
            <text:p/>
          </table:table-cell>
          <table:table-cell table:formula="of:=IF([.$H91]=&quot;siano&quot;;[.$E91]+[.$R$4];[.$E91])" office:value-type="float" office:value="49600" calcext:value-type="float">
            <text:p>49600</text:p>
          </table:table-cell>
          <table:table-cell table:formula="of:=IF([.$H91]=&quot;żołędzie&quot;;[.$F91]+[.$S$4];[.$F91])" office:value-type="float" office:value="10200" calcext:value-type="float">
            <text:p>10200</text:p>
          </table:table-cell>
          <table:table-cell table:number-columns-repeated="12"/>
        </table:table-row>
        <table:table-row table:style-name="ro2" table:number-rows-repeated="1048484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D" table:style-name="ta1">
        <table:shapes>
          <draw:frame draw:z-index="0" draw:style-name="gr1" draw:text-style-name="P1" svg:width="6.3059in" svg:height="3.5362in" svg:x="10.6535in" svg:y="0.4079in">
            <draw:object draw:notify-on-update-of-ranges="D.A1:D.A1 D.A2:D.A91 D.B1:D.B1 D.B2:D.B91 D.C1:D.C1 D.C2:D.C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Siano</text:p>
          </table:table-cell>
          <table:table-cell table:style-name="ce3" office:value-type="string" calcext:value-type="string">
            <text:p>Żołędzie</text:p>
          </table:table-cell>
          <table:table-cell table:style-name="ce4" office:value-type="string" calcext:value-type="string">
            <text:p>Co dać żubrom</text:p>
          </table:table-cell>
          <table:table-cell table:style-name="ce4" office:value-type="string" calcext:value-type="string">
            <text:p>Siano po karmieniu</text:p>
          </table:table-cell>
          <table:table-cell table:style-name="ce4" office:value-type="string" calcext:value-type="string">
            <text:p>Żołędzie po karmieniu</text:p>
          </table:table-cell>
          <table:table-cell table:style-name="ce4" office:value-type="string" calcext:value-type="string">
            <text:p>Dzień tygodnia</text:p>
          </table:table-cell>
          <table:table-cell table:style-name="ce3" office:value-type="string" calcext:value-type="string">
            <text:p>Dowóz?</text:p>
          </table:table-cell>
          <table:table-cell table:style-name="ce4" office:value-type="string" calcext:value-type="string">
            <text:p>Stan siana po dostawie</text:p>
          </table:table-cell>
          <table:table-cell table:style-name="ce4" office:value-type="string" calcext:value-type="string">
            <text:p>Stan żołędzi po dostawie</text:p>
          </table:table-cell>
          <table:table-cell table:number-columns-repeated="4"/>
          <table:table-cell table:style-name="ce6" office:value-type="string" calcext:value-type="string" table:number-columns-spanned="5" table:number-rows-spanned="1">
            <text:p>INFORMACJE</text:p>
          </table:table-cell>
          <table:covered-table-cell table:number-columns-repeated="4" table:style-name="ce10"/>
          <table:table-cell table:number-columns-repeated="3"/>
        </table:table-row>
        <table:table-row table:style-name="ro2" table:visibility="filter">
          <table:table-cell office:value-type="date" office:date-value="2012-12-01" calcext:value-type="date">
            <text:p>1.12.2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" calcext:value-type="float">
            <text:p>5000</text:p>
          </table:table-cell>
          <table:table-cell table:style-name="ce5" table:formula="of:=IF([.B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]=&quot;tylko siano&quot;;[.$B2]-[.$O$4]*[.$P$4];[.$B2])" office:value-type="float" office:value="96400" calcext:value-type="float">
            <text:p>96400</text:p>
          </table:table-cell>
          <table:table-cell table:style-name="ce5" table:formula="of:=IF([.$D2]=&quot;tylko żołędzie&quot;;[.$C2]-[.$O$4]*[.$Q$4];[.$C2])" office:value-type="float" office:value="5000" calcext:value-type="float">
            <text:p>5000</text:p>
          </table:table-cell>
          <table:table-cell table:formula="of:=WEEKDAY([.$A2];2)" office:value-type="float" office:value="6" calcext:value-type="float">
            <text:p>6</text:p>
          </table:table-cell>
          <table:table-cell table:style-name="ce5" table:formula="of:=IF([.$G2]=5;&quot;siano&quot;;IF([.$G2]=2;&quot;żołędzie&quot;;&quot;&quot;))">
            <text:p/>
          </table:table-cell>
          <table:table-cell table:formula="of:=IF([.$H2]=&quot;siano&quot;;[.$E2]+[.$R$4];[.$E2])" office:value-type="float" office:value="96400" calcext:value-type="float">
            <text:p>96400</text:p>
          </table:table-cell>
          <table:table-cell table:formula="of:=IF([.$H2]=&quot;żołędzie&quot;;[.$F2]+[.$S$4];[.$F2])" office:value-type="float" office:value="5000" calcext:value-type="float">
            <text:p>5000</text:p>
          </table:table-cell>
          <table:table-cell table:number-columns-repeated="4"/>
          <table:table-cell table:style-name="ce7" office:value-type="string" calcext:value-type="string" table:number-columns-spanned="1" table:number-rows-spanned="2">
            <text:p>Ile żubrów</text:p>
          </table:table-cell>
          <table:table-cell table:style-name="ce8" office:value-type="string" calcext:value-type="string" table:number-columns-spanned="2" table:number-rows-spanned="1">
            <text:p>Jedzenie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Dowóz</text:p>
          </table:table-cell>
          <table:covered-table-cell table:style-name="ce8"/>
          <table:table-cell table:style-name="ce13"/>
          <table:table-cell table:style-name="ce14" table:number-columns-repeated="2"/>
        </table:table-row>
        <table:table-row table:style-name="ro2" table:visibility="filter">
          <table:table-cell office:value-type="date" office:date-value="2012-12-02" calcext:value-type="date">
            <text:p>2.12.2012</text:p>
          </table:table-cell>
          <table:table-cell table:formula="of:=[.$I2]" office:value-type="float" office:value="96400" calcext:value-type="float">
            <text:p>96400</text:p>
          </table:table-cell>
          <table:table-cell table:formula="of:=[.$J2]" office:value-type="float" office:value="5000" calcext:value-type="float">
            <text:p>5000</text:p>
          </table:table-cell>
          <table:table-cell table:style-name="ce5" table:formula="of:=IF([.B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]=&quot;tylko siano&quot;;[.$B3]-[.$O$4]*[.$P$4];[.$B3])" office:value-type="float" office:value="92800" calcext:value-type="float">
            <text:p>92800</text:p>
          </table:table-cell>
          <table:table-cell table:style-name="ce5" table:formula="of:=IF([.$D3]=&quot;tylko żołędzie&quot;;[.$C3]-[.$O$4]*[.$Q$4];[.$C3])" office:value-type="float" office:value="5000" calcext:value-type="float">
            <text:p>5000</text:p>
          </table:table-cell>
          <table:table-cell table:formula="of:=WEEKDAY([.$A3];2)" office:value-type="float" office:value="7" calcext:value-type="float">
            <text:p>7</text:p>
          </table:table-cell>
          <table:table-cell table:style-name="ce5" table:formula="of:=IF([.$G3]=5;&quot;siano&quot;;IF([.$G3]=2;&quot;żołędzie&quot;;&quot;&quot;))">
            <text:p/>
          </table:table-cell>
          <table:table-cell table:formula="of:=IF([.$H3]=&quot;siano&quot;;[.$E3]+[.$R$4];[.$E3])" office:value-type="float" office:value="92800" calcext:value-type="float">
            <text:p>92800</text:p>
          </table:table-cell>
          <table:table-cell table:formula="of:=IF([.$H3]=&quot;żołędzie&quot;;[.$F3]+[.$S$4];[.$F3])" office:value-type="float" office:value="5000" calcext:value-type="float">
            <text:p>5000</text:p>
          </table:table-cell>
          <table:table-cell table:number-columns-repeated="4"/>
          <table:covered-table-cell table:style-name="ce8"/>
          <table:table-cell table:style-name="ce8" office:value-type="string" calcext:value-type="string">
            <text:p>Ile siana</text:p>
          </table:table-cell>
          <table:table-cell table:style-name="ce8" office:value-type="string" calcext:value-type="string">
            <text:p>Ile żołędzi</text:p>
          </table:table-cell>
          <table:table-cell table:style-name="ce8" office:value-type="string" calcext:value-type="string">
            <text:p>Ile siana</text:p>
          </table:table-cell>
          <table:table-cell table:style-name="ce8" office:value-type="string" calcext:value-type="string">
            <text:p>Ile żołędzi</text:p>
          </table:table-cell>
          <table:table-cell table:style-name="ce14" table:number-columns-repeated="3"/>
        </table:table-row>
        <table:table-row table:style-name="ro2" table:visibility="filter">
          <table:table-cell office:value-type="date" office:date-value="2012-12-03" calcext:value-type="date">
            <text:p>3.12.2012</text:p>
          </table:table-cell>
          <table:table-cell table:formula="of:=[.$I3]" office:value-type="float" office:value="92800" calcext:value-type="float">
            <text:p>92800</text:p>
          </table:table-cell>
          <table:table-cell table:formula="of:=[.$J3]" office:value-type="float" office:value="5000" calcext:value-type="float">
            <text:p>5000</text:p>
          </table:table-cell>
          <table:table-cell table:style-name="ce5" table:formula="of:=IF([.B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]=&quot;tylko siano&quot;;[.$B4]-[.$O$4]*[.$P$4];[.$B4])" office:value-type="float" office:value="89200" calcext:value-type="float">
            <text:p>89200</text:p>
          </table:table-cell>
          <table:table-cell table:style-name="ce5" table:formula="of:=IF([.$D4]=&quot;tylko żołędzie&quot;;[.$C4]-[.$O$4]*[.$Q$4];[.$C4])" office:value-type="float" office:value="5000" calcext:value-type="float">
            <text:p>5000</text:p>
          </table:table-cell>
          <table:table-cell table:formula="of:=WEEKDAY([.$A4];2)" office:value-type="float" office:value="1" calcext:value-type="float">
            <text:p>1</text:p>
          </table:table-cell>
          <table:table-cell table:style-name="ce5" table:formula="of:=IF([.$G4]=5;&quot;siano&quot;;IF([.$G4]=2;&quot;żołędzie&quot;;&quot;&quot;))">
            <text:p/>
          </table:table-cell>
          <table:table-cell table:formula="of:=IF([.$H4]=&quot;siano&quot;;[.$E4]+[.$R$4];[.$E4])" office:value-type="float" office:value="89200" calcext:value-type="float">
            <text:p>89200</text:p>
          </table:table-cell>
          <table:table-cell table:formula="of:=IF([.$H4]=&quot;żołędzie&quot;;[.$F4]+[.$S$4];[.$F4])" office:value-type="float" office:value="5000" calcext:value-type="float">
            <text:p>5000</text:p>
          </table:table-cell>
          <table:table-cell table:number-columns-repeated="4"/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5000" calcext:value-type="float">
            <text:p>15000</text:p>
          </table:table-cell>
          <table:table-cell table:style-name="ce10" office:value-type="float" office:value="4000" calcext:value-type="float">
            <text:p>4000</text:p>
          </table:table-cell>
          <table:table-cell table:style-name="ce2"/>
          <table:table-cell table:number-columns-repeated="2"/>
        </table:table-row>
        <table:table-row table:style-name="ro2" table:visibility="filter">
          <table:table-cell office:value-type="date" office:date-value="2012-12-04" calcext:value-type="date">
            <text:p>4.12.2012</text:p>
          </table:table-cell>
          <table:table-cell table:formula="of:=[.$I4]" office:value-type="float" office:value="89200" calcext:value-type="float">
            <text:p>89200</text:p>
          </table:table-cell>
          <table:table-cell table:formula="of:=[.$J4]" office:value-type="float" office:value="5000" calcext:value-type="float">
            <text:p>5000</text:p>
          </table:table-cell>
          <table:table-cell table:style-name="ce5" table:formula="of:=IF([.B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]=&quot;tylko siano&quot;;[.$B5]-[.$O$4]*[.$P$4];[.$B5])" office:value-type="float" office:value="85600" calcext:value-type="float">
            <text:p>85600</text:p>
          </table:table-cell>
          <table:table-cell table:style-name="ce5" table:formula="of:=IF([.$D5]=&quot;tylko żołędzie&quot;;[.$C5]-[.$O$4]*[.$Q$4];[.$C5])" office:value-type="float" office:value="5000" calcext:value-type="float">
            <text:p>5000</text:p>
          </table:table-cell>
          <table:table-cell table:formula="of:=WEEKDAY([.$A5];2)" office:value-type="float" office:value="2" calcext:value-type="float">
            <text:p>2</text:p>
          </table:table-cell>
          <table:table-cell table:style-name="ce5" table:formula="of:=IF([.$G5]=5;&quot;siano&quot;;IF([.$G5]=2;&quot;żołędzie&quot;;&quot;&quot;))" office:value-type="string" office:string-value="żołędzie" calcext:value-type="string">
            <text:p>żołędzie</text:p>
          </table:table-cell>
          <table:table-cell table:formula="of:=IF([.$H5]=&quot;siano&quot;;[.$E5]+[.$R$4];[.$E5])" office:value-type="float" office:value="85600" calcext:value-type="float">
            <text:p>85600</text:p>
          </table:table-cell>
          <table:table-cell table:formula="of:=IF([.$H5]=&quot;żołędzie&quot;;[.$F5]+[.$S$4];[.$F5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05" calcext:value-type="date">
            <text:p>5.12.2012</text:p>
          </table:table-cell>
          <table:table-cell table:formula="of:=[.$I5]" office:value-type="float" office:value="85600" calcext:value-type="float">
            <text:p>85600</text:p>
          </table:table-cell>
          <table:table-cell table:formula="of:=[.$J5]" office:value-type="float" office:value="9000" calcext:value-type="float">
            <text:p>9000</text:p>
          </table:table-cell>
          <table:table-cell table:style-name="ce5" table:formula="of:=IF([.B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]=&quot;tylko siano&quot;;[.$B6]-[.$O$4]*[.$P$4];[.$B6])" office:value-type="float" office:value="82000" calcext:value-type="float">
            <text:p>82000</text:p>
          </table:table-cell>
          <table:table-cell table:style-name="ce5" table:formula="of:=IF([.$D6]=&quot;tylko żołędzie&quot;;[.$C6]-[.$O$4]*[.$Q$4];[.$C6])" office:value-type="float" office:value="9000" calcext:value-type="float">
            <text:p>9000</text:p>
          </table:table-cell>
          <table:table-cell table:formula="of:=WEEKDAY([.$A6];2)" office:value-type="float" office:value="3" calcext:value-type="float">
            <text:p>3</text:p>
          </table:table-cell>
          <table:table-cell table:style-name="ce5" table:formula="of:=IF([.$G6]=5;&quot;siano&quot;;IF([.$G6]=2;&quot;żołędzie&quot;;&quot;&quot;))">
            <text:p/>
          </table:table-cell>
          <table:table-cell table:formula="of:=IF([.$H6]=&quot;siano&quot;;[.$E6]+[.$R$4];[.$E6])" office:value-type="float" office:value="82000" calcext:value-type="float">
            <text:p>82000</text:p>
          </table:table-cell>
          <table:table-cell table:formula="of:=IF([.$H6]=&quot;żołędzie&quot;;[.$F6]+[.$S$4];[.$F6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06" calcext:value-type="date">
            <text:p>6.12.2012</text:p>
          </table:table-cell>
          <table:table-cell table:formula="of:=[.$I6]" office:value-type="float" office:value="82000" calcext:value-type="float">
            <text:p>82000</text:p>
          </table:table-cell>
          <table:table-cell table:formula="of:=[.$J6]" office:value-type="float" office:value="9000" calcext:value-type="float">
            <text:p>9000</text:p>
          </table:table-cell>
          <table:table-cell table:style-name="ce5" table:formula="of:=IF([.B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]=&quot;tylko siano&quot;;[.$B7]-[.$O$4]*[.$P$4];[.$B7])" office:value-type="float" office:value="78400" calcext:value-type="float">
            <text:p>78400</text:p>
          </table:table-cell>
          <table:table-cell table:style-name="ce5" table:formula="of:=IF([.$D7]=&quot;tylko żołędzie&quot;;[.$C7]-[.$O$4]*[.$Q$4];[.$C7])" office:value-type="float" office:value="9000" calcext:value-type="float">
            <text:p>9000</text:p>
          </table:table-cell>
          <table:table-cell table:formula="of:=WEEKDAY([.$A7];2)" office:value-type="float" office:value="4" calcext:value-type="float">
            <text:p>4</text:p>
          </table:table-cell>
          <table:table-cell table:style-name="ce5" table:formula="of:=IF([.$G7]=5;&quot;siano&quot;;IF([.$G7]=2;&quot;żołędzie&quot;;&quot;&quot;))">
            <text:p/>
          </table:table-cell>
          <table:table-cell table:formula="of:=IF([.$H7]=&quot;siano&quot;;[.$E7]+[.$R$4];[.$E7])" office:value-type="float" office:value="78400" calcext:value-type="float">
            <text:p>78400</text:p>
          </table:table-cell>
          <table:table-cell table:formula="of:=IF([.$H7]=&quot;żołędzie&quot;;[.$F7]+[.$S$4];[.$F7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07" calcext:value-type="date">
            <text:p>7.12.2012</text:p>
          </table:table-cell>
          <table:table-cell table:formula="of:=[.$I7]" office:value-type="float" office:value="78400" calcext:value-type="float">
            <text:p>78400</text:p>
          </table:table-cell>
          <table:table-cell table:formula="of:=[.$J7]" office:value-type="float" office:value="9000" calcext:value-type="float">
            <text:p>9000</text:p>
          </table:table-cell>
          <table:table-cell table:style-name="ce5" table:formula="of:=IF([.B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]=&quot;tylko siano&quot;;[.$B8]-[.$O$4]*[.$P$4];[.$B8])" office:value-type="float" office:value="74800" calcext:value-type="float">
            <text:p>74800</text:p>
          </table:table-cell>
          <table:table-cell table:style-name="ce5" table:formula="of:=IF([.$D8]=&quot;tylko żołędzie&quot;;[.$C8]-[.$O$4]*[.$Q$4];[.$C8])" office:value-type="float" office:value="9000" calcext:value-type="float">
            <text:p>9000</text:p>
          </table:table-cell>
          <table:table-cell table:formula="of:=WEEKDAY([.$A8];2)" office:value-type="float" office:value="5" calcext:value-type="float">
            <text:p>5</text:p>
          </table:table-cell>
          <table:table-cell table:style-name="ce5" table:formula="of:=IF([.$G8]=5;&quot;siano&quot;;IF([.$G8]=2;&quot;żołędzie&quot;;&quot;&quot;))" office:value-type="string" office:string-value="siano" calcext:value-type="string">
            <text:p>siano</text:p>
          </table:table-cell>
          <table:table-cell table:formula="of:=IF([.$H8]=&quot;siano&quot;;[.$E8]+[.$R$4];[.$E8])" office:value-type="float" office:value="89800" calcext:value-type="float">
            <text:p>89800</text:p>
          </table:table-cell>
          <table:table-cell table:formula="of:=IF([.$H8]=&quot;żołędzie&quot;;[.$F8]+[.$S$4];[.$F8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08" calcext:value-type="date">
            <text:p>8.12.2012</text:p>
          </table:table-cell>
          <table:table-cell table:formula="of:=[.$I8]" office:value-type="float" office:value="89800" calcext:value-type="float">
            <text:p>89800</text:p>
          </table:table-cell>
          <table:table-cell table:formula="of:=[.$J8]" office:value-type="float" office:value="9000" calcext:value-type="float">
            <text:p>9000</text:p>
          </table:table-cell>
          <table:table-cell table:style-name="ce5" table:formula="of:=IF([.B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9]=&quot;tylko siano&quot;;[.$B9]-[.$O$4]*[.$P$4];[.$B9])" office:value-type="float" office:value="86200" calcext:value-type="float">
            <text:p>86200</text:p>
          </table:table-cell>
          <table:table-cell table:style-name="ce5" table:formula="of:=IF([.$D9]=&quot;tylko żołędzie&quot;;[.$C9]-[.$O$4]*[.$Q$4];[.$C9])" office:value-type="float" office:value="9000" calcext:value-type="float">
            <text:p>9000</text:p>
          </table:table-cell>
          <table:table-cell table:formula="of:=WEEKDAY([.$A9];2)" office:value-type="float" office:value="6" calcext:value-type="float">
            <text:p>6</text:p>
          </table:table-cell>
          <table:table-cell table:style-name="ce5" table:formula="of:=IF([.$G9]=5;&quot;siano&quot;;IF([.$G9]=2;&quot;żołędzie&quot;;&quot;&quot;))">
            <text:p/>
          </table:table-cell>
          <table:table-cell table:formula="of:=IF([.$H9]=&quot;siano&quot;;[.$E9]+[.$R$4];[.$E9])" office:value-type="float" office:value="86200" calcext:value-type="float">
            <text:p>86200</text:p>
          </table:table-cell>
          <table:table-cell table:formula="of:=IF([.$H9]=&quot;żołędzie&quot;;[.$F9]+[.$S$4];[.$F9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09" calcext:value-type="date">
            <text:p>9.12.2012</text:p>
          </table:table-cell>
          <table:table-cell table:formula="of:=[.$I9]" office:value-type="float" office:value="86200" calcext:value-type="float">
            <text:p>86200</text:p>
          </table:table-cell>
          <table:table-cell table:formula="of:=[.$J9]" office:value-type="float" office:value="9000" calcext:value-type="float">
            <text:p>9000</text:p>
          </table:table-cell>
          <table:table-cell table:style-name="ce5" table:formula="of:=IF([.B1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0]=&quot;tylko siano&quot;;[.$B10]-[.$O$4]*[.$P$4];[.$B10])" office:value-type="float" office:value="82600" calcext:value-type="float">
            <text:p>82600</text:p>
          </table:table-cell>
          <table:table-cell table:style-name="ce5" table:formula="of:=IF([.$D10]=&quot;tylko żołędzie&quot;;[.$C10]-[.$O$4]*[.$Q$4];[.$C10])" office:value-type="float" office:value="9000" calcext:value-type="float">
            <text:p>9000</text:p>
          </table:table-cell>
          <table:table-cell table:formula="of:=WEEKDAY([.$A10];2)" office:value-type="float" office:value="7" calcext:value-type="float">
            <text:p>7</text:p>
          </table:table-cell>
          <table:table-cell table:style-name="ce5" table:formula="of:=IF([.$G10]=5;&quot;siano&quot;;IF([.$G10]=2;&quot;żołędzie&quot;;&quot;&quot;))">
            <text:p/>
          </table:table-cell>
          <table:table-cell table:formula="of:=IF([.$H10]=&quot;siano&quot;;[.$E10]+[.$R$4];[.$E10])" office:value-type="float" office:value="82600" calcext:value-type="float">
            <text:p>82600</text:p>
          </table:table-cell>
          <table:table-cell table:formula="of:=IF([.$H10]=&quot;żołędzie&quot;;[.$F10]+[.$S$4];[.$F10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0" calcext:value-type="date">
            <text:p>10.12.2012</text:p>
          </table:table-cell>
          <table:table-cell table:formula="of:=[.$I10]" office:value-type="float" office:value="82600" calcext:value-type="float">
            <text:p>82600</text:p>
          </table:table-cell>
          <table:table-cell table:formula="of:=[.$J10]" office:value-type="float" office:value="9000" calcext:value-type="float">
            <text:p>9000</text:p>
          </table:table-cell>
          <table:table-cell table:style-name="ce5" table:formula="of:=IF([.B1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1]=&quot;tylko siano&quot;;[.$B11]-[.$O$4]*[.$P$4];[.$B11])" office:value-type="float" office:value="79000" calcext:value-type="float">
            <text:p>79000</text:p>
          </table:table-cell>
          <table:table-cell table:style-name="ce5" table:formula="of:=IF([.$D11]=&quot;tylko żołędzie&quot;;[.$C11]-[.$O$4]*[.$Q$4];[.$C11])" office:value-type="float" office:value="9000" calcext:value-type="float">
            <text:p>9000</text:p>
          </table:table-cell>
          <table:table-cell table:formula="of:=WEEKDAY([.$A11];2)" office:value-type="float" office:value="1" calcext:value-type="float">
            <text:p>1</text:p>
          </table:table-cell>
          <table:table-cell table:style-name="ce5" table:formula="of:=IF([.$G11]=5;&quot;siano&quot;;IF([.$G11]=2;&quot;żołędzie&quot;;&quot;&quot;))">
            <text:p/>
          </table:table-cell>
          <table:table-cell table:formula="of:=IF([.$H11]=&quot;siano&quot;;[.$E11]+[.$R$4];[.$E11])" office:value-type="float" office:value="79000" calcext:value-type="float">
            <text:p>79000</text:p>
          </table:table-cell>
          <table:table-cell table:formula="of:=IF([.$H11]=&quot;żołędzie&quot;;[.$F11]+[.$S$4];[.$F11])" office:value-type="float" office:value="9000" calcext:value-type="float">
            <text:p>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1" calcext:value-type="date">
            <text:p>11.12.2012</text:p>
          </table:table-cell>
          <table:table-cell table:formula="of:=[.$I11]" office:value-type="float" office:value="79000" calcext:value-type="float">
            <text:p>79000</text:p>
          </table:table-cell>
          <table:table-cell table:formula="of:=[.$J11]" office:value-type="float" office:value="9000" calcext:value-type="float">
            <text:p>9000</text:p>
          </table:table-cell>
          <table:table-cell table:style-name="ce5" table:formula="of:=IF([.B1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2]=&quot;tylko siano&quot;;[.$B12]-[.$O$4]*[.$P$4];[.$B12])" office:value-type="float" office:value="75400" calcext:value-type="float">
            <text:p>75400</text:p>
          </table:table-cell>
          <table:table-cell table:style-name="ce5" table:formula="of:=IF([.$D12]=&quot;tylko żołędzie&quot;;[.$C12]-[.$O$4]*[.$Q$4];[.$C12])" office:value-type="float" office:value="9000" calcext:value-type="float">
            <text:p>9000</text:p>
          </table:table-cell>
          <table:table-cell table:formula="of:=WEEKDAY([.$A12];2)" office:value-type="float" office:value="2" calcext:value-type="float">
            <text:p>2</text:p>
          </table:table-cell>
          <table:table-cell table:style-name="ce5" table:formula="of:=IF([.$G12]=5;&quot;siano&quot;;IF([.$G12]=2;&quot;żołędzie&quot;;&quot;&quot;))" office:value-type="string" office:string-value="żołędzie" calcext:value-type="string">
            <text:p>żołędzie</text:p>
          </table:table-cell>
          <table:table-cell table:formula="of:=IF([.$H12]=&quot;siano&quot;;[.$E12]+[.$R$4];[.$E12])" office:value-type="float" office:value="75400" calcext:value-type="float">
            <text:p>75400</text:p>
          </table:table-cell>
          <table:table-cell table:formula="of:=IF([.$H12]=&quot;żołędzie&quot;;[.$F12]+[.$S$4];[.$F12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2" calcext:value-type="date">
            <text:p>12.12.2012</text:p>
          </table:table-cell>
          <table:table-cell table:formula="of:=[.$I12]" office:value-type="float" office:value="75400" calcext:value-type="float">
            <text:p>75400</text:p>
          </table:table-cell>
          <table:table-cell table:formula="of:=[.$J12]" office:value-type="float" office:value="13000" calcext:value-type="float">
            <text:p>13000</text:p>
          </table:table-cell>
          <table:table-cell table:style-name="ce5" table:formula="of:=IF([.B1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3]=&quot;tylko siano&quot;;[.$B13]-[.$O$4]*[.$P$4];[.$B13])" office:value-type="float" office:value="71800" calcext:value-type="float">
            <text:p>71800</text:p>
          </table:table-cell>
          <table:table-cell table:style-name="ce5" table:formula="of:=IF([.$D13]=&quot;tylko żołędzie&quot;;[.$C13]-[.$O$4]*[.$Q$4];[.$C13])" office:value-type="float" office:value="13000" calcext:value-type="float">
            <text:p>13000</text:p>
          </table:table-cell>
          <table:table-cell table:formula="of:=WEEKDAY([.$A13];2)" office:value-type="float" office:value="3" calcext:value-type="float">
            <text:p>3</text:p>
          </table:table-cell>
          <table:table-cell table:style-name="ce5" table:formula="of:=IF([.$G13]=5;&quot;siano&quot;;IF([.$G13]=2;&quot;żołędzie&quot;;&quot;&quot;))">
            <text:p/>
          </table:table-cell>
          <table:table-cell table:formula="of:=IF([.$H13]=&quot;siano&quot;;[.$E13]+[.$R$4];[.$E13])" office:value-type="float" office:value="71800" calcext:value-type="float">
            <text:p>71800</text:p>
          </table:table-cell>
          <table:table-cell table:formula="of:=IF([.$H13]=&quot;żołędzie&quot;;[.$F13]+[.$S$4];[.$F13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3" calcext:value-type="date">
            <text:p>13.12.2012</text:p>
          </table:table-cell>
          <table:table-cell table:formula="of:=[.$I13]" office:value-type="float" office:value="71800" calcext:value-type="float">
            <text:p>71800</text:p>
          </table:table-cell>
          <table:table-cell table:formula="of:=[.$J13]" office:value-type="float" office:value="13000" calcext:value-type="float">
            <text:p>13000</text:p>
          </table:table-cell>
          <table:table-cell table:style-name="ce5" table:formula="of:=IF([.B1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4]=&quot;tylko siano&quot;;[.$B14]-[.$O$4]*[.$P$4];[.$B14])" office:value-type="float" office:value="68200" calcext:value-type="float">
            <text:p>68200</text:p>
          </table:table-cell>
          <table:table-cell table:style-name="ce5" table:formula="of:=IF([.$D14]=&quot;tylko żołędzie&quot;;[.$C14]-[.$O$4]*[.$Q$4];[.$C14])" office:value-type="float" office:value="13000" calcext:value-type="float">
            <text:p>13000</text:p>
          </table:table-cell>
          <table:table-cell table:formula="of:=WEEKDAY([.$A14];2)" office:value-type="float" office:value="4" calcext:value-type="float">
            <text:p>4</text:p>
          </table:table-cell>
          <table:table-cell table:style-name="ce5" table:formula="of:=IF([.$G14]=5;&quot;siano&quot;;IF([.$G14]=2;&quot;żołędzie&quot;;&quot;&quot;))">
            <text:p/>
          </table:table-cell>
          <table:table-cell table:formula="of:=IF([.$H14]=&quot;siano&quot;;[.$E14]+[.$R$4];[.$E14])" office:value-type="float" office:value="68200" calcext:value-type="float">
            <text:p>68200</text:p>
          </table:table-cell>
          <table:table-cell table:formula="of:=IF([.$H14]=&quot;żołędzie&quot;;[.$F14]+[.$S$4];[.$F14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4" calcext:value-type="date">
            <text:p>14.12.2012</text:p>
          </table:table-cell>
          <table:table-cell table:formula="of:=[.$I14]" office:value-type="float" office:value="68200" calcext:value-type="float">
            <text:p>68200</text:p>
          </table:table-cell>
          <table:table-cell table:formula="of:=[.$J14]" office:value-type="float" office:value="13000" calcext:value-type="float">
            <text:p>13000</text:p>
          </table:table-cell>
          <table:table-cell table:style-name="ce5" table:formula="of:=IF([.B1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5]=&quot;tylko siano&quot;;[.$B15]-[.$O$4]*[.$P$4];[.$B15])" office:value-type="float" office:value="64600" calcext:value-type="float">
            <text:p>64600</text:p>
          </table:table-cell>
          <table:table-cell table:style-name="ce5" table:formula="of:=IF([.$D15]=&quot;tylko żołędzie&quot;;[.$C15]-[.$O$4]*[.$Q$4];[.$C15])" office:value-type="float" office:value="13000" calcext:value-type="float">
            <text:p>13000</text:p>
          </table:table-cell>
          <table:table-cell table:formula="of:=WEEKDAY([.$A15];2)" office:value-type="float" office:value="5" calcext:value-type="float">
            <text:p>5</text:p>
          </table:table-cell>
          <table:table-cell table:style-name="ce5" table:formula="of:=IF([.$G15]=5;&quot;siano&quot;;IF([.$G15]=2;&quot;żołędzie&quot;;&quot;&quot;))" office:value-type="string" office:string-value="siano" calcext:value-type="string">
            <text:p>siano</text:p>
          </table:table-cell>
          <table:table-cell table:formula="of:=IF([.$H15]=&quot;siano&quot;;[.$E15]+[.$R$4];[.$E15])" office:value-type="float" office:value="79600" calcext:value-type="float">
            <text:p>79600</text:p>
          </table:table-cell>
          <table:table-cell table:formula="of:=IF([.$H15]=&quot;żołędzie&quot;;[.$F15]+[.$S$4];[.$F15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5" calcext:value-type="date">
            <text:p>15.12.2012</text:p>
          </table:table-cell>
          <table:table-cell table:formula="of:=[.$I15]" office:value-type="float" office:value="79600" calcext:value-type="float">
            <text:p>79600</text:p>
          </table:table-cell>
          <table:table-cell table:formula="of:=[.$J15]" office:value-type="float" office:value="13000" calcext:value-type="float">
            <text:p>13000</text:p>
          </table:table-cell>
          <table:table-cell table:style-name="ce5" table:formula="of:=IF([.B1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6]=&quot;tylko siano&quot;;[.$B16]-[.$O$4]*[.$P$4];[.$B16])" office:value-type="float" office:value="76000" calcext:value-type="float">
            <text:p>76000</text:p>
          </table:table-cell>
          <table:table-cell table:style-name="ce5" table:formula="of:=IF([.$D16]=&quot;tylko żołędzie&quot;;[.$C16]-[.$O$4]*[.$Q$4];[.$C16])" office:value-type="float" office:value="13000" calcext:value-type="float">
            <text:p>13000</text:p>
          </table:table-cell>
          <table:table-cell table:formula="of:=WEEKDAY([.$A16];2)" office:value-type="float" office:value="6" calcext:value-type="float">
            <text:p>6</text:p>
          </table:table-cell>
          <table:table-cell table:style-name="ce5" table:formula="of:=IF([.$G16]=5;&quot;siano&quot;;IF([.$G16]=2;&quot;żołędzie&quot;;&quot;&quot;))">
            <text:p/>
          </table:table-cell>
          <table:table-cell table:formula="of:=IF([.$H16]=&quot;siano&quot;;[.$E16]+[.$R$4];[.$E16])" office:value-type="float" office:value="76000" calcext:value-type="float">
            <text:p>76000</text:p>
          </table:table-cell>
          <table:table-cell table:formula="of:=IF([.$H16]=&quot;żołędzie&quot;;[.$F16]+[.$S$4];[.$F16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6" calcext:value-type="date">
            <text:p>16.12.2012</text:p>
          </table:table-cell>
          <table:table-cell table:formula="of:=[.$I16]" office:value-type="float" office:value="76000" calcext:value-type="float">
            <text:p>76000</text:p>
          </table:table-cell>
          <table:table-cell table:formula="of:=[.$J16]" office:value-type="float" office:value="13000" calcext:value-type="float">
            <text:p>13000</text:p>
          </table:table-cell>
          <table:table-cell table:style-name="ce5" table:formula="of:=IF([.B1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7]=&quot;tylko siano&quot;;[.$B17]-[.$O$4]*[.$P$4];[.$B17])" office:value-type="float" office:value="72400" calcext:value-type="float">
            <text:p>72400</text:p>
          </table:table-cell>
          <table:table-cell table:style-name="ce5" table:formula="of:=IF([.$D17]=&quot;tylko żołędzie&quot;;[.$C17]-[.$O$4]*[.$Q$4];[.$C17])" office:value-type="float" office:value="13000" calcext:value-type="float">
            <text:p>13000</text:p>
          </table:table-cell>
          <table:table-cell table:formula="of:=WEEKDAY([.$A17];2)" office:value-type="float" office:value="7" calcext:value-type="float">
            <text:p>7</text:p>
          </table:table-cell>
          <table:table-cell table:style-name="ce5" table:formula="of:=IF([.$G17]=5;&quot;siano&quot;;IF([.$G17]=2;&quot;żołędzie&quot;;&quot;&quot;))">
            <text:p/>
          </table:table-cell>
          <table:table-cell table:formula="of:=IF([.$H17]=&quot;siano&quot;;[.$E17]+[.$R$4];[.$E17])" office:value-type="float" office:value="72400" calcext:value-type="float">
            <text:p>72400</text:p>
          </table:table-cell>
          <table:table-cell table:formula="of:=IF([.$H17]=&quot;żołędzie&quot;;[.$F17]+[.$S$4];[.$F17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7" calcext:value-type="date">
            <text:p>17.12.2012</text:p>
          </table:table-cell>
          <table:table-cell table:formula="of:=[.$I17]" office:value-type="float" office:value="72400" calcext:value-type="float">
            <text:p>72400</text:p>
          </table:table-cell>
          <table:table-cell table:formula="of:=[.$J17]" office:value-type="float" office:value="13000" calcext:value-type="float">
            <text:p>13000</text:p>
          </table:table-cell>
          <table:table-cell table:style-name="ce5" table:formula="of:=IF([.B1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8]=&quot;tylko siano&quot;;[.$B18]-[.$O$4]*[.$P$4];[.$B18])" office:value-type="float" office:value="68800" calcext:value-type="float">
            <text:p>68800</text:p>
          </table:table-cell>
          <table:table-cell table:style-name="ce5" table:formula="of:=IF([.$D18]=&quot;tylko żołędzie&quot;;[.$C18]-[.$O$4]*[.$Q$4];[.$C18])" office:value-type="float" office:value="13000" calcext:value-type="float">
            <text:p>13000</text:p>
          </table:table-cell>
          <table:table-cell table:formula="of:=WEEKDAY([.$A18];2)" office:value-type="float" office:value="1" calcext:value-type="float">
            <text:p>1</text:p>
          </table:table-cell>
          <table:table-cell table:style-name="ce5" table:formula="of:=IF([.$G18]=5;&quot;siano&quot;;IF([.$G18]=2;&quot;żołędzie&quot;;&quot;&quot;))">
            <text:p/>
          </table:table-cell>
          <table:table-cell table:formula="of:=IF([.$H18]=&quot;siano&quot;;[.$E18]+[.$R$4];[.$E18])" office:value-type="float" office:value="68800" calcext:value-type="float">
            <text:p>68800</text:p>
          </table:table-cell>
          <table:table-cell table:formula="of:=IF([.$H18]=&quot;żołędzie&quot;;[.$F18]+[.$S$4];[.$F18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8" calcext:value-type="date">
            <text:p>18.12.2012</text:p>
          </table:table-cell>
          <table:table-cell table:formula="of:=[.$I18]" office:value-type="float" office:value="68800" calcext:value-type="float">
            <text:p>68800</text:p>
          </table:table-cell>
          <table:table-cell table:formula="of:=[.$J18]" office:value-type="float" office:value="13000" calcext:value-type="float">
            <text:p>13000</text:p>
          </table:table-cell>
          <table:table-cell table:style-name="ce5" table:formula="of:=IF([.B1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19]=&quot;tylko siano&quot;;[.$B19]-[.$O$4]*[.$P$4];[.$B19])" office:value-type="float" office:value="65200" calcext:value-type="float">
            <text:p>65200</text:p>
          </table:table-cell>
          <table:table-cell table:style-name="ce5" table:formula="of:=IF([.$D19]=&quot;tylko żołędzie&quot;;[.$C19]-[.$O$4]*[.$Q$4];[.$C19])" office:value-type="float" office:value="13000" calcext:value-type="float">
            <text:p>13000</text:p>
          </table:table-cell>
          <table:table-cell table:formula="of:=WEEKDAY([.$A19];2)" office:value-type="float" office:value="2" calcext:value-type="float">
            <text:p>2</text:p>
          </table:table-cell>
          <table:table-cell table:style-name="ce5" table:formula="of:=IF([.$G19]=5;&quot;siano&quot;;IF([.$G19]=2;&quot;żołędzie&quot;;&quot;&quot;))" office:value-type="string" office:string-value="żołędzie" calcext:value-type="string">
            <text:p>żołędzie</text:p>
          </table:table-cell>
          <table:table-cell table:formula="of:=IF([.$H19]=&quot;siano&quot;;[.$E19]+[.$R$4];[.$E19])" office:value-type="float" office:value="65200" calcext:value-type="float">
            <text:p>65200</text:p>
          </table:table-cell>
          <table:table-cell table:formula="of:=IF([.$H19]=&quot;żołędzie&quot;;[.$F19]+[.$S$4];[.$F19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19" calcext:value-type="date">
            <text:p>19.12.2012</text:p>
          </table:table-cell>
          <table:table-cell table:formula="of:=[.$I19]" office:value-type="float" office:value="65200" calcext:value-type="float">
            <text:p>65200</text:p>
          </table:table-cell>
          <table:table-cell table:formula="of:=[.$J19]" office:value-type="float" office:value="17000" calcext:value-type="float">
            <text:p>17000</text:p>
          </table:table-cell>
          <table:table-cell table:style-name="ce5" table:formula="of:=IF([.B2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0]=&quot;tylko siano&quot;;[.$B20]-[.$O$4]*[.$P$4];[.$B20])" office:value-type="float" office:value="61600" calcext:value-type="float">
            <text:p>61600</text:p>
          </table:table-cell>
          <table:table-cell table:style-name="ce5" table:formula="of:=IF([.$D20]=&quot;tylko żołędzie&quot;;[.$C20]-[.$O$4]*[.$Q$4];[.$C20])" office:value-type="float" office:value="17000" calcext:value-type="float">
            <text:p>17000</text:p>
          </table:table-cell>
          <table:table-cell table:formula="of:=WEEKDAY([.$A20];2)" office:value-type="float" office:value="3" calcext:value-type="float">
            <text:p>3</text:p>
          </table:table-cell>
          <table:table-cell table:style-name="ce5" table:formula="of:=IF([.$G20]=5;&quot;siano&quot;;IF([.$G20]=2;&quot;żołędzie&quot;;&quot;&quot;))">
            <text:p/>
          </table:table-cell>
          <table:table-cell table:formula="of:=IF([.$H20]=&quot;siano&quot;;[.$E20]+[.$R$4];[.$E20])" office:value-type="float" office:value="61600" calcext:value-type="float">
            <text:p>61600</text:p>
          </table:table-cell>
          <table:table-cell table:formula="of:=IF([.$H20]=&quot;żołędzie&quot;;[.$F20]+[.$S$4];[.$F20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0" calcext:value-type="date">
            <text:p>20.12.2012</text:p>
          </table:table-cell>
          <table:table-cell table:formula="of:=[.$I20]" office:value-type="float" office:value="61600" calcext:value-type="float">
            <text:p>61600</text:p>
          </table:table-cell>
          <table:table-cell table:formula="of:=[.$J20]" office:value-type="float" office:value="17000" calcext:value-type="float">
            <text:p>17000</text:p>
          </table:table-cell>
          <table:table-cell table:style-name="ce5" table:formula="of:=IF([.B2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1]=&quot;tylko siano&quot;;[.$B21]-[.$O$4]*[.$P$4];[.$B21])" office:value-type="float" office:value="58000" calcext:value-type="float">
            <text:p>58000</text:p>
          </table:table-cell>
          <table:table-cell table:style-name="ce5" table:formula="of:=IF([.$D21]=&quot;tylko żołędzie&quot;;[.$C21]-[.$O$4]*[.$Q$4];[.$C21])" office:value-type="float" office:value="17000" calcext:value-type="float">
            <text:p>17000</text:p>
          </table:table-cell>
          <table:table-cell table:formula="of:=WEEKDAY([.$A21];2)" office:value-type="float" office:value="4" calcext:value-type="float">
            <text:p>4</text:p>
          </table:table-cell>
          <table:table-cell table:style-name="ce5" table:formula="of:=IF([.$G21]=5;&quot;siano&quot;;IF([.$G21]=2;&quot;żołędzie&quot;;&quot;&quot;))">
            <text:p/>
          </table:table-cell>
          <table:table-cell table:formula="of:=IF([.$H21]=&quot;siano&quot;;[.$E21]+[.$R$4];[.$E21])" office:value-type="float" office:value="58000" calcext:value-type="float">
            <text:p>58000</text:p>
          </table:table-cell>
          <table:table-cell table:formula="of:=IF([.$H21]=&quot;żołędzie&quot;;[.$F21]+[.$S$4];[.$F21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1" calcext:value-type="date">
            <text:p>21.12.2012</text:p>
          </table:table-cell>
          <table:table-cell table:formula="of:=[.$I21]" office:value-type="float" office:value="58000" calcext:value-type="float">
            <text:p>58000</text:p>
          </table:table-cell>
          <table:table-cell table:formula="of:=[.$J21]" office:value-type="float" office:value="17000" calcext:value-type="float">
            <text:p>17000</text:p>
          </table:table-cell>
          <table:table-cell table:style-name="ce5" table:formula="of:=IF([.B2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2]=&quot;tylko siano&quot;;[.$B22]-[.$O$4]*[.$P$4];[.$B22])" office:value-type="float" office:value="54400" calcext:value-type="float">
            <text:p>54400</text:p>
          </table:table-cell>
          <table:table-cell table:style-name="ce5" table:formula="of:=IF([.$D22]=&quot;tylko żołędzie&quot;;[.$C22]-[.$O$4]*[.$Q$4];[.$C22])" office:value-type="float" office:value="17000" calcext:value-type="float">
            <text:p>17000</text:p>
          </table:table-cell>
          <table:table-cell table:formula="of:=WEEKDAY([.$A22];2)" office:value-type="float" office:value="5" calcext:value-type="float">
            <text:p>5</text:p>
          </table:table-cell>
          <table:table-cell table:style-name="ce5" table:formula="of:=IF([.$G22]=5;&quot;siano&quot;;IF([.$G22]=2;&quot;żołędzie&quot;;&quot;&quot;))" office:value-type="string" office:string-value="siano" calcext:value-type="string">
            <text:p>siano</text:p>
          </table:table-cell>
          <table:table-cell table:formula="of:=IF([.$H22]=&quot;siano&quot;;[.$E22]+[.$R$4];[.$E22])" office:value-type="float" office:value="69400" calcext:value-type="float">
            <text:p>69400</text:p>
          </table:table-cell>
          <table:table-cell table:formula="of:=IF([.$H22]=&quot;żołędzie&quot;;[.$F22]+[.$S$4];[.$F22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2" calcext:value-type="date">
            <text:p>22.12.2012</text:p>
          </table:table-cell>
          <table:table-cell table:formula="of:=[.$I22]" office:value-type="float" office:value="69400" calcext:value-type="float">
            <text:p>69400</text:p>
          </table:table-cell>
          <table:table-cell table:formula="of:=[.$J22]" office:value-type="float" office:value="17000" calcext:value-type="float">
            <text:p>17000</text:p>
          </table:table-cell>
          <table:table-cell table:style-name="ce5" table:formula="of:=IF([.B2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3]=&quot;tylko siano&quot;;[.$B23]-[.$O$4]*[.$P$4];[.$B23])" office:value-type="float" office:value="65800" calcext:value-type="float">
            <text:p>65800</text:p>
          </table:table-cell>
          <table:table-cell table:style-name="ce5" table:formula="of:=IF([.$D23]=&quot;tylko żołędzie&quot;;[.$C23]-[.$O$4]*[.$Q$4];[.$C23])" office:value-type="float" office:value="17000" calcext:value-type="float">
            <text:p>17000</text:p>
          </table:table-cell>
          <table:table-cell table:formula="of:=WEEKDAY([.$A23];2)" office:value-type="float" office:value="6" calcext:value-type="float">
            <text:p>6</text:p>
          </table:table-cell>
          <table:table-cell table:style-name="ce5" table:formula="of:=IF([.$G23]=5;&quot;siano&quot;;IF([.$G23]=2;&quot;żołędzie&quot;;&quot;&quot;))">
            <text:p/>
          </table:table-cell>
          <table:table-cell table:formula="of:=IF([.$H23]=&quot;siano&quot;;[.$E23]+[.$R$4];[.$E23])" office:value-type="float" office:value="65800" calcext:value-type="float">
            <text:p>65800</text:p>
          </table:table-cell>
          <table:table-cell table:formula="of:=IF([.$H23]=&quot;żołędzie&quot;;[.$F23]+[.$S$4];[.$F23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3" calcext:value-type="date">
            <text:p>23.12.2012</text:p>
          </table:table-cell>
          <table:table-cell table:formula="of:=[.$I23]" office:value-type="float" office:value="65800" calcext:value-type="float">
            <text:p>65800</text:p>
          </table:table-cell>
          <table:table-cell table:formula="of:=[.$J23]" office:value-type="float" office:value="17000" calcext:value-type="float">
            <text:p>17000</text:p>
          </table:table-cell>
          <table:table-cell table:style-name="ce5" table:formula="of:=IF([.B2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4]=&quot;tylko siano&quot;;[.$B24]-[.$O$4]*[.$P$4];[.$B24])" office:value-type="float" office:value="62200" calcext:value-type="float">
            <text:p>62200</text:p>
          </table:table-cell>
          <table:table-cell table:style-name="ce5" table:formula="of:=IF([.$D24]=&quot;tylko żołędzie&quot;;[.$C24]-[.$O$4]*[.$Q$4];[.$C24])" office:value-type="float" office:value="17000" calcext:value-type="float">
            <text:p>17000</text:p>
          </table:table-cell>
          <table:table-cell table:formula="of:=WEEKDAY([.$A24];2)" office:value-type="float" office:value="7" calcext:value-type="float">
            <text:p>7</text:p>
          </table:table-cell>
          <table:table-cell table:style-name="ce5" table:formula="of:=IF([.$G24]=5;&quot;siano&quot;;IF([.$G24]=2;&quot;żołędzie&quot;;&quot;&quot;))">
            <text:p/>
          </table:table-cell>
          <table:table-cell table:formula="of:=IF([.$H24]=&quot;siano&quot;;[.$E24]+[.$R$4];[.$E24])" office:value-type="float" office:value="62200" calcext:value-type="float">
            <text:p>62200</text:p>
          </table:table-cell>
          <table:table-cell table:formula="of:=IF([.$H24]=&quot;żołędzie&quot;;[.$F24]+[.$S$4];[.$F24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4" calcext:value-type="date">
            <text:p>24.12.2012</text:p>
          </table:table-cell>
          <table:table-cell table:formula="of:=[.$I24]" office:value-type="float" office:value="62200" calcext:value-type="float">
            <text:p>62200</text:p>
          </table:table-cell>
          <table:table-cell table:formula="of:=[.$J24]" office:value-type="float" office:value="17000" calcext:value-type="float">
            <text:p>17000</text:p>
          </table:table-cell>
          <table:table-cell table:style-name="ce5" table:formula="of:=IF([.B2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5]=&quot;tylko siano&quot;;[.$B25]-[.$O$4]*[.$P$4];[.$B25])" office:value-type="float" office:value="58600" calcext:value-type="float">
            <text:p>58600</text:p>
          </table:table-cell>
          <table:table-cell table:style-name="ce5" table:formula="of:=IF([.$D25]=&quot;tylko żołędzie&quot;;[.$C25]-[.$O$4]*[.$Q$4];[.$C25])" office:value-type="float" office:value="17000" calcext:value-type="float">
            <text:p>17000</text:p>
          </table:table-cell>
          <table:table-cell table:formula="of:=WEEKDAY([.$A25];2)" office:value-type="float" office:value="1" calcext:value-type="float">
            <text:p>1</text:p>
          </table:table-cell>
          <table:table-cell table:style-name="ce5" table:formula="of:=IF([.$G25]=5;&quot;siano&quot;;IF([.$G25]=2;&quot;żołędzie&quot;;&quot;&quot;))">
            <text:p/>
          </table:table-cell>
          <table:table-cell table:formula="of:=IF([.$H25]=&quot;siano&quot;;[.$E25]+[.$R$4];[.$E25])" office:value-type="float" office:value="58600" calcext:value-type="float">
            <text:p>58600</text:p>
          </table:table-cell>
          <table:table-cell table:formula="of:=IF([.$H25]=&quot;żołędzie&quot;;[.$F25]+[.$S$4];[.$F25])" office:value-type="float" office:value="17000" calcext:value-type="float">
            <text:p>17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5" calcext:value-type="date">
            <text:p>25.12.2012</text:p>
          </table:table-cell>
          <table:table-cell table:formula="of:=[.$I25]" office:value-type="float" office:value="58600" calcext:value-type="float">
            <text:p>58600</text:p>
          </table:table-cell>
          <table:table-cell table:formula="of:=[.$J25]" office:value-type="float" office:value="17000" calcext:value-type="float">
            <text:p>17000</text:p>
          </table:table-cell>
          <table:table-cell table:style-name="ce5" table:formula="of:=IF([.B2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6]=&quot;tylko siano&quot;;[.$B26]-[.$O$4]*[.$P$4];[.$B26])" office:value-type="float" office:value="55000" calcext:value-type="float">
            <text:p>55000</text:p>
          </table:table-cell>
          <table:table-cell table:style-name="ce5" table:formula="of:=IF([.$D26]=&quot;tylko żołędzie&quot;;[.$C26]-[.$O$4]*[.$Q$4];[.$C26])" office:value-type="float" office:value="17000" calcext:value-type="float">
            <text:p>17000</text:p>
          </table:table-cell>
          <table:table-cell table:formula="of:=WEEKDAY([.$A26];2)" office:value-type="float" office:value="2" calcext:value-type="float">
            <text:p>2</text:p>
          </table:table-cell>
          <table:table-cell table:style-name="ce5" table:formula="of:=IF([.$G26]=5;&quot;siano&quot;;IF([.$G26]=2;&quot;żołędzie&quot;;&quot;&quot;))" office:value-type="string" office:string-value="żołędzie" calcext:value-type="string">
            <text:p>żołędzie</text:p>
          </table:table-cell>
          <table:table-cell table:formula="of:=IF([.$H26]=&quot;siano&quot;;[.$E26]+[.$R$4];[.$E26])" office:value-type="float" office:value="55000" calcext:value-type="float">
            <text:p>55000</text:p>
          </table:table-cell>
          <table:table-cell table:formula="of:=IF([.$H26]=&quot;żołędzie&quot;;[.$F26]+[.$S$4];[.$F26])"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6" calcext:value-type="date">
            <text:p>26.12.2012</text:p>
          </table:table-cell>
          <table:table-cell table:formula="of:=[.$I26]" office:value-type="float" office:value="55000" calcext:value-type="float">
            <text:p>55000</text:p>
          </table:table-cell>
          <table:table-cell table:formula="of:=[.$J26]" office:value-type="float" office:value="21000" calcext:value-type="float">
            <text:p>21000</text:p>
          </table:table-cell>
          <table:table-cell table:style-name="ce5" table:formula="of:=IF([.B2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7]=&quot;tylko siano&quot;;[.$B27]-[.$O$4]*[.$P$4];[.$B27])" office:value-type="float" office:value="51400" calcext:value-type="float">
            <text:p>51400</text:p>
          </table:table-cell>
          <table:table-cell table:style-name="ce5" table:formula="of:=IF([.$D27]=&quot;tylko żołędzie&quot;;[.$C27]-[.$O$4]*[.$Q$4];[.$C27])" office:value-type="float" office:value="21000" calcext:value-type="float">
            <text:p>21000</text:p>
          </table:table-cell>
          <table:table-cell table:formula="of:=WEEKDAY([.$A27];2)" office:value-type="float" office:value="3" calcext:value-type="float">
            <text:p>3</text:p>
          </table:table-cell>
          <table:table-cell table:style-name="ce5" table:formula="of:=IF([.$G27]=5;&quot;siano&quot;;IF([.$G27]=2;&quot;żołędzie&quot;;&quot;&quot;))">
            <text:p/>
          </table:table-cell>
          <table:table-cell table:formula="of:=IF([.$H27]=&quot;siano&quot;;[.$E27]+[.$R$4];[.$E27])" office:value-type="float" office:value="51400" calcext:value-type="float">
            <text:p>51400</text:p>
          </table:table-cell>
          <table:table-cell table:formula="of:=IF([.$H27]=&quot;żołędzie&quot;;[.$F27]+[.$S$4];[.$F27])"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7" calcext:value-type="date">
            <text:p>27.12.2012</text:p>
          </table:table-cell>
          <table:table-cell table:formula="of:=[.$I27]" office:value-type="float" office:value="51400" calcext:value-type="float">
            <text:p>51400</text:p>
          </table:table-cell>
          <table:table-cell table:formula="of:=[.$J27]" office:value-type="float" office:value="21000" calcext:value-type="float">
            <text:p>21000</text:p>
          </table:table-cell>
          <table:table-cell table:style-name="ce5" table:formula="of:=IF([.B2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28]=&quot;tylko siano&quot;;[.$B28]-[.$O$4]*[.$P$4];[.$B28])" office:value-type="float" office:value="47800" calcext:value-type="float">
            <text:p>47800</text:p>
          </table:table-cell>
          <table:table-cell table:style-name="ce5" table:formula="of:=IF([.$D28]=&quot;tylko żołędzie&quot;;[.$C28]-[.$O$4]*[.$Q$4];[.$C28])" office:value-type="float" office:value="21000" calcext:value-type="float">
            <text:p>21000</text:p>
          </table:table-cell>
          <table:table-cell table:formula="of:=WEEKDAY([.$A28];2)" office:value-type="float" office:value="4" calcext:value-type="float">
            <text:p>4</text:p>
          </table:table-cell>
          <table:table-cell table:style-name="ce5" table:formula="of:=IF([.$G28]=5;&quot;siano&quot;;IF([.$G28]=2;&quot;żołędzie&quot;;&quot;&quot;))">
            <text:p/>
          </table:table-cell>
          <table:table-cell table:formula="of:=IF([.$H28]=&quot;siano&quot;;[.$E28]+[.$R$4];[.$E28])" office:value-type="float" office:value="47800" calcext:value-type="float">
            <text:p>47800</text:p>
          </table:table-cell>
          <table:table-cell table:formula="of:=IF([.$H28]=&quot;żołędzie&quot;;[.$F28]+[.$S$4];[.$F28])" office:value-type="float" office:value="21000" calcext:value-type="float">
            <text:p>21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8" calcext:value-type="date">
            <text:p>28.12.2012</text:p>
          </table:table-cell>
          <table:table-cell table:formula="of:=[.$I28]" office:value-type="float" office:value="47800" calcext:value-type="float">
            <text:p>47800</text:p>
          </table:table-cell>
          <table:table-cell table:formula="of:=[.$J28]" office:value-type="float" office:value="21000" calcext:value-type="float">
            <text:p>21000</text:p>
          </table:table-cell>
          <table:table-cell table:style-name="ce5" table:formula="of:=IF([.B29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29]=&quot;tylko siano&quot;;[.$B29]-[.$O$4]*[.$P$4];[.$B29])" office:value-type="float" office:value="47800" calcext:value-type="float">
            <text:p>47800</text:p>
          </table:table-cell>
          <table:table-cell table:style-name="ce5" table:formula="of:=IF([.$D29]=&quot;tylko żołędzie&quot;;[.$C29]-[.$O$4]*[.$Q$4];[.$C29])" office:value-type="float" office:value="19200" calcext:value-type="float">
            <text:p>19200</text:p>
          </table:table-cell>
          <table:table-cell table:formula="of:=WEEKDAY([.$A29];2)" office:value-type="float" office:value="5" calcext:value-type="float">
            <text:p>5</text:p>
          </table:table-cell>
          <table:table-cell table:style-name="ce5" table:formula="of:=IF([.$G29]=5;&quot;siano&quot;;IF([.$G29]=2;&quot;żołędzie&quot;;&quot;&quot;))" office:value-type="string" office:string-value="siano" calcext:value-type="string">
            <text:p>siano</text:p>
          </table:table-cell>
          <table:table-cell table:formula="of:=IF([.$H29]=&quot;siano&quot;;[.$E29]+[.$R$4];[.$E29])" office:value-type="float" office:value="62800" calcext:value-type="float">
            <text:p>62800</text:p>
          </table:table-cell>
          <table:table-cell table:formula="of:=IF([.$H29]=&quot;żołędzie&quot;;[.$F29]+[.$S$4];[.$F29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29" calcext:value-type="date">
            <text:p>29.12.2012</text:p>
          </table:table-cell>
          <table:table-cell table:formula="of:=[.$I29]" office:value-type="float" office:value="62800" calcext:value-type="float">
            <text:p>62800</text:p>
          </table:table-cell>
          <table:table-cell table:formula="of:=[.$J29]" office:value-type="float" office:value="19200" calcext:value-type="float">
            <text:p>19200</text:p>
          </table:table-cell>
          <table:table-cell table:style-name="ce5" table:formula="of:=IF([.B3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0]=&quot;tylko siano&quot;;[.$B30]-[.$O$4]*[.$P$4];[.$B30])" office:value-type="float" office:value="59200" calcext:value-type="float">
            <text:p>59200</text:p>
          </table:table-cell>
          <table:table-cell table:style-name="ce5" table:formula="of:=IF([.$D30]=&quot;tylko żołędzie&quot;;[.$C30]-[.$O$4]*[.$Q$4];[.$C30])" office:value-type="float" office:value="19200" calcext:value-type="float">
            <text:p>19200</text:p>
          </table:table-cell>
          <table:table-cell table:formula="of:=WEEKDAY([.$A30];2)" office:value-type="float" office:value="6" calcext:value-type="float">
            <text:p>6</text:p>
          </table:table-cell>
          <table:table-cell table:style-name="ce5" table:formula="of:=IF([.$G30]=5;&quot;siano&quot;;IF([.$G30]=2;&quot;żołędzie&quot;;&quot;&quot;))">
            <text:p/>
          </table:table-cell>
          <table:table-cell table:formula="of:=IF([.$H30]=&quot;siano&quot;;[.$E30]+[.$R$4];[.$E30])" office:value-type="float" office:value="59200" calcext:value-type="float">
            <text:p>59200</text:p>
          </table:table-cell>
          <table:table-cell table:formula="of:=IF([.$H30]=&quot;żołędzie&quot;;[.$F30]+[.$S$4];[.$F30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2-12-30" calcext:value-type="date">
            <text:p>30.12.2012</text:p>
          </table:table-cell>
          <table:table-cell table:formula="of:=[.$I30]" office:value-type="float" office:value="59200" calcext:value-type="float">
            <text:p>59200</text:p>
          </table:table-cell>
          <table:table-cell table:formula="of:=[.$J30]" office:value-type="float" office:value="19200" calcext:value-type="float">
            <text:p>19200</text:p>
          </table:table-cell>
          <table:table-cell table:style-name="ce5" table:formula="of:=IF([.B3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1]=&quot;tylko siano&quot;;[.$B31]-[.$O$4]*[.$P$4];[.$B31])" office:value-type="float" office:value="55600" calcext:value-type="float">
            <text:p>55600</text:p>
          </table:table-cell>
          <table:table-cell table:style-name="ce5" table:formula="of:=IF([.$D31]=&quot;tylko żołędzie&quot;;[.$C31]-[.$O$4]*[.$Q$4];[.$C31])" office:value-type="float" office:value="19200" calcext:value-type="float">
            <text:p>19200</text:p>
          </table:table-cell>
          <table:table-cell table:formula="of:=WEEKDAY([.$A31];2)" office:value-type="float" office:value="7" calcext:value-type="float">
            <text:p>7</text:p>
          </table:table-cell>
          <table:table-cell table:style-name="ce5" table:formula="of:=IF([.$G31]=5;&quot;siano&quot;;IF([.$G31]=2;&quot;żołędzie&quot;;&quot;&quot;))">
            <text:p/>
          </table:table-cell>
          <table:table-cell table:formula="of:=IF([.$H31]=&quot;siano&quot;;[.$E31]+[.$R$4];[.$E31])" office:value-type="float" office:value="55600" calcext:value-type="float">
            <text:p>55600</text:p>
          </table:table-cell>
          <table:table-cell table:formula="of:=IF([.$H31]=&quot;żołędzie&quot;;[.$F31]+[.$S$4];[.$F31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>
          <table:table-cell office:value-type="date" office:date-value="2012-12-31" calcext:value-type="date">
            <text:p>31.12.2012</text:p>
          </table:table-cell>
          <table:table-cell table:formula="of:=[.$I31]" office:value-type="float" office:value="55600" calcext:value-type="float">
            <text:p>55600</text:p>
          </table:table-cell>
          <table:table-cell table:formula="of:=[.$J31]" office:value-type="float" office:value="19200" calcext:value-type="float">
            <text:p>19200</text:p>
          </table:table-cell>
          <table:table-cell table:style-name="ce5" table:formula="of:=IF([.B3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2]=&quot;tylko siano&quot;;[.$B32]-[.$O$4]*[.$P$4];[.$B32])" office:value-type="float" office:value="52000" calcext:value-type="float">
            <text:p>52000</text:p>
          </table:table-cell>
          <table:table-cell table:style-name="ce5" table:formula="of:=IF([.$D32]=&quot;tylko żołędzie&quot;;[.$C32]-[.$O$4]*[.$Q$4];[.$C32])" office:value-type="float" office:value="19200" calcext:value-type="float">
            <text:p>19200</text:p>
          </table:table-cell>
          <table:table-cell table:formula="of:=WEEKDAY([.$A32];2)" office:value-type="float" office:value="1" calcext:value-type="float">
            <text:p>1</text:p>
          </table:table-cell>
          <table:table-cell table:style-name="ce5" table:formula="of:=IF([.$G32]=5;&quot;siano&quot;;IF([.$G32]=2;&quot;żołędzie&quot;;&quot;&quot;))">
            <text:p/>
          </table:table-cell>
          <table:table-cell table:formula="of:=IF([.$H32]=&quot;siano&quot;;[.$E32]+[.$R$4];[.$E32])" office:value-type="float" office:value="52000" calcext:value-type="float">
            <text:p>52000</text:p>
          </table:table-cell>
          <table:table-cell table:formula="of:=IF([.$H32]=&quot;żołędzie&quot;;[.$F32]+[.$S$4];[.$F32])" office:value-type="float" office:value="19200" calcext:value-type="float">
            <text:p>19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1" calcext:value-type="date">
            <text:p>1.01.2013</text:p>
          </table:table-cell>
          <table:table-cell table:formula="of:=[.$I32]" office:value-type="float" office:value="52000" calcext:value-type="float">
            <text:p>52000</text:p>
          </table:table-cell>
          <table:table-cell table:formula="of:=[.$J32]" office:value-type="float" office:value="19200" calcext:value-type="float">
            <text:p>19200</text:p>
          </table:table-cell>
          <table:table-cell table:style-name="ce5" table:formula="of:=IF([.B3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3]=&quot;tylko siano&quot;;[.$B33]-[.$O$4]*[.$P$4];[.$B33])" office:value-type="float" office:value="48400" calcext:value-type="float">
            <text:p>48400</text:p>
          </table:table-cell>
          <table:table-cell table:style-name="ce5" table:formula="of:=IF([.$D33]=&quot;tylko żołędzie&quot;;[.$C33]-[.$O$4]*[.$Q$4];[.$C33])" office:value-type="float" office:value="19200" calcext:value-type="float">
            <text:p>19200</text:p>
          </table:table-cell>
          <table:table-cell table:formula="of:=WEEKDAY([.$A33];2)" office:value-type="float" office:value="2" calcext:value-type="float">
            <text:p>2</text:p>
          </table:table-cell>
          <table:table-cell table:style-name="ce5" table:formula="of:=IF([.$G33]=5;&quot;siano&quot;;IF([.$G33]=2;&quot;żołędzie&quot;;&quot;&quot;))" office:value-type="string" office:string-value="żołędzie" calcext:value-type="string">
            <text:p>żołędzie</text:p>
          </table:table-cell>
          <table:table-cell table:formula="of:=IF([.$H33]=&quot;siano&quot;;[.$E33]+[.$R$4];[.$E33])" office:value-type="float" office:value="48400" calcext:value-type="float">
            <text:p>48400</text:p>
          </table:table-cell>
          <table:table-cell table:formula="of:=IF([.$H33]=&quot;żołędzie&quot;;[.$F33]+[.$S$4];[.$F33])" office:value-type="float" office:value="23200" calcext:value-type="float">
            <text:p>23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2" calcext:value-type="date">
            <text:p>2.01.2013</text:p>
          </table:table-cell>
          <table:table-cell table:formula="of:=[.$I33]" office:value-type="float" office:value="48400" calcext:value-type="float">
            <text:p>48400</text:p>
          </table:table-cell>
          <table:table-cell table:formula="of:=[.$J33]" office:value-type="float" office:value="23200" calcext:value-type="float">
            <text:p>23200</text:p>
          </table:table-cell>
          <table:table-cell table:style-name="ce5" table:formula="of:=IF([.B34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34]=&quot;tylko siano&quot;;[.$B34]-[.$O$4]*[.$P$4];[.$B34])" office:value-type="float" office:value="48400" calcext:value-type="float">
            <text:p>48400</text:p>
          </table:table-cell>
          <table:table-cell table:style-name="ce5" table:formula="of:=IF([.$D34]=&quot;tylko żołędzie&quot;;[.$C34]-[.$O$4]*[.$Q$4];[.$C34])" office:value-type="float" office:value="21400" calcext:value-type="float">
            <text:p>21400</text:p>
          </table:table-cell>
          <table:table-cell table:formula="of:=WEEKDAY([.$A34];2)" office:value-type="float" office:value="3" calcext:value-type="float">
            <text:p>3</text:p>
          </table:table-cell>
          <table:table-cell table:style-name="ce5" table:formula="of:=IF([.$G34]=5;&quot;siano&quot;;IF([.$G34]=2;&quot;żołędzie&quot;;&quot;&quot;))">
            <text:p/>
          </table:table-cell>
          <table:table-cell table:formula="of:=IF([.$H34]=&quot;siano&quot;;[.$E34]+[.$R$4];[.$E34])" office:value-type="float" office:value="48400" calcext:value-type="float">
            <text:p>48400</text:p>
          </table:table-cell>
          <table:table-cell table:formula="of:=IF([.$H34]=&quot;żołędzie&quot;;[.$F34]+[.$S$4];[.$F34])" office:value-type="float" office:value="21400" calcext:value-type="float">
            <text:p>21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3" calcext:value-type="date">
            <text:p>3.01.2013</text:p>
          </table:table-cell>
          <table:table-cell table:formula="of:=[.$I34]" office:value-type="float" office:value="48400" calcext:value-type="float">
            <text:p>48400</text:p>
          </table:table-cell>
          <table:table-cell table:formula="of:=[.$J34]" office:value-type="float" office:value="21400" calcext:value-type="float">
            <text:p>21400</text:p>
          </table:table-cell>
          <table:table-cell table:style-name="ce5" table:formula="of:=IF([.B35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35]=&quot;tylko siano&quot;;[.$B35]-[.$O$4]*[.$P$4];[.$B35])" office:value-type="float" office:value="48400" calcext:value-type="float">
            <text:p>48400</text:p>
          </table:table-cell>
          <table:table-cell table:style-name="ce5" table:formula="of:=IF([.$D35]=&quot;tylko żołędzie&quot;;[.$C35]-[.$O$4]*[.$Q$4];[.$C35])" office:value-type="float" office:value="19600" calcext:value-type="float">
            <text:p>19600</text:p>
          </table:table-cell>
          <table:table-cell table:formula="of:=WEEKDAY([.$A35];2)" office:value-type="float" office:value="4" calcext:value-type="float">
            <text:p>4</text:p>
          </table:table-cell>
          <table:table-cell table:style-name="ce5" table:formula="of:=IF([.$G35]=5;&quot;siano&quot;;IF([.$G35]=2;&quot;żołędzie&quot;;&quot;&quot;))">
            <text:p/>
          </table:table-cell>
          <table:table-cell table:formula="of:=IF([.$H35]=&quot;siano&quot;;[.$E35]+[.$R$4];[.$E35])" office:value-type="float" office:value="48400" calcext:value-type="float">
            <text:p>48400</text:p>
          </table:table-cell>
          <table:table-cell table:formula="of:=IF([.$H35]=&quot;żołędzie&quot;;[.$F35]+[.$S$4];[.$F35])" office:value-type="float" office:value="19600" calcext:value-type="float">
            <text:p>19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4" calcext:value-type="date">
            <text:p>4.01.2013</text:p>
          </table:table-cell>
          <table:table-cell table:formula="of:=[.$I35]" office:value-type="float" office:value="48400" calcext:value-type="float">
            <text:p>48400</text:p>
          </table:table-cell>
          <table:table-cell table:formula="of:=[.$J35]" office:value-type="float" office:value="19600" calcext:value-type="float">
            <text:p>19600</text:p>
          </table:table-cell>
          <table:table-cell table:style-name="ce5" table:formula="of:=IF([.B36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36]=&quot;tylko siano&quot;;[.$B36]-[.$O$4]*[.$P$4];[.$B36])" office:value-type="float" office:value="48400" calcext:value-type="float">
            <text:p>48400</text:p>
          </table:table-cell>
          <table:table-cell table:style-name="ce5" table:formula="of:=IF([.$D36]=&quot;tylko żołędzie&quot;;[.$C36]-[.$O$4]*[.$Q$4];[.$C36])" office:value-type="float" office:value="17800" calcext:value-type="float">
            <text:p>17800</text:p>
          </table:table-cell>
          <table:table-cell table:formula="of:=WEEKDAY([.$A36];2)" office:value-type="float" office:value="5" calcext:value-type="float">
            <text:p>5</text:p>
          </table:table-cell>
          <table:table-cell table:style-name="ce5" table:formula="of:=IF([.$G36]=5;&quot;siano&quot;;IF([.$G36]=2;&quot;żołędzie&quot;;&quot;&quot;))" office:value-type="string" office:string-value="siano" calcext:value-type="string">
            <text:p>siano</text:p>
          </table:table-cell>
          <table:table-cell table:formula="of:=IF([.$H36]=&quot;siano&quot;;[.$E36]+[.$R$4];[.$E36])" office:value-type="float" office:value="63400" calcext:value-type="float">
            <text:p>63400</text:p>
          </table:table-cell>
          <table:table-cell table:formula="of:=IF([.$H36]=&quot;żołędzie&quot;;[.$F36]+[.$S$4];[.$F36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5" calcext:value-type="date">
            <text:p>5.01.2013</text:p>
          </table:table-cell>
          <table:table-cell table:formula="of:=[.$I36]" office:value-type="float" office:value="63400" calcext:value-type="float">
            <text:p>63400</text:p>
          </table:table-cell>
          <table:table-cell table:formula="of:=[.$J36]" office:value-type="float" office:value="17800" calcext:value-type="float">
            <text:p>17800</text:p>
          </table:table-cell>
          <table:table-cell table:style-name="ce5" table:formula="of:=IF([.B3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7]=&quot;tylko siano&quot;;[.$B37]-[.$O$4]*[.$P$4];[.$B37])" office:value-type="float" office:value="59800" calcext:value-type="float">
            <text:p>59800</text:p>
          </table:table-cell>
          <table:table-cell table:style-name="ce5" table:formula="of:=IF([.$D37]=&quot;tylko żołędzie&quot;;[.$C37]-[.$O$4]*[.$Q$4];[.$C37])" office:value-type="float" office:value="17800" calcext:value-type="float">
            <text:p>17800</text:p>
          </table:table-cell>
          <table:table-cell table:formula="of:=WEEKDAY([.$A37];2)" office:value-type="float" office:value="6" calcext:value-type="float">
            <text:p>6</text:p>
          </table:table-cell>
          <table:table-cell table:style-name="ce5" table:formula="of:=IF([.$G37]=5;&quot;siano&quot;;IF([.$G37]=2;&quot;żołędzie&quot;;&quot;&quot;))">
            <text:p/>
          </table:table-cell>
          <table:table-cell table:formula="of:=IF([.$H37]=&quot;siano&quot;;[.$E37]+[.$R$4];[.$E37])" office:value-type="float" office:value="59800" calcext:value-type="float">
            <text:p>59800</text:p>
          </table:table-cell>
          <table:table-cell table:formula="of:=IF([.$H37]=&quot;żołędzie&quot;;[.$F37]+[.$S$4];[.$F37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6" calcext:value-type="date">
            <text:p>6.01.2013</text:p>
          </table:table-cell>
          <table:table-cell table:formula="of:=[.$I37]" office:value-type="float" office:value="59800" calcext:value-type="float">
            <text:p>59800</text:p>
          </table:table-cell>
          <table:table-cell table:formula="of:=[.$J37]" office:value-type="float" office:value="17800" calcext:value-type="float">
            <text:p>17800</text:p>
          </table:table-cell>
          <table:table-cell table:style-name="ce5" table:formula="of:=IF([.B3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8]=&quot;tylko siano&quot;;[.$B38]-[.$O$4]*[.$P$4];[.$B38])" office:value-type="float" office:value="56200" calcext:value-type="float">
            <text:p>56200</text:p>
          </table:table-cell>
          <table:table-cell table:style-name="ce5" table:formula="of:=IF([.$D38]=&quot;tylko żołędzie&quot;;[.$C38]-[.$O$4]*[.$Q$4];[.$C38])" office:value-type="float" office:value="17800" calcext:value-type="float">
            <text:p>17800</text:p>
          </table:table-cell>
          <table:table-cell table:formula="of:=WEEKDAY([.$A38];2)" office:value-type="float" office:value="7" calcext:value-type="float">
            <text:p>7</text:p>
          </table:table-cell>
          <table:table-cell table:style-name="ce5" table:formula="of:=IF([.$G38]=5;&quot;siano&quot;;IF([.$G38]=2;&quot;żołędzie&quot;;&quot;&quot;))">
            <text:p/>
          </table:table-cell>
          <table:table-cell table:formula="of:=IF([.$H38]=&quot;siano&quot;;[.$E38]+[.$R$4];[.$E38])" office:value-type="float" office:value="56200" calcext:value-type="float">
            <text:p>56200</text:p>
          </table:table-cell>
          <table:table-cell table:formula="of:=IF([.$H38]=&quot;żołędzie&quot;;[.$F38]+[.$S$4];[.$F38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7" calcext:value-type="date">
            <text:p>7.01.2013</text:p>
          </table:table-cell>
          <table:table-cell table:formula="of:=[.$I38]" office:value-type="float" office:value="56200" calcext:value-type="float">
            <text:p>56200</text:p>
          </table:table-cell>
          <table:table-cell table:formula="of:=[.$J38]" office:value-type="float" office:value="17800" calcext:value-type="float">
            <text:p>17800</text:p>
          </table:table-cell>
          <table:table-cell table:style-name="ce5" table:formula="of:=IF([.B3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39]=&quot;tylko siano&quot;;[.$B39]-[.$O$4]*[.$P$4];[.$B39])" office:value-type="float" office:value="52600" calcext:value-type="float">
            <text:p>52600</text:p>
          </table:table-cell>
          <table:table-cell table:style-name="ce5" table:formula="of:=IF([.$D39]=&quot;tylko żołędzie&quot;;[.$C39]-[.$O$4]*[.$Q$4];[.$C39])" office:value-type="float" office:value="17800" calcext:value-type="float">
            <text:p>17800</text:p>
          </table:table-cell>
          <table:table-cell table:formula="of:=WEEKDAY([.$A39];2)" office:value-type="float" office:value="1" calcext:value-type="float">
            <text:p>1</text:p>
          </table:table-cell>
          <table:table-cell table:style-name="ce5" table:formula="of:=IF([.$G39]=5;&quot;siano&quot;;IF([.$G39]=2;&quot;żołędzie&quot;;&quot;&quot;))">
            <text:p/>
          </table:table-cell>
          <table:table-cell table:formula="of:=IF([.$H39]=&quot;siano&quot;;[.$E39]+[.$R$4];[.$E39])" office:value-type="float" office:value="52600" calcext:value-type="float">
            <text:p>52600</text:p>
          </table:table-cell>
          <table:table-cell table:formula="of:=IF([.$H39]=&quot;żołędzie&quot;;[.$F39]+[.$S$4];[.$F39])" office:value-type="float" office:value="17800" calcext:value-type="float">
            <text:p>17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8" calcext:value-type="date">
            <text:p>8.01.2013</text:p>
          </table:table-cell>
          <table:table-cell table:formula="of:=[.$I39]" office:value-type="float" office:value="52600" calcext:value-type="float">
            <text:p>52600</text:p>
          </table:table-cell>
          <table:table-cell table:formula="of:=[.$J39]" office:value-type="float" office:value="17800" calcext:value-type="float">
            <text:p>17800</text:p>
          </table:table-cell>
          <table:table-cell table:style-name="ce5" table:formula="of:=IF([.B4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0]=&quot;tylko siano&quot;;[.$B40]-[.$O$4]*[.$P$4];[.$B40])" office:value-type="float" office:value="49000" calcext:value-type="float">
            <text:p>49000</text:p>
          </table:table-cell>
          <table:table-cell table:style-name="ce5" table:formula="of:=IF([.$D40]=&quot;tylko żołędzie&quot;;[.$C40]-[.$O$4]*[.$Q$4];[.$C40])" office:value-type="float" office:value="17800" calcext:value-type="float">
            <text:p>17800</text:p>
          </table:table-cell>
          <table:table-cell table:formula="of:=WEEKDAY([.$A40];2)" office:value-type="float" office:value="2" calcext:value-type="float">
            <text:p>2</text:p>
          </table:table-cell>
          <table:table-cell table:style-name="ce5" table:formula="of:=IF([.$G40]=5;&quot;siano&quot;;IF([.$G40]=2;&quot;żołędzie&quot;;&quot;&quot;))" office:value-type="string" office:string-value="żołędzie" calcext:value-type="string">
            <text:p>żołędzie</text:p>
          </table:table-cell>
          <table:table-cell table:formula="of:=IF([.$H40]=&quot;siano&quot;;[.$E40]+[.$R$4];[.$E40])" office:value-type="float" office:value="49000" calcext:value-type="float">
            <text:p>49000</text:p>
          </table:table-cell>
          <table:table-cell table:formula="of:=IF([.$H40]=&quot;żołędzie&quot;;[.$F40]+[.$S$4];[.$F40])" office:value-type="float" office:value="21800" calcext:value-type="float">
            <text:p>21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09" calcext:value-type="date">
            <text:p>9.01.2013</text:p>
          </table:table-cell>
          <table:table-cell table:formula="of:=[.$I40]" office:value-type="float" office:value="49000" calcext:value-type="float">
            <text:p>49000</text:p>
          </table:table-cell>
          <table:table-cell table:formula="of:=[.$J40]" office:value-type="float" office:value="21800" calcext:value-type="float">
            <text:p>21800</text:p>
          </table:table-cell>
          <table:table-cell table:style-name="ce5" table:formula="of:=IF([.B41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1]=&quot;tylko siano&quot;;[.$B41]-[.$O$4]*[.$P$4];[.$B41])" office:value-type="float" office:value="49000" calcext:value-type="float">
            <text:p>49000</text:p>
          </table:table-cell>
          <table:table-cell table:style-name="ce5" table:formula="of:=IF([.$D41]=&quot;tylko żołędzie&quot;;[.$C41]-[.$O$4]*[.$Q$4];[.$C41])" office:value-type="float" office:value="20000" calcext:value-type="float">
            <text:p>20000</text:p>
          </table:table-cell>
          <table:table-cell table:formula="of:=WEEKDAY([.$A41];2)" office:value-type="float" office:value="3" calcext:value-type="float">
            <text:p>3</text:p>
          </table:table-cell>
          <table:table-cell table:style-name="ce5" table:formula="of:=IF([.$G41]=5;&quot;siano&quot;;IF([.$G41]=2;&quot;żołędzie&quot;;&quot;&quot;))">
            <text:p/>
          </table:table-cell>
          <table:table-cell table:formula="of:=IF([.$H41]=&quot;siano&quot;;[.$E41]+[.$R$4];[.$E41])" office:value-type="float" office:value="49000" calcext:value-type="float">
            <text:p>49000</text:p>
          </table:table-cell>
          <table:table-cell table:formula="of:=IF([.$H41]=&quot;żołędzie&quot;;[.$F41]+[.$S$4];[.$F41])" office:value-type="float" office:value="20000" calcext:value-type="float">
            <text:p>20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0" calcext:value-type="date">
            <text:p>10.01.2013</text:p>
          </table:table-cell>
          <table:table-cell table:formula="of:=[.$I41]" office:value-type="float" office:value="49000" calcext:value-type="float">
            <text:p>49000</text:p>
          </table:table-cell>
          <table:table-cell table:formula="of:=[.$J41]" office:value-type="float" office:value="20000" calcext:value-type="float">
            <text:p>20000</text:p>
          </table:table-cell>
          <table:table-cell table:style-name="ce5" table:formula="of:=IF([.B42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2]=&quot;tylko siano&quot;;[.$B42]-[.$O$4]*[.$P$4];[.$B42])" office:value-type="float" office:value="49000" calcext:value-type="float">
            <text:p>49000</text:p>
          </table:table-cell>
          <table:table-cell table:style-name="ce5" table:formula="of:=IF([.$D42]=&quot;tylko żołędzie&quot;;[.$C42]-[.$O$4]*[.$Q$4];[.$C42])" office:value-type="float" office:value="18200" calcext:value-type="float">
            <text:p>18200</text:p>
          </table:table-cell>
          <table:table-cell table:formula="of:=WEEKDAY([.$A42];2)" office:value-type="float" office:value="4" calcext:value-type="float">
            <text:p>4</text:p>
          </table:table-cell>
          <table:table-cell table:style-name="ce5" table:formula="of:=IF([.$G42]=5;&quot;siano&quot;;IF([.$G42]=2;&quot;żołędzie&quot;;&quot;&quot;))">
            <text:p/>
          </table:table-cell>
          <table:table-cell table:formula="of:=IF([.$H42]=&quot;siano&quot;;[.$E42]+[.$R$4];[.$E42])" office:value-type="float" office:value="49000" calcext:value-type="float">
            <text:p>49000</text:p>
          </table:table-cell>
          <table:table-cell table:formula="of:=IF([.$H42]=&quot;żołędzie&quot;;[.$F42]+[.$S$4];[.$F42])" office:value-type="float" office:value="18200" calcext:value-type="float">
            <text:p>18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1" calcext:value-type="date">
            <text:p>11.01.2013</text:p>
          </table:table-cell>
          <table:table-cell table:formula="of:=[.$I42]" office:value-type="float" office:value="49000" calcext:value-type="float">
            <text:p>49000</text:p>
          </table:table-cell>
          <table:table-cell table:formula="of:=[.$J42]" office:value-type="float" office:value="18200" calcext:value-type="float">
            <text:p>18200</text:p>
          </table:table-cell>
          <table:table-cell table:style-name="ce5" table:formula="of:=IF([.B43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3]=&quot;tylko siano&quot;;[.$B43]-[.$O$4]*[.$P$4];[.$B43])" office:value-type="float" office:value="49000" calcext:value-type="float">
            <text:p>49000</text:p>
          </table:table-cell>
          <table:table-cell table:style-name="ce5" table:formula="of:=IF([.$D43]=&quot;tylko żołędzie&quot;;[.$C43]-[.$O$4]*[.$Q$4];[.$C43])" office:value-type="float" office:value="16400" calcext:value-type="float">
            <text:p>16400</text:p>
          </table:table-cell>
          <table:table-cell table:formula="of:=WEEKDAY([.$A43];2)" office:value-type="float" office:value="5" calcext:value-type="float">
            <text:p>5</text:p>
          </table:table-cell>
          <table:table-cell table:style-name="ce5" table:formula="of:=IF([.$G43]=5;&quot;siano&quot;;IF([.$G43]=2;&quot;żołędzie&quot;;&quot;&quot;))" office:value-type="string" office:string-value="siano" calcext:value-type="string">
            <text:p>siano</text:p>
          </table:table-cell>
          <table:table-cell table:formula="of:=IF([.$H43]=&quot;siano&quot;;[.$E43]+[.$R$4];[.$E43])" office:value-type="float" office:value="64000" calcext:value-type="float">
            <text:p>64000</text:p>
          </table:table-cell>
          <table:table-cell table:formula="of:=IF([.$H43]=&quot;żołędzie&quot;;[.$F43]+[.$S$4];[.$F43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2" calcext:value-type="date">
            <text:p>12.01.2013</text:p>
          </table:table-cell>
          <table:table-cell table:formula="of:=[.$I43]" office:value-type="float" office:value="64000" calcext:value-type="float">
            <text:p>64000</text:p>
          </table:table-cell>
          <table:table-cell table:formula="of:=[.$J43]" office:value-type="float" office:value="16400" calcext:value-type="float">
            <text:p>16400</text:p>
          </table:table-cell>
          <table:table-cell table:style-name="ce5" table:formula="of:=IF([.B4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4]=&quot;tylko siano&quot;;[.$B44]-[.$O$4]*[.$P$4];[.$B44])" office:value-type="float" office:value="60400" calcext:value-type="float">
            <text:p>60400</text:p>
          </table:table-cell>
          <table:table-cell table:style-name="ce5" table:formula="of:=IF([.$D44]=&quot;tylko żołędzie&quot;;[.$C44]-[.$O$4]*[.$Q$4];[.$C44])" office:value-type="float" office:value="16400" calcext:value-type="float">
            <text:p>16400</text:p>
          </table:table-cell>
          <table:table-cell table:formula="of:=WEEKDAY([.$A44];2)" office:value-type="float" office:value="6" calcext:value-type="float">
            <text:p>6</text:p>
          </table:table-cell>
          <table:table-cell table:style-name="ce5" table:formula="of:=IF([.$G44]=5;&quot;siano&quot;;IF([.$G44]=2;&quot;żołędzie&quot;;&quot;&quot;))">
            <text:p/>
          </table:table-cell>
          <table:table-cell table:formula="of:=IF([.$H44]=&quot;siano&quot;;[.$E44]+[.$R$4];[.$E44])" office:value-type="float" office:value="60400" calcext:value-type="float">
            <text:p>60400</text:p>
          </table:table-cell>
          <table:table-cell table:formula="of:=IF([.$H44]=&quot;żołędzie&quot;;[.$F44]+[.$S$4];[.$F44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3" calcext:value-type="date">
            <text:p>13.01.2013</text:p>
          </table:table-cell>
          <table:table-cell table:formula="of:=[.$I44]" office:value-type="float" office:value="60400" calcext:value-type="float">
            <text:p>60400</text:p>
          </table:table-cell>
          <table:table-cell table:formula="of:=[.$J44]" office:value-type="float" office:value="16400" calcext:value-type="float">
            <text:p>16400</text:p>
          </table:table-cell>
          <table:table-cell table:style-name="ce5" table:formula="of:=IF([.B4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5]=&quot;tylko siano&quot;;[.$B45]-[.$O$4]*[.$P$4];[.$B45])" office:value-type="float" office:value="56800" calcext:value-type="float">
            <text:p>56800</text:p>
          </table:table-cell>
          <table:table-cell table:style-name="ce5" table:formula="of:=IF([.$D45]=&quot;tylko żołędzie&quot;;[.$C45]-[.$O$4]*[.$Q$4];[.$C45])" office:value-type="float" office:value="16400" calcext:value-type="float">
            <text:p>16400</text:p>
          </table:table-cell>
          <table:table-cell table:formula="of:=WEEKDAY([.$A45];2)" office:value-type="float" office:value="7" calcext:value-type="float">
            <text:p>7</text:p>
          </table:table-cell>
          <table:table-cell table:style-name="ce5" table:formula="of:=IF([.$G45]=5;&quot;siano&quot;;IF([.$G45]=2;&quot;żołędzie&quot;;&quot;&quot;))">
            <text:p/>
          </table:table-cell>
          <table:table-cell table:formula="of:=IF([.$H45]=&quot;siano&quot;;[.$E45]+[.$R$4];[.$E45])" office:value-type="float" office:value="56800" calcext:value-type="float">
            <text:p>56800</text:p>
          </table:table-cell>
          <table:table-cell table:formula="of:=IF([.$H45]=&quot;żołędzie&quot;;[.$F45]+[.$S$4];[.$F45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4" calcext:value-type="date">
            <text:p>14.01.2013</text:p>
          </table:table-cell>
          <table:table-cell table:formula="of:=[.$I45]" office:value-type="float" office:value="56800" calcext:value-type="float">
            <text:p>56800</text:p>
          </table:table-cell>
          <table:table-cell table:formula="of:=[.$J45]" office:value-type="float" office:value="16400" calcext:value-type="float">
            <text:p>16400</text:p>
          </table:table-cell>
          <table:table-cell table:style-name="ce5" table:formula="of:=IF([.B4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6]=&quot;tylko siano&quot;;[.$B46]-[.$O$4]*[.$P$4];[.$B46])" office:value-type="float" office:value="53200" calcext:value-type="float">
            <text:p>53200</text:p>
          </table:table-cell>
          <table:table-cell table:style-name="ce5" table:formula="of:=IF([.$D46]=&quot;tylko żołędzie&quot;;[.$C46]-[.$O$4]*[.$Q$4];[.$C46])" office:value-type="float" office:value="16400" calcext:value-type="float">
            <text:p>16400</text:p>
          </table:table-cell>
          <table:table-cell table:formula="of:=WEEKDAY([.$A46];2)" office:value-type="float" office:value="1" calcext:value-type="float">
            <text:p>1</text:p>
          </table:table-cell>
          <table:table-cell table:style-name="ce5" table:formula="of:=IF([.$G46]=5;&quot;siano&quot;;IF([.$G46]=2;&quot;żołędzie&quot;;&quot;&quot;))">
            <text:p/>
          </table:table-cell>
          <table:table-cell table:formula="of:=IF([.$H46]=&quot;siano&quot;;[.$E46]+[.$R$4];[.$E46])" office:value-type="float" office:value="53200" calcext:value-type="float">
            <text:p>53200</text:p>
          </table:table-cell>
          <table:table-cell table:formula="of:=IF([.$H46]=&quot;żołędzie&quot;;[.$F46]+[.$S$4];[.$F46])" office:value-type="float" office:value="16400" calcext:value-type="float">
            <text:p>16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5" calcext:value-type="date">
            <text:p>15.01.2013</text:p>
          </table:table-cell>
          <table:table-cell table:formula="of:=[.$I46]" office:value-type="float" office:value="53200" calcext:value-type="float">
            <text:p>53200</text:p>
          </table:table-cell>
          <table:table-cell table:formula="of:=[.$J46]" office:value-type="float" office:value="16400" calcext:value-type="float">
            <text:p>16400</text:p>
          </table:table-cell>
          <table:table-cell table:style-name="ce5" table:formula="of:=IF([.B4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47]=&quot;tylko siano&quot;;[.$B47]-[.$O$4]*[.$P$4];[.$B47])" office:value-type="float" office:value="49600" calcext:value-type="float">
            <text:p>49600</text:p>
          </table:table-cell>
          <table:table-cell table:style-name="ce5" table:formula="of:=IF([.$D47]=&quot;tylko żołędzie&quot;;[.$C47]-[.$O$4]*[.$Q$4];[.$C47])" office:value-type="float" office:value="16400" calcext:value-type="float">
            <text:p>16400</text:p>
          </table:table-cell>
          <table:table-cell table:formula="of:=WEEKDAY([.$A47];2)" office:value-type="float" office:value="2" calcext:value-type="float">
            <text:p>2</text:p>
          </table:table-cell>
          <table:table-cell table:style-name="ce5" table:formula="of:=IF([.$G47]=5;&quot;siano&quot;;IF([.$G47]=2;&quot;żołędzie&quot;;&quot;&quot;))" office:value-type="string" office:string-value="żołędzie" calcext:value-type="string">
            <text:p>żołędzie</text:p>
          </table:table-cell>
          <table:table-cell table:formula="of:=IF([.$H47]=&quot;siano&quot;;[.$E47]+[.$R$4];[.$E47])" office:value-type="float" office:value="49600" calcext:value-type="float">
            <text:p>49600</text:p>
          </table:table-cell>
          <table:table-cell table:formula="of:=IF([.$H47]=&quot;żołędzie&quot;;[.$F47]+[.$S$4];[.$F47])" office:value-type="float" office:value="20400" calcext:value-type="float">
            <text:p>20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6" calcext:value-type="date">
            <text:p>16.01.2013</text:p>
          </table:table-cell>
          <table:table-cell table:formula="of:=[.$I47]" office:value-type="float" office:value="49600" calcext:value-type="float">
            <text:p>49600</text:p>
          </table:table-cell>
          <table:table-cell table:formula="of:=[.$J47]" office:value-type="float" office:value="20400" calcext:value-type="float">
            <text:p>20400</text:p>
          </table:table-cell>
          <table:table-cell table:style-name="ce5" table:formula="of:=IF([.B48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8]=&quot;tylko siano&quot;;[.$B48]-[.$O$4]*[.$P$4];[.$B48])" office:value-type="float" office:value="49600" calcext:value-type="float">
            <text:p>49600</text:p>
          </table:table-cell>
          <table:table-cell table:style-name="ce5" table:formula="of:=IF([.$D48]=&quot;tylko żołędzie&quot;;[.$C48]-[.$O$4]*[.$Q$4];[.$C48])" office:value-type="float" office:value="18600" calcext:value-type="float">
            <text:p>18600</text:p>
          </table:table-cell>
          <table:table-cell table:formula="of:=WEEKDAY([.$A48];2)" office:value-type="float" office:value="3" calcext:value-type="float">
            <text:p>3</text:p>
          </table:table-cell>
          <table:table-cell table:style-name="ce5" table:formula="of:=IF([.$G48]=5;&quot;siano&quot;;IF([.$G48]=2;&quot;żołędzie&quot;;&quot;&quot;))">
            <text:p/>
          </table:table-cell>
          <table:table-cell table:formula="of:=IF([.$H48]=&quot;siano&quot;;[.$E48]+[.$R$4];[.$E48])" office:value-type="float" office:value="49600" calcext:value-type="float">
            <text:p>49600</text:p>
          </table:table-cell>
          <table:table-cell table:formula="of:=IF([.$H48]=&quot;żołędzie&quot;;[.$F48]+[.$S$4];[.$F48])" office:value-type="float" office:value="18600" calcext:value-type="float">
            <text:p>18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7" calcext:value-type="date">
            <text:p>17.01.2013</text:p>
          </table:table-cell>
          <table:table-cell table:formula="of:=[.$I48]" office:value-type="float" office:value="49600" calcext:value-type="float">
            <text:p>49600</text:p>
          </table:table-cell>
          <table:table-cell table:formula="of:=[.$J48]" office:value-type="float" office:value="18600" calcext:value-type="float">
            <text:p>18600</text:p>
          </table:table-cell>
          <table:table-cell table:style-name="ce5" table:formula="of:=IF([.B49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49]=&quot;tylko siano&quot;;[.$B49]-[.$O$4]*[.$P$4];[.$B49])" office:value-type="float" office:value="49600" calcext:value-type="float">
            <text:p>49600</text:p>
          </table:table-cell>
          <table:table-cell table:style-name="ce5" table:formula="of:=IF([.$D49]=&quot;tylko żołędzie&quot;;[.$C49]-[.$O$4]*[.$Q$4];[.$C49])" office:value-type="float" office:value="16800" calcext:value-type="float">
            <text:p>16800</text:p>
          </table:table-cell>
          <table:table-cell table:formula="of:=WEEKDAY([.$A49];2)" office:value-type="float" office:value="4" calcext:value-type="float">
            <text:p>4</text:p>
          </table:table-cell>
          <table:table-cell table:style-name="ce5" table:formula="of:=IF([.$G49]=5;&quot;siano&quot;;IF([.$G49]=2;&quot;żołędzie&quot;;&quot;&quot;))">
            <text:p/>
          </table:table-cell>
          <table:table-cell table:formula="of:=IF([.$H49]=&quot;siano&quot;;[.$E49]+[.$R$4];[.$E49])" office:value-type="float" office:value="49600" calcext:value-type="float">
            <text:p>49600</text:p>
          </table:table-cell>
          <table:table-cell table:formula="of:=IF([.$H49]=&quot;żołędzie&quot;;[.$F49]+[.$S$4];[.$F49])" office:value-type="float" office:value="16800" calcext:value-type="float">
            <text:p>16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8" calcext:value-type="date">
            <text:p>18.01.2013</text:p>
          </table:table-cell>
          <table:table-cell table:formula="of:=[.$I49]" office:value-type="float" office:value="49600" calcext:value-type="float">
            <text:p>49600</text:p>
          </table:table-cell>
          <table:table-cell table:formula="of:=[.$J49]" office:value-type="float" office:value="16800" calcext:value-type="float">
            <text:p>16800</text:p>
          </table:table-cell>
          <table:table-cell table:style-name="ce5" table:formula="of:=IF([.B50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50]=&quot;tylko siano&quot;;[.$B50]-[.$O$4]*[.$P$4];[.$B50])" office:value-type="float" office:value="49600" calcext:value-type="float">
            <text:p>49600</text:p>
          </table:table-cell>
          <table:table-cell table:style-name="ce5" table:formula="of:=IF([.$D50]=&quot;tylko żołędzie&quot;;[.$C50]-[.$O$4]*[.$Q$4];[.$C50])" office:value-type="float" office:value="15000" calcext:value-type="float">
            <text:p>15000</text:p>
          </table:table-cell>
          <table:table-cell table:formula="of:=WEEKDAY([.$A50];2)" office:value-type="float" office:value="5" calcext:value-type="float">
            <text:p>5</text:p>
          </table:table-cell>
          <table:table-cell table:style-name="ce5" table:formula="of:=IF([.$G50]=5;&quot;siano&quot;;IF([.$G50]=2;&quot;żołędzie&quot;;&quot;&quot;))" office:value-type="string" office:string-value="siano" calcext:value-type="string">
            <text:p>siano</text:p>
          </table:table-cell>
          <table:table-cell table:formula="of:=IF([.$H50]=&quot;siano&quot;;[.$E50]+[.$R$4];[.$E50])" office:value-type="float" office:value="64600" calcext:value-type="float">
            <text:p>64600</text:p>
          </table:table-cell>
          <table:table-cell table:formula="of:=IF([.$H50]=&quot;żołędzie&quot;;[.$F50]+[.$S$4];[.$F50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19" calcext:value-type="date">
            <text:p>19.01.2013</text:p>
          </table:table-cell>
          <table:table-cell table:formula="of:=[.$I50]" office:value-type="float" office:value="64600" calcext:value-type="float">
            <text:p>64600</text:p>
          </table:table-cell>
          <table:table-cell table:formula="of:=[.$J50]" office:value-type="float" office:value="15000" calcext:value-type="float">
            <text:p>15000</text:p>
          </table:table-cell>
          <table:table-cell table:style-name="ce5" table:formula="of:=IF([.B5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1]=&quot;tylko siano&quot;;[.$B51]-[.$O$4]*[.$P$4];[.$B51])" office:value-type="float" office:value="61000" calcext:value-type="float">
            <text:p>61000</text:p>
          </table:table-cell>
          <table:table-cell table:style-name="ce5" table:formula="of:=IF([.$D51]=&quot;tylko żołędzie&quot;;[.$C51]-[.$O$4]*[.$Q$4];[.$C51])" office:value-type="float" office:value="15000" calcext:value-type="float">
            <text:p>15000</text:p>
          </table:table-cell>
          <table:table-cell table:formula="of:=WEEKDAY([.$A51];2)" office:value-type="float" office:value="6" calcext:value-type="float">
            <text:p>6</text:p>
          </table:table-cell>
          <table:table-cell table:style-name="ce5" table:formula="of:=IF([.$G51]=5;&quot;siano&quot;;IF([.$G51]=2;&quot;żołędzie&quot;;&quot;&quot;))">
            <text:p/>
          </table:table-cell>
          <table:table-cell table:formula="of:=IF([.$H51]=&quot;siano&quot;;[.$E51]+[.$R$4];[.$E51])" office:value-type="float" office:value="61000" calcext:value-type="float">
            <text:p>61000</text:p>
          </table:table-cell>
          <table:table-cell table:formula="of:=IF([.$H51]=&quot;żołędzie&quot;;[.$F51]+[.$S$4];[.$F51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0" calcext:value-type="date">
            <text:p>20.01.2013</text:p>
          </table:table-cell>
          <table:table-cell table:formula="of:=[.$I51]" office:value-type="float" office:value="61000" calcext:value-type="float">
            <text:p>61000</text:p>
          </table:table-cell>
          <table:table-cell table:formula="of:=[.$J51]" office:value-type="float" office:value="15000" calcext:value-type="float">
            <text:p>15000</text:p>
          </table:table-cell>
          <table:table-cell table:style-name="ce5" table:formula="of:=IF([.B5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2]=&quot;tylko siano&quot;;[.$B52]-[.$O$4]*[.$P$4];[.$B52])" office:value-type="float" office:value="57400" calcext:value-type="float">
            <text:p>57400</text:p>
          </table:table-cell>
          <table:table-cell table:style-name="ce5" table:formula="of:=IF([.$D52]=&quot;tylko żołędzie&quot;;[.$C52]-[.$O$4]*[.$Q$4];[.$C52])" office:value-type="float" office:value="15000" calcext:value-type="float">
            <text:p>15000</text:p>
          </table:table-cell>
          <table:table-cell table:formula="of:=WEEKDAY([.$A52];2)" office:value-type="float" office:value="7" calcext:value-type="float">
            <text:p>7</text:p>
          </table:table-cell>
          <table:table-cell table:style-name="ce5" table:formula="of:=IF([.$G52]=5;&quot;siano&quot;;IF([.$G52]=2;&quot;żołędzie&quot;;&quot;&quot;))">
            <text:p/>
          </table:table-cell>
          <table:table-cell table:formula="of:=IF([.$H52]=&quot;siano&quot;;[.$E52]+[.$R$4];[.$E52])" office:value-type="float" office:value="57400" calcext:value-type="float">
            <text:p>57400</text:p>
          </table:table-cell>
          <table:table-cell table:formula="of:=IF([.$H52]=&quot;żołędzie&quot;;[.$F52]+[.$S$4];[.$F52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1" calcext:value-type="date">
            <text:p>21.01.2013</text:p>
          </table:table-cell>
          <table:table-cell table:formula="of:=[.$I52]" office:value-type="float" office:value="57400" calcext:value-type="float">
            <text:p>57400</text:p>
          </table:table-cell>
          <table:table-cell table:formula="of:=[.$J52]" office:value-type="float" office:value="15000" calcext:value-type="float">
            <text:p>15000</text:p>
          </table:table-cell>
          <table:table-cell table:style-name="ce5" table:formula="of:=IF([.B5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3]=&quot;tylko siano&quot;;[.$B53]-[.$O$4]*[.$P$4];[.$B53])" office:value-type="float" office:value="53800" calcext:value-type="float">
            <text:p>53800</text:p>
          </table:table-cell>
          <table:table-cell table:style-name="ce5" table:formula="of:=IF([.$D53]=&quot;tylko żołędzie&quot;;[.$C53]-[.$O$4]*[.$Q$4];[.$C53])" office:value-type="float" office:value="15000" calcext:value-type="float">
            <text:p>15000</text:p>
          </table:table-cell>
          <table:table-cell table:formula="of:=WEEKDAY([.$A53];2)" office:value-type="float" office:value="1" calcext:value-type="float">
            <text:p>1</text:p>
          </table:table-cell>
          <table:table-cell table:style-name="ce5" table:formula="of:=IF([.$G53]=5;&quot;siano&quot;;IF([.$G53]=2;&quot;żołędzie&quot;;&quot;&quot;))">
            <text:p/>
          </table:table-cell>
          <table:table-cell table:formula="of:=IF([.$H53]=&quot;siano&quot;;[.$E53]+[.$R$4];[.$E53])" office:value-type="float" office:value="53800" calcext:value-type="float">
            <text:p>53800</text:p>
          </table:table-cell>
          <table:table-cell table:formula="of:=IF([.$H53]=&quot;żołędzie&quot;;[.$F53]+[.$S$4];[.$F53]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2" calcext:value-type="date">
            <text:p>22.01.2013</text:p>
          </table:table-cell>
          <table:table-cell table:formula="of:=[.$I53]" office:value-type="float" office:value="53800" calcext:value-type="float">
            <text:p>53800</text:p>
          </table:table-cell>
          <table:table-cell table:formula="of:=[.$J53]" office:value-type="float" office:value="15000" calcext:value-type="float">
            <text:p>15000</text:p>
          </table:table-cell>
          <table:table-cell table:style-name="ce5" table:formula="of:=IF([.B5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4]=&quot;tylko siano&quot;;[.$B54]-[.$O$4]*[.$P$4];[.$B54])" office:value-type="float" office:value="50200" calcext:value-type="float">
            <text:p>50200</text:p>
          </table:table-cell>
          <table:table-cell table:style-name="ce5" table:formula="of:=IF([.$D54]=&quot;tylko żołędzie&quot;;[.$C54]-[.$O$4]*[.$Q$4];[.$C54])" office:value-type="float" office:value="15000" calcext:value-type="float">
            <text:p>15000</text:p>
          </table:table-cell>
          <table:table-cell table:formula="of:=WEEKDAY([.$A54];2)" office:value-type="float" office:value="2" calcext:value-type="float">
            <text:p>2</text:p>
          </table:table-cell>
          <table:table-cell table:style-name="ce5" table:formula="of:=IF([.$G54]=5;&quot;siano&quot;;IF([.$G54]=2;&quot;żołędzie&quot;;&quot;&quot;))" office:value-type="string" office:string-value="żołędzie" calcext:value-type="string">
            <text:p>żołędzie</text:p>
          </table:table-cell>
          <table:table-cell table:formula="of:=IF([.$H54]=&quot;siano&quot;;[.$E54]+[.$R$4];[.$E54])" office:value-type="float" office:value="50200" calcext:value-type="float">
            <text:p>50200</text:p>
          </table:table-cell>
          <table:table-cell table:formula="of:=IF([.$H54]=&quot;żołędzie&quot;;[.$F54]+[.$S$4];[.$F54])" office:value-type="float" office:value="19000" calcext:value-type="float">
            <text:p>1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3" calcext:value-type="date">
            <text:p>23.01.2013</text:p>
          </table:table-cell>
          <table:table-cell table:formula="of:=[.$I54]" office:value-type="float" office:value="50200" calcext:value-type="float">
            <text:p>50200</text:p>
          </table:table-cell>
          <table:table-cell table:formula="of:=[.$J54]" office:value-type="float" office:value="19000" calcext:value-type="float">
            <text:p>19000</text:p>
          </table:table-cell>
          <table:table-cell table:style-name="ce5" table:formula="of:=IF([.B5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5]=&quot;tylko siano&quot;;[.$B55]-[.$O$4]*[.$P$4];[.$B55])" office:value-type="float" office:value="46600" calcext:value-type="float">
            <text:p>46600</text:p>
          </table:table-cell>
          <table:table-cell table:style-name="ce5" table:formula="of:=IF([.$D55]=&quot;tylko żołędzie&quot;;[.$C55]-[.$O$4]*[.$Q$4];[.$C55])" office:value-type="float" office:value="19000" calcext:value-type="float">
            <text:p>19000</text:p>
          </table:table-cell>
          <table:table-cell table:formula="of:=WEEKDAY([.$A55];2)" office:value-type="float" office:value="3" calcext:value-type="float">
            <text:p>3</text:p>
          </table:table-cell>
          <table:table-cell table:style-name="ce5" table:formula="of:=IF([.$G55]=5;&quot;siano&quot;;IF([.$G55]=2;&quot;żołędzie&quot;;&quot;&quot;))">
            <text:p/>
          </table:table-cell>
          <table:table-cell table:formula="of:=IF([.$H55]=&quot;siano&quot;;[.$E55]+[.$R$4];[.$E55])" office:value-type="float" office:value="46600" calcext:value-type="float">
            <text:p>46600</text:p>
          </table:table-cell>
          <table:table-cell table:formula="of:=IF([.$H55]=&quot;żołędzie&quot;;[.$F55]+[.$S$4];[.$F55])" office:value-type="float" office:value="19000" calcext:value-type="float">
            <text:p>19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4" calcext:value-type="date">
            <text:p>24.01.2013</text:p>
          </table:table-cell>
          <table:table-cell table:formula="of:=[.$I55]" office:value-type="float" office:value="46600" calcext:value-type="float">
            <text:p>46600</text:p>
          </table:table-cell>
          <table:table-cell table:formula="of:=[.$J55]" office:value-type="float" office:value="19000" calcext:value-type="float">
            <text:p>19000</text:p>
          </table:table-cell>
          <table:table-cell table:style-name="ce5" table:formula="of:=IF([.B56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56]=&quot;tylko siano&quot;;[.$B56]-[.$O$4]*[.$P$4];[.$B56])" office:value-type="float" office:value="46600" calcext:value-type="float">
            <text:p>46600</text:p>
          </table:table-cell>
          <table:table-cell table:style-name="ce5" table:formula="of:=IF([.$D56]=&quot;tylko żołędzie&quot;;[.$C56]-[.$O$4]*[.$Q$4];[.$C56])" office:value-type="float" office:value="17200" calcext:value-type="float">
            <text:p>17200</text:p>
          </table:table-cell>
          <table:table-cell table:formula="of:=WEEKDAY([.$A56];2)" office:value-type="float" office:value="4" calcext:value-type="float">
            <text:p>4</text:p>
          </table:table-cell>
          <table:table-cell table:style-name="ce5" table:formula="of:=IF([.$G56]=5;&quot;siano&quot;;IF([.$G56]=2;&quot;żołędzie&quot;;&quot;&quot;))">
            <text:p/>
          </table:table-cell>
          <table:table-cell table:formula="of:=IF([.$H56]=&quot;siano&quot;;[.$E56]+[.$R$4];[.$E56])" office:value-type="float" office:value="46600" calcext:value-type="float">
            <text:p>46600</text:p>
          </table:table-cell>
          <table:table-cell table:formula="of:=IF([.$H56]=&quot;żołędzie&quot;;[.$F56]+[.$S$4];[.$F56])" office:value-type="float" office:value="17200" calcext:value-type="float">
            <text:p>17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5" calcext:value-type="date">
            <text:p>25.01.2013</text:p>
          </table:table-cell>
          <table:table-cell table:formula="of:=[.$I56]" office:value-type="float" office:value="46600" calcext:value-type="float">
            <text:p>46600</text:p>
          </table:table-cell>
          <table:table-cell table:formula="of:=[.$J56]" office:value-type="float" office:value="17200" calcext:value-type="float">
            <text:p>17200</text:p>
          </table:table-cell>
          <table:table-cell table:style-name="ce5" table:formula="of:=IF([.B57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57]=&quot;tylko siano&quot;;[.$B57]-[.$O$4]*[.$P$4];[.$B57])" office:value-type="float" office:value="46600" calcext:value-type="float">
            <text:p>46600</text:p>
          </table:table-cell>
          <table:table-cell table:style-name="ce5" table:formula="of:=IF([.$D57]=&quot;tylko żołędzie&quot;;[.$C57]-[.$O$4]*[.$Q$4];[.$C57])" office:value-type="float" office:value="15400" calcext:value-type="float">
            <text:p>15400</text:p>
          </table:table-cell>
          <table:table-cell table:formula="of:=WEEKDAY([.$A57];2)" office:value-type="float" office:value="5" calcext:value-type="float">
            <text:p>5</text:p>
          </table:table-cell>
          <table:table-cell table:style-name="ce5" table:formula="of:=IF([.$G57]=5;&quot;siano&quot;;IF([.$G57]=2;&quot;żołędzie&quot;;&quot;&quot;))" office:value-type="string" office:string-value="siano" calcext:value-type="string">
            <text:p>siano</text:p>
          </table:table-cell>
          <table:table-cell table:formula="of:=IF([.$H57]=&quot;siano&quot;;[.$E57]+[.$R$4];[.$E57])" office:value-type="float" office:value="61600" calcext:value-type="float">
            <text:p>61600</text:p>
          </table:table-cell>
          <table:table-cell table:formula="of:=IF([.$H57]=&quot;żołędzie&quot;;[.$F57]+[.$S$4];[.$F57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6" calcext:value-type="date">
            <text:p>26.01.2013</text:p>
          </table:table-cell>
          <table:table-cell table:formula="of:=[.$I57]" office:value-type="float" office:value="61600" calcext:value-type="float">
            <text:p>61600</text:p>
          </table:table-cell>
          <table:table-cell table:formula="of:=[.$J57]" office:value-type="float" office:value="15400" calcext:value-type="float">
            <text:p>15400</text:p>
          </table:table-cell>
          <table:table-cell table:style-name="ce5" table:formula="of:=IF([.B5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8]=&quot;tylko siano&quot;;[.$B58]-[.$O$4]*[.$P$4];[.$B58])" office:value-type="float" office:value="58000" calcext:value-type="float">
            <text:p>58000</text:p>
          </table:table-cell>
          <table:table-cell table:style-name="ce5" table:formula="of:=IF([.$D58]=&quot;tylko żołędzie&quot;;[.$C58]-[.$O$4]*[.$Q$4];[.$C58])" office:value-type="float" office:value="15400" calcext:value-type="float">
            <text:p>15400</text:p>
          </table:table-cell>
          <table:table-cell table:formula="of:=WEEKDAY([.$A58];2)" office:value-type="float" office:value="6" calcext:value-type="float">
            <text:p>6</text:p>
          </table:table-cell>
          <table:table-cell table:style-name="ce5" table:formula="of:=IF([.$G58]=5;&quot;siano&quot;;IF([.$G58]=2;&quot;żołędzie&quot;;&quot;&quot;))">
            <text:p/>
          </table:table-cell>
          <table:table-cell table:formula="of:=IF([.$H58]=&quot;siano&quot;;[.$E58]+[.$R$4];[.$E58])" office:value-type="float" office:value="58000" calcext:value-type="float">
            <text:p>58000</text:p>
          </table:table-cell>
          <table:table-cell table:formula="of:=IF([.$H58]=&quot;żołędzie&quot;;[.$F58]+[.$S$4];[.$F58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7" calcext:value-type="date">
            <text:p>27.01.2013</text:p>
          </table:table-cell>
          <table:table-cell table:formula="of:=[.$I58]" office:value-type="float" office:value="58000" calcext:value-type="float">
            <text:p>58000</text:p>
          </table:table-cell>
          <table:table-cell table:formula="of:=[.$J58]" office:value-type="float" office:value="15400" calcext:value-type="float">
            <text:p>15400</text:p>
          </table:table-cell>
          <table:table-cell table:style-name="ce5" table:formula="of:=IF([.B5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59]=&quot;tylko siano&quot;;[.$B59]-[.$O$4]*[.$P$4];[.$B59])" office:value-type="float" office:value="54400" calcext:value-type="float">
            <text:p>54400</text:p>
          </table:table-cell>
          <table:table-cell table:style-name="ce5" table:formula="of:=IF([.$D59]=&quot;tylko żołędzie&quot;;[.$C59]-[.$O$4]*[.$Q$4];[.$C59])" office:value-type="float" office:value="15400" calcext:value-type="float">
            <text:p>15400</text:p>
          </table:table-cell>
          <table:table-cell table:formula="of:=WEEKDAY([.$A59];2)" office:value-type="float" office:value="7" calcext:value-type="float">
            <text:p>7</text:p>
          </table:table-cell>
          <table:table-cell table:style-name="ce5" table:formula="of:=IF([.$G59]=5;&quot;siano&quot;;IF([.$G59]=2;&quot;żołędzie&quot;;&quot;&quot;))">
            <text:p/>
          </table:table-cell>
          <table:table-cell table:formula="of:=IF([.$H59]=&quot;siano&quot;;[.$E59]+[.$R$4];[.$E59])" office:value-type="float" office:value="54400" calcext:value-type="float">
            <text:p>54400</text:p>
          </table:table-cell>
          <table:table-cell table:formula="of:=IF([.$H59]=&quot;żołędzie&quot;;[.$F59]+[.$S$4];[.$F59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8" calcext:value-type="date">
            <text:p>28.01.2013</text:p>
          </table:table-cell>
          <table:table-cell table:formula="of:=[.$I59]" office:value-type="float" office:value="54400" calcext:value-type="float">
            <text:p>54400</text:p>
          </table:table-cell>
          <table:table-cell table:formula="of:=[.$J59]" office:value-type="float" office:value="15400" calcext:value-type="float">
            <text:p>15400</text:p>
          </table:table-cell>
          <table:table-cell table:style-name="ce5" table:formula="of:=IF([.B6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0]=&quot;tylko siano&quot;;[.$B60]-[.$O$4]*[.$P$4];[.$B60])" office:value-type="float" office:value="50800" calcext:value-type="float">
            <text:p>50800</text:p>
          </table:table-cell>
          <table:table-cell table:style-name="ce5" table:formula="of:=IF([.$D60]=&quot;tylko żołędzie&quot;;[.$C60]-[.$O$4]*[.$Q$4];[.$C60])" office:value-type="float" office:value="15400" calcext:value-type="float">
            <text:p>15400</text:p>
          </table:table-cell>
          <table:table-cell table:formula="of:=WEEKDAY([.$A60];2)" office:value-type="float" office:value="1" calcext:value-type="float">
            <text:p>1</text:p>
          </table:table-cell>
          <table:table-cell table:style-name="ce5" table:formula="of:=IF([.$G60]=5;&quot;siano&quot;;IF([.$G60]=2;&quot;żołędzie&quot;;&quot;&quot;))">
            <text:p/>
          </table:table-cell>
          <table:table-cell table:formula="of:=IF([.$H60]=&quot;siano&quot;;[.$E60]+[.$R$4];[.$E60])" office:value-type="float" office:value="50800" calcext:value-type="float">
            <text:p>50800</text:p>
          </table:table-cell>
          <table:table-cell table:formula="of:=IF([.$H60]=&quot;żołędzie&quot;;[.$F60]+[.$S$4];[.$F60])" office:value-type="float" office:value="15400" calcext:value-type="float">
            <text:p>15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29" calcext:value-type="date">
            <text:p>29.01.2013</text:p>
          </table:table-cell>
          <table:table-cell table:formula="of:=[.$I60]" office:value-type="float" office:value="50800" calcext:value-type="float">
            <text:p>50800</text:p>
          </table:table-cell>
          <table:table-cell table:formula="of:=[.$J60]" office:value-type="float" office:value="15400" calcext:value-type="float">
            <text:p>15400</text:p>
          </table:table-cell>
          <table:table-cell table:style-name="ce5" table:formula="of:=IF([.B6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1]=&quot;tylko siano&quot;;[.$B61]-[.$O$4]*[.$P$4];[.$B61])" office:value-type="float" office:value="47200" calcext:value-type="float">
            <text:p>47200</text:p>
          </table:table-cell>
          <table:table-cell table:style-name="ce5" table:formula="of:=IF([.$D61]=&quot;tylko żołędzie&quot;;[.$C61]-[.$O$4]*[.$Q$4];[.$C61])" office:value-type="float" office:value="15400" calcext:value-type="float">
            <text:p>15400</text:p>
          </table:table-cell>
          <table:table-cell table:formula="of:=WEEKDAY([.$A61];2)" office:value-type="float" office:value="2" calcext:value-type="float">
            <text:p>2</text:p>
          </table:table-cell>
          <table:table-cell table:style-name="ce5" table:formula="of:=IF([.$G61]=5;&quot;siano&quot;;IF([.$G61]=2;&quot;żołędzie&quot;;&quot;&quot;))" office:value-type="string" office:string-value="żołędzie" calcext:value-type="string">
            <text:p>żołędzie</text:p>
          </table:table-cell>
          <table:table-cell table:formula="of:=IF([.$H61]=&quot;siano&quot;;[.$E61]+[.$R$4];[.$E61])" office:value-type="float" office:value="47200" calcext:value-type="float">
            <text:p>47200</text:p>
          </table:table-cell>
          <table:table-cell table:formula="of:=IF([.$H61]=&quot;żołędzie&quot;;[.$F61]+[.$S$4];[.$F61])" office:value-type="float" office:value="19400" calcext:value-type="float">
            <text:p>19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1-30" calcext:value-type="date">
            <text:p>30.01.2013</text:p>
          </table:table-cell>
          <table:table-cell table:formula="of:=[.$I61]" office:value-type="float" office:value="47200" calcext:value-type="float">
            <text:p>47200</text:p>
          </table:table-cell>
          <table:table-cell table:formula="of:=[.$J61]" office:value-type="float" office:value="19400" calcext:value-type="float">
            <text:p>19400</text:p>
          </table:table-cell>
          <table:table-cell table:style-name="ce5" table:formula="of:=IF([.B62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2]=&quot;tylko siano&quot;;[.$B62]-[.$O$4]*[.$P$4];[.$B62])" office:value-type="float" office:value="47200" calcext:value-type="float">
            <text:p>47200</text:p>
          </table:table-cell>
          <table:table-cell table:style-name="ce5" table:formula="of:=IF([.$D62]=&quot;tylko żołędzie&quot;;[.$C62]-[.$O$4]*[.$Q$4];[.$C62])" office:value-type="float" office:value="17600" calcext:value-type="float">
            <text:p>17600</text:p>
          </table:table-cell>
          <table:table-cell table:formula="of:=WEEKDAY([.$A62];2)" office:value-type="float" office:value="3" calcext:value-type="float">
            <text:p>3</text:p>
          </table:table-cell>
          <table:table-cell table:style-name="ce5" table:formula="of:=IF([.$G62]=5;&quot;siano&quot;;IF([.$G62]=2;&quot;żołędzie&quot;;&quot;&quot;))">
            <text:p/>
          </table:table-cell>
          <table:table-cell table:formula="of:=IF([.$H62]=&quot;siano&quot;;[.$E62]+[.$R$4];[.$E62])" office:value-type="float" office:value="47200" calcext:value-type="float">
            <text:p>47200</text:p>
          </table:table-cell>
          <table:table-cell table:formula="of:=IF([.$H62]=&quot;żołędzie&quot;;[.$F62]+[.$S$4];[.$F62])" office:value-type="float" office:value="17600" calcext:value-type="float">
            <text:p>17600</text:p>
          </table:table-cell>
          <table:table-cell table:number-columns-repeated="12"/>
        </table:table-row>
        <table:table-row table:style-name="ro2">
          <table:table-cell office:value-type="date" office:date-value="2013-01-31" calcext:value-type="date">
            <text:p>31.01.2013</text:p>
          </table:table-cell>
          <table:table-cell table:formula="of:=[.$I62]" office:value-type="float" office:value="47200" calcext:value-type="float">
            <text:p>47200</text:p>
          </table:table-cell>
          <table:table-cell table:formula="of:=[.$J62]" office:value-type="float" office:value="17600" calcext:value-type="float">
            <text:p>17600</text:p>
          </table:table-cell>
          <table:table-cell table:style-name="ce5" table:formula="of:=IF([.B63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3]=&quot;tylko siano&quot;;[.$B63]-[.$O$4]*[.$P$4];[.$B63])" office:value-type="float" office:value="47200" calcext:value-type="float">
            <text:p>47200</text:p>
          </table:table-cell>
          <table:table-cell table:style-name="ce5" table:formula="of:=IF([.$D63]=&quot;tylko żołędzie&quot;;[.$C63]-[.$O$4]*[.$Q$4];[.$C63])" office:value-type="float" office:value="15800" calcext:value-type="float">
            <text:p>15800</text:p>
          </table:table-cell>
          <table:table-cell table:formula="of:=WEEKDAY([.$A63];2)" office:value-type="float" office:value="4" calcext:value-type="float">
            <text:p>4</text:p>
          </table:table-cell>
          <table:table-cell table:style-name="ce5" table:formula="of:=IF([.$G63]=5;&quot;siano&quot;;IF([.$G63]=2;&quot;żołędzie&quot;;&quot;&quot;))">
            <text:p/>
          </table:table-cell>
          <table:table-cell table:formula="of:=IF([.$H63]=&quot;siano&quot;;[.$E63]+[.$R$4];[.$E63])" office:value-type="float" office:value="47200" calcext:value-type="float">
            <text:p>47200</text:p>
          </table:table-cell>
          <table:table-cell table:formula="of:=IF([.$H63]=&quot;żołędzie&quot;;[.$F63]+[.$S$4];[.$F63])" office:value-type="float" office:value="15800" calcext:value-type="float">
            <text:p>15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1" calcext:value-type="date">
            <text:p>1.02.2013</text:p>
          </table:table-cell>
          <table:table-cell table:formula="of:=[.$I63]" office:value-type="float" office:value="47200" calcext:value-type="float">
            <text:p>47200</text:p>
          </table:table-cell>
          <table:table-cell table:formula="of:=[.$J63]" office:value-type="float" office:value="15800" calcext:value-type="float">
            <text:p>15800</text:p>
          </table:table-cell>
          <table:table-cell table:style-name="ce5" table:formula="of:=IF([.B64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4]=&quot;tylko siano&quot;;[.$B64]-[.$O$4]*[.$P$4];[.$B64])" office:value-type="float" office:value="47200" calcext:value-type="float">
            <text:p>47200</text:p>
          </table:table-cell>
          <table:table-cell table:style-name="ce5" table:formula="of:=IF([.$D64]=&quot;tylko żołędzie&quot;;[.$C64]-[.$O$4]*[.$Q$4];[.$C64])" office:value-type="float" office:value="14000" calcext:value-type="float">
            <text:p>14000</text:p>
          </table:table-cell>
          <table:table-cell table:formula="of:=WEEKDAY([.$A64];2)" office:value-type="float" office:value="5" calcext:value-type="float">
            <text:p>5</text:p>
          </table:table-cell>
          <table:table-cell table:style-name="ce5" table:formula="of:=IF([.$G64]=5;&quot;siano&quot;;IF([.$G64]=2;&quot;żołędzie&quot;;&quot;&quot;))" office:value-type="string" office:string-value="siano" calcext:value-type="string">
            <text:p>siano</text:p>
          </table:table-cell>
          <table:table-cell table:formula="of:=IF([.$H64]=&quot;siano&quot;;[.$E64]+[.$R$4];[.$E64])" office:value-type="float" office:value="62200" calcext:value-type="float">
            <text:p>62200</text:p>
          </table:table-cell>
          <table:table-cell table:formula="of:=IF([.$H64]=&quot;żołędzie&quot;;[.$F64]+[.$S$4];[.$F64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2" calcext:value-type="date">
            <text:p>2.02.2013</text:p>
          </table:table-cell>
          <table:table-cell table:formula="of:=[.$I64]" office:value-type="float" office:value="62200" calcext:value-type="float">
            <text:p>62200</text:p>
          </table:table-cell>
          <table:table-cell table:formula="of:=[.$J64]" office:value-type="float" office:value="14000" calcext:value-type="float">
            <text:p>14000</text:p>
          </table:table-cell>
          <table:table-cell table:style-name="ce5" table:formula="of:=IF([.B6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5]=&quot;tylko siano&quot;;[.$B65]-[.$O$4]*[.$P$4];[.$B65])" office:value-type="float" office:value="58600" calcext:value-type="float">
            <text:p>58600</text:p>
          </table:table-cell>
          <table:table-cell table:style-name="ce5" table:formula="of:=IF([.$D65]=&quot;tylko żołędzie&quot;;[.$C65]-[.$O$4]*[.$Q$4];[.$C65])" office:value-type="float" office:value="14000" calcext:value-type="float">
            <text:p>14000</text:p>
          </table:table-cell>
          <table:table-cell table:formula="of:=WEEKDAY([.$A65];2)" office:value-type="float" office:value="6" calcext:value-type="float">
            <text:p>6</text:p>
          </table:table-cell>
          <table:table-cell table:style-name="ce5" table:formula="of:=IF([.$G65]=5;&quot;siano&quot;;IF([.$G65]=2;&quot;żołędzie&quot;;&quot;&quot;))">
            <text:p/>
          </table:table-cell>
          <table:table-cell table:formula="of:=IF([.$H65]=&quot;siano&quot;;[.$E65]+[.$R$4];[.$E65])" office:value-type="float" office:value="58600" calcext:value-type="float">
            <text:p>58600</text:p>
          </table:table-cell>
          <table:table-cell table:formula="of:=IF([.$H65]=&quot;żołędzie&quot;;[.$F65]+[.$S$4];[.$F65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3" calcext:value-type="date">
            <text:p>3.02.2013</text:p>
          </table:table-cell>
          <table:table-cell table:formula="of:=[.$I65]" office:value-type="float" office:value="58600" calcext:value-type="float">
            <text:p>58600</text:p>
          </table:table-cell>
          <table:table-cell table:formula="of:=[.$J65]" office:value-type="float" office:value="14000" calcext:value-type="float">
            <text:p>14000</text:p>
          </table:table-cell>
          <table:table-cell table:style-name="ce5" table:formula="of:=IF([.B6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6]=&quot;tylko siano&quot;;[.$B66]-[.$O$4]*[.$P$4];[.$B66])" office:value-type="float" office:value="55000" calcext:value-type="float">
            <text:p>55000</text:p>
          </table:table-cell>
          <table:table-cell table:style-name="ce5" table:formula="of:=IF([.$D66]=&quot;tylko żołędzie&quot;;[.$C66]-[.$O$4]*[.$Q$4];[.$C66])" office:value-type="float" office:value="14000" calcext:value-type="float">
            <text:p>14000</text:p>
          </table:table-cell>
          <table:table-cell table:formula="of:=WEEKDAY([.$A66];2)" office:value-type="float" office:value="7" calcext:value-type="float">
            <text:p>7</text:p>
          </table:table-cell>
          <table:table-cell table:style-name="ce5" table:formula="of:=IF([.$G66]=5;&quot;siano&quot;;IF([.$G66]=2;&quot;żołędzie&quot;;&quot;&quot;))">
            <text:p/>
          </table:table-cell>
          <table:table-cell table:formula="of:=IF([.$H66]=&quot;siano&quot;;[.$E66]+[.$R$4];[.$E66])" office:value-type="float" office:value="55000" calcext:value-type="float">
            <text:p>55000</text:p>
          </table:table-cell>
          <table:table-cell table:formula="of:=IF([.$H66]=&quot;żołędzie&quot;;[.$F66]+[.$S$4];[.$F66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4" calcext:value-type="date">
            <text:p>4.02.2013</text:p>
          </table:table-cell>
          <table:table-cell table:formula="of:=[.$I66]" office:value-type="float" office:value="55000" calcext:value-type="float">
            <text:p>55000</text:p>
          </table:table-cell>
          <table:table-cell table:formula="of:=[.$J66]" office:value-type="float" office:value="14000" calcext:value-type="float">
            <text:p>14000</text:p>
          </table:table-cell>
          <table:table-cell table:style-name="ce5" table:formula="of:=IF([.B6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7]=&quot;tylko siano&quot;;[.$B67]-[.$O$4]*[.$P$4];[.$B67])" office:value-type="float" office:value="51400" calcext:value-type="float">
            <text:p>51400</text:p>
          </table:table-cell>
          <table:table-cell table:style-name="ce5" table:formula="of:=IF([.$D67]=&quot;tylko żołędzie&quot;;[.$C67]-[.$O$4]*[.$Q$4];[.$C67])" office:value-type="float" office:value="14000" calcext:value-type="float">
            <text:p>14000</text:p>
          </table:table-cell>
          <table:table-cell table:formula="of:=WEEKDAY([.$A67];2)" office:value-type="float" office:value="1" calcext:value-type="float">
            <text:p>1</text:p>
          </table:table-cell>
          <table:table-cell table:style-name="ce5" table:formula="of:=IF([.$G67]=5;&quot;siano&quot;;IF([.$G67]=2;&quot;żołędzie&quot;;&quot;&quot;))">
            <text:p/>
          </table:table-cell>
          <table:table-cell table:formula="of:=IF([.$H67]=&quot;siano&quot;;[.$E67]+[.$R$4];[.$E67])" office:value-type="float" office:value="51400" calcext:value-type="float">
            <text:p>51400</text:p>
          </table:table-cell>
          <table:table-cell table:formula="of:=IF([.$H67]=&quot;żołędzie&quot;;[.$F67]+[.$S$4];[.$F67])" office:value-type="float" office:value="14000" calcext:value-type="float">
            <text:p>14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5" calcext:value-type="date">
            <text:p>5.02.2013</text:p>
          </table:table-cell>
          <table:table-cell table:formula="of:=[.$I67]" office:value-type="float" office:value="51400" calcext:value-type="float">
            <text:p>51400</text:p>
          </table:table-cell>
          <table:table-cell table:formula="of:=[.$J67]" office:value-type="float" office:value="14000" calcext:value-type="float">
            <text:p>14000</text:p>
          </table:table-cell>
          <table:table-cell table:style-name="ce5" table:formula="of:=IF([.B6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68]=&quot;tylko siano&quot;;[.$B68]-[.$O$4]*[.$P$4];[.$B68])" office:value-type="float" office:value="47800" calcext:value-type="float">
            <text:p>47800</text:p>
          </table:table-cell>
          <table:table-cell table:style-name="ce5" table:formula="of:=IF([.$D68]=&quot;tylko żołędzie&quot;;[.$C68]-[.$O$4]*[.$Q$4];[.$C68])" office:value-type="float" office:value="14000" calcext:value-type="float">
            <text:p>14000</text:p>
          </table:table-cell>
          <table:table-cell table:formula="of:=WEEKDAY([.$A68];2)" office:value-type="float" office:value="2" calcext:value-type="float">
            <text:p>2</text:p>
          </table:table-cell>
          <table:table-cell table:style-name="ce5" table:formula="of:=IF([.$G68]=5;&quot;siano&quot;;IF([.$G68]=2;&quot;żołędzie&quot;;&quot;&quot;))" office:value-type="string" office:string-value="żołędzie" calcext:value-type="string">
            <text:p>żołędzie</text:p>
          </table:table-cell>
          <table:table-cell table:formula="of:=IF([.$H68]=&quot;siano&quot;;[.$E68]+[.$R$4];[.$E68])" office:value-type="float" office:value="47800" calcext:value-type="float">
            <text:p>47800</text:p>
          </table:table-cell>
          <table:table-cell table:formula="of:=IF([.$H68]=&quot;żołędzie&quot;;[.$F68]+[.$S$4];[.$F68])" office:value-type="float" office:value="18000" calcext:value-type="float">
            <text:p>18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6" calcext:value-type="date">
            <text:p>6.02.2013</text:p>
          </table:table-cell>
          <table:table-cell table:formula="of:=[.$I68]" office:value-type="float" office:value="47800" calcext:value-type="float">
            <text:p>47800</text:p>
          </table:table-cell>
          <table:table-cell table:formula="of:=[.$J68]" office:value-type="float" office:value="18000" calcext:value-type="float">
            <text:p>18000</text:p>
          </table:table-cell>
          <table:table-cell table:style-name="ce5" table:formula="of:=IF([.B69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69]=&quot;tylko siano&quot;;[.$B69]-[.$O$4]*[.$P$4];[.$B69])" office:value-type="float" office:value="47800" calcext:value-type="float">
            <text:p>47800</text:p>
          </table:table-cell>
          <table:table-cell table:style-name="ce5" table:formula="of:=IF([.$D69]=&quot;tylko żołędzie&quot;;[.$C69]-[.$O$4]*[.$Q$4];[.$C69])" office:value-type="float" office:value="16200" calcext:value-type="float">
            <text:p>16200</text:p>
          </table:table-cell>
          <table:table-cell table:formula="of:=WEEKDAY([.$A69];2)" office:value-type="float" office:value="3" calcext:value-type="float">
            <text:p>3</text:p>
          </table:table-cell>
          <table:table-cell table:style-name="ce5" table:formula="of:=IF([.$G69]=5;&quot;siano&quot;;IF([.$G69]=2;&quot;żołędzie&quot;;&quot;&quot;))">
            <text:p/>
          </table:table-cell>
          <table:table-cell table:formula="of:=IF([.$H69]=&quot;siano&quot;;[.$E69]+[.$R$4];[.$E69])" office:value-type="float" office:value="47800" calcext:value-type="float">
            <text:p>47800</text:p>
          </table:table-cell>
          <table:table-cell table:formula="of:=IF([.$H69]=&quot;żołędzie&quot;;[.$F69]+[.$S$4];[.$F69])" office:value-type="float" office:value="16200" calcext:value-type="float">
            <text:p>16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7" calcext:value-type="date">
            <text:p>7.02.2013</text:p>
          </table:table-cell>
          <table:table-cell table:formula="of:=[.$I69]" office:value-type="float" office:value="47800" calcext:value-type="float">
            <text:p>47800</text:p>
          </table:table-cell>
          <table:table-cell table:formula="of:=[.$J69]" office:value-type="float" office:value="16200" calcext:value-type="float">
            <text:p>16200</text:p>
          </table:table-cell>
          <table:table-cell table:style-name="ce5" table:formula="of:=IF([.B70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0]=&quot;tylko siano&quot;;[.$B70]-[.$O$4]*[.$P$4];[.$B70])" office:value-type="float" office:value="47800" calcext:value-type="float">
            <text:p>47800</text:p>
          </table:table-cell>
          <table:table-cell table:style-name="ce5" table:formula="of:=IF([.$D70]=&quot;tylko żołędzie&quot;;[.$C70]-[.$O$4]*[.$Q$4];[.$C70])" office:value-type="float" office:value="14400" calcext:value-type="float">
            <text:p>14400</text:p>
          </table:table-cell>
          <table:table-cell table:formula="of:=WEEKDAY([.$A70];2)" office:value-type="float" office:value="4" calcext:value-type="float">
            <text:p>4</text:p>
          </table:table-cell>
          <table:table-cell table:style-name="ce5" table:formula="of:=IF([.$G70]=5;&quot;siano&quot;;IF([.$G70]=2;&quot;żołędzie&quot;;&quot;&quot;))">
            <text:p/>
          </table:table-cell>
          <table:table-cell table:formula="of:=IF([.$H70]=&quot;siano&quot;;[.$E70]+[.$R$4];[.$E70])" office:value-type="float" office:value="47800" calcext:value-type="float">
            <text:p>47800</text:p>
          </table:table-cell>
          <table:table-cell table:formula="of:=IF([.$H70]=&quot;żołędzie&quot;;[.$F70]+[.$S$4];[.$F70])" office:value-type="float" office:value="14400" calcext:value-type="float">
            <text:p>14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8" calcext:value-type="date">
            <text:p>8.02.2013</text:p>
          </table:table-cell>
          <table:table-cell table:formula="of:=[.$I70]" office:value-type="float" office:value="47800" calcext:value-type="float">
            <text:p>47800</text:p>
          </table:table-cell>
          <table:table-cell table:formula="of:=[.$J70]" office:value-type="float" office:value="14400" calcext:value-type="float">
            <text:p>14400</text:p>
          </table:table-cell>
          <table:table-cell table:style-name="ce5" table:formula="of:=IF([.B71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1]=&quot;tylko siano&quot;;[.$B71]-[.$O$4]*[.$P$4];[.$B71])" office:value-type="float" office:value="47800" calcext:value-type="float">
            <text:p>47800</text:p>
          </table:table-cell>
          <table:table-cell table:style-name="ce5" table:formula="of:=IF([.$D71]=&quot;tylko żołędzie&quot;;[.$C71]-[.$O$4]*[.$Q$4];[.$C71])" office:value-type="float" office:value="12600" calcext:value-type="float">
            <text:p>12600</text:p>
          </table:table-cell>
          <table:table-cell table:formula="of:=WEEKDAY([.$A71];2)" office:value-type="float" office:value="5" calcext:value-type="float">
            <text:p>5</text:p>
          </table:table-cell>
          <table:table-cell table:style-name="ce5" table:formula="of:=IF([.$G71]=5;&quot;siano&quot;;IF([.$G71]=2;&quot;żołędzie&quot;;&quot;&quot;))" office:value-type="string" office:string-value="siano" calcext:value-type="string">
            <text:p>siano</text:p>
          </table:table-cell>
          <table:table-cell table:formula="of:=IF([.$H71]=&quot;siano&quot;;[.$E71]+[.$R$4];[.$E71])" office:value-type="float" office:value="62800" calcext:value-type="float">
            <text:p>62800</text:p>
          </table:table-cell>
          <table:table-cell table:formula="of:=IF([.$H71]=&quot;żołędzie&quot;;[.$F71]+[.$S$4];[.$F71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09" calcext:value-type="date">
            <text:p>9.02.2013</text:p>
          </table:table-cell>
          <table:table-cell table:formula="of:=[.$I71]" office:value-type="float" office:value="62800" calcext:value-type="float">
            <text:p>62800</text:p>
          </table:table-cell>
          <table:table-cell table:formula="of:=[.$J71]" office:value-type="float" office:value="12600" calcext:value-type="float">
            <text:p>12600</text:p>
          </table:table-cell>
          <table:table-cell table:style-name="ce5" table:formula="of:=IF([.B7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2]=&quot;tylko siano&quot;;[.$B72]-[.$O$4]*[.$P$4];[.$B72])" office:value-type="float" office:value="59200" calcext:value-type="float">
            <text:p>59200</text:p>
          </table:table-cell>
          <table:table-cell table:style-name="ce5" table:formula="of:=IF([.$D72]=&quot;tylko żołędzie&quot;;[.$C72]-[.$O$4]*[.$Q$4];[.$C72])" office:value-type="float" office:value="12600" calcext:value-type="float">
            <text:p>12600</text:p>
          </table:table-cell>
          <table:table-cell table:formula="of:=WEEKDAY([.$A72];2)" office:value-type="float" office:value="6" calcext:value-type="float">
            <text:p>6</text:p>
          </table:table-cell>
          <table:table-cell table:style-name="ce5" table:formula="of:=IF([.$G72]=5;&quot;siano&quot;;IF([.$G72]=2;&quot;żołędzie&quot;;&quot;&quot;))">
            <text:p/>
          </table:table-cell>
          <table:table-cell table:formula="of:=IF([.$H72]=&quot;siano&quot;;[.$E72]+[.$R$4];[.$E72])" office:value-type="float" office:value="59200" calcext:value-type="float">
            <text:p>59200</text:p>
          </table:table-cell>
          <table:table-cell table:formula="of:=IF([.$H72]=&quot;żołędzie&quot;;[.$F72]+[.$S$4];[.$F72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0" calcext:value-type="date">
            <text:p>10.02.2013</text:p>
          </table:table-cell>
          <table:table-cell table:formula="of:=[.$I72]" office:value-type="float" office:value="59200" calcext:value-type="float">
            <text:p>59200</text:p>
          </table:table-cell>
          <table:table-cell table:formula="of:=[.$J72]" office:value-type="float" office:value="12600" calcext:value-type="float">
            <text:p>12600</text:p>
          </table:table-cell>
          <table:table-cell table:style-name="ce5" table:formula="of:=IF([.B73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3]=&quot;tylko siano&quot;;[.$B73]-[.$O$4]*[.$P$4];[.$B73])" office:value-type="float" office:value="55600" calcext:value-type="float">
            <text:p>55600</text:p>
          </table:table-cell>
          <table:table-cell table:style-name="ce5" table:formula="of:=IF([.$D73]=&quot;tylko żołędzie&quot;;[.$C73]-[.$O$4]*[.$Q$4];[.$C73])" office:value-type="float" office:value="12600" calcext:value-type="float">
            <text:p>12600</text:p>
          </table:table-cell>
          <table:table-cell table:formula="of:=WEEKDAY([.$A73];2)" office:value-type="float" office:value="7" calcext:value-type="float">
            <text:p>7</text:p>
          </table:table-cell>
          <table:table-cell table:style-name="ce5" table:formula="of:=IF([.$G73]=5;&quot;siano&quot;;IF([.$G73]=2;&quot;żołędzie&quot;;&quot;&quot;))">
            <text:p/>
          </table:table-cell>
          <table:table-cell table:formula="of:=IF([.$H73]=&quot;siano&quot;;[.$E73]+[.$R$4];[.$E73])" office:value-type="float" office:value="55600" calcext:value-type="float">
            <text:p>55600</text:p>
          </table:table-cell>
          <table:table-cell table:formula="of:=IF([.$H73]=&quot;żołędzie&quot;;[.$F73]+[.$S$4];[.$F73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1" calcext:value-type="date">
            <text:p>11.02.2013</text:p>
          </table:table-cell>
          <table:table-cell table:formula="of:=[.$I73]" office:value-type="float" office:value="55600" calcext:value-type="float">
            <text:p>55600</text:p>
          </table:table-cell>
          <table:table-cell table:formula="of:=[.$J73]" office:value-type="float" office:value="12600" calcext:value-type="float">
            <text:p>12600</text:p>
          </table:table-cell>
          <table:table-cell table:style-name="ce5" table:formula="of:=IF([.B74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4]=&quot;tylko siano&quot;;[.$B74]-[.$O$4]*[.$P$4];[.$B74])" office:value-type="float" office:value="52000" calcext:value-type="float">
            <text:p>52000</text:p>
          </table:table-cell>
          <table:table-cell table:style-name="ce5" table:formula="of:=IF([.$D74]=&quot;tylko żołędzie&quot;;[.$C74]-[.$O$4]*[.$Q$4];[.$C74])" office:value-type="float" office:value="12600" calcext:value-type="float">
            <text:p>12600</text:p>
          </table:table-cell>
          <table:table-cell table:formula="of:=WEEKDAY([.$A74];2)" office:value-type="float" office:value="1" calcext:value-type="float">
            <text:p>1</text:p>
          </table:table-cell>
          <table:table-cell table:style-name="ce5" table:formula="of:=IF([.$G74]=5;&quot;siano&quot;;IF([.$G74]=2;&quot;żołędzie&quot;;&quot;&quot;))">
            <text:p/>
          </table:table-cell>
          <table:table-cell table:formula="of:=IF([.$H74]=&quot;siano&quot;;[.$E74]+[.$R$4];[.$E74])" office:value-type="float" office:value="52000" calcext:value-type="float">
            <text:p>52000</text:p>
          </table:table-cell>
          <table:table-cell table:formula="of:=IF([.$H74]=&quot;żołędzie&quot;;[.$F74]+[.$S$4];[.$F74])" office:value-type="float" office:value="12600" calcext:value-type="float">
            <text:p>12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2" calcext:value-type="date">
            <text:p>12.02.2013</text:p>
          </table:table-cell>
          <table:table-cell table:formula="of:=[.$I74]" office:value-type="float" office:value="52000" calcext:value-type="float">
            <text:p>52000</text:p>
          </table:table-cell>
          <table:table-cell table:formula="of:=[.$J74]" office:value-type="float" office:value="12600" calcext:value-type="float">
            <text:p>12600</text:p>
          </table:table-cell>
          <table:table-cell table:style-name="ce5" table:formula="of:=IF([.B75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5]=&quot;tylko siano&quot;;[.$B75]-[.$O$4]*[.$P$4];[.$B75])" office:value-type="float" office:value="48400" calcext:value-type="float">
            <text:p>48400</text:p>
          </table:table-cell>
          <table:table-cell table:style-name="ce5" table:formula="of:=IF([.$D75]=&quot;tylko żołędzie&quot;;[.$C75]-[.$O$4]*[.$Q$4];[.$C75])" office:value-type="float" office:value="12600" calcext:value-type="float">
            <text:p>12600</text:p>
          </table:table-cell>
          <table:table-cell table:formula="of:=WEEKDAY([.$A75];2)" office:value-type="float" office:value="2" calcext:value-type="float">
            <text:p>2</text:p>
          </table:table-cell>
          <table:table-cell table:style-name="ce5" table:formula="of:=IF([.$G75]=5;&quot;siano&quot;;IF([.$G75]=2;&quot;żołędzie&quot;;&quot;&quot;))" office:value-type="string" office:string-value="żołędzie" calcext:value-type="string">
            <text:p>żołędzie</text:p>
          </table:table-cell>
          <table:table-cell table:formula="of:=IF([.$H75]=&quot;siano&quot;;[.$E75]+[.$R$4];[.$E75])" office:value-type="float" office:value="48400" calcext:value-type="float">
            <text:p>48400</text:p>
          </table:table-cell>
          <table:table-cell table:formula="of:=IF([.$H75]=&quot;żołędzie&quot;;[.$F75]+[.$S$4];[.$F75])" office:value-type="float" office:value="16600" calcext:value-type="float">
            <text:p>16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3" calcext:value-type="date">
            <text:p>13.02.2013</text:p>
          </table:table-cell>
          <table:table-cell table:formula="of:=[.$I75]" office:value-type="float" office:value="48400" calcext:value-type="float">
            <text:p>48400</text:p>
          </table:table-cell>
          <table:table-cell table:formula="of:=[.$J75]" office:value-type="float" office:value="16600" calcext:value-type="float">
            <text:p>16600</text:p>
          </table:table-cell>
          <table:table-cell table:style-name="ce5" table:formula="of:=IF([.B76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6]=&quot;tylko siano&quot;;[.$B76]-[.$O$4]*[.$P$4];[.$B76])" office:value-type="float" office:value="48400" calcext:value-type="float">
            <text:p>48400</text:p>
          </table:table-cell>
          <table:table-cell table:style-name="ce5" table:formula="of:=IF([.$D76]=&quot;tylko żołędzie&quot;;[.$C76]-[.$O$4]*[.$Q$4];[.$C76])" office:value-type="float" office:value="14800" calcext:value-type="float">
            <text:p>14800</text:p>
          </table:table-cell>
          <table:table-cell table:formula="of:=WEEKDAY([.$A76];2)" office:value-type="float" office:value="3" calcext:value-type="float">
            <text:p>3</text:p>
          </table:table-cell>
          <table:table-cell table:style-name="ce5" table:formula="of:=IF([.$G76]=5;&quot;siano&quot;;IF([.$G76]=2;&quot;żołędzie&quot;;&quot;&quot;))">
            <text:p/>
          </table:table-cell>
          <table:table-cell table:formula="of:=IF([.$H76]=&quot;siano&quot;;[.$E76]+[.$R$4];[.$E76])" office:value-type="float" office:value="48400" calcext:value-type="float">
            <text:p>48400</text:p>
          </table:table-cell>
          <table:table-cell table:formula="of:=IF([.$H76]=&quot;żołędzie&quot;;[.$F76]+[.$S$4];[.$F76])" office:value-type="float" office:value="14800" calcext:value-type="float">
            <text:p>14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4" calcext:value-type="date">
            <text:p>14.02.2013</text:p>
          </table:table-cell>
          <table:table-cell table:formula="of:=[.$I76]" office:value-type="float" office:value="48400" calcext:value-type="float">
            <text:p>48400</text:p>
          </table:table-cell>
          <table:table-cell table:formula="of:=[.$J76]" office:value-type="float" office:value="14800" calcext:value-type="float">
            <text:p>14800</text:p>
          </table:table-cell>
          <table:table-cell table:style-name="ce5" table:formula="of:=IF([.B77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7]=&quot;tylko siano&quot;;[.$B77]-[.$O$4]*[.$P$4];[.$B77])" office:value-type="float" office:value="48400" calcext:value-type="float">
            <text:p>48400</text:p>
          </table:table-cell>
          <table:table-cell table:style-name="ce5" table:formula="of:=IF([.$D77]=&quot;tylko żołędzie&quot;;[.$C77]-[.$O$4]*[.$Q$4];[.$C77])" office:value-type="float" office:value="13000" calcext:value-type="float">
            <text:p>13000</text:p>
          </table:table-cell>
          <table:table-cell table:formula="of:=WEEKDAY([.$A77];2)" office:value-type="float" office:value="4" calcext:value-type="float">
            <text:p>4</text:p>
          </table:table-cell>
          <table:table-cell table:style-name="ce5" table:formula="of:=IF([.$G77]=5;&quot;siano&quot;;IF([.$G77]=2;&quot;żołędzie&quot;;&quot;&quot;))">
            <text:p/>
          </table:table-cell>
          <table:table-cell table:formula="of:=IF([.$H77]=&quot;siano&quot;;[.$E77]+[.$R$4];[.$E77])" office:value-type="float" office:value="48400" calcext:value-type="float">
            <text:p>48400</text:p>
          </table:table-cell>
          <table:table-cell table:formula="of:=IF([.$H77]=&quot;żołędzie&quot;;[.$F77]+[.$S$4];[.$F77])" office:value-type="float" office:value="13000" calcext:value-type="float">
            <text:p>130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5" calcext:value-type="date">
            <text:p>15.02.2013</text:p>
          </table:table-cell>
          <table:table-cell table:formula="of:=[.$I77]" office:value-type="float" office:value="48400" calcext:value-type="float">
            <text:p>48400</text:p>
          </table:table-cell>
          <table:table-cell table:formula="of:=[.$J77]" office:value-type="float" office:value="13000" calcext:value-type="float">
            <text:p>13000</text:p>
          </table:table-cell>
          <table:table-cell table:style-name="ce5" table:formula="of:=IF([.B78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78]=&quot;tylko siano&quot;;[.$B78]-[.$O$4]*[.$P$4];[.$B78])" office:value-type="float" office:value="48400" calcext:value-type="float">
            <text:p>48400</text:p>
          </table:table-cell>
          <table:table-cell table:style-name="ce5" table:formula="of:=IF([.$D78]=&quot;tylko żołędzie&quot;;[.$C78]-[.$O$4]*[.$Q$4];[.$C78])" office:value-type="float" office:value="11200" calcext:value-type="float">
            <text:p>11200</text:p>
          </table:table-cell>
          <table:table-cell table:formula="of:=WEEKDAY([.$A78];2)" office:value-type="float" office:value="5" calcext:value-type="float">
            <text:p>5</text:p>
          </table:table-cell>
          <table:table-cell table:style-name="ce5" table:formula="of:=IF([.$G78]=5;&quot;siano&quot;;IF([.$G78]=2;&quot;żołędzie&quot;;&quot;&quot;))" office:value-type="string" office:string-value="siano" calcext:value-type="string">
            <text:p>siano</text:p>
          </table:table-cell>
          <table:table-cell table:formula="of:=IF([.$H78]=&quot;siano&quot;;[.$E78]+[.$R$4];[.$E78])" office:value-type="float" office:value="63400" calcext:value-type="float">
            <text:p>63400</text:p>
          </table:table-cell>
          <table:table-cell table:formula="of:=IF([.$H78]=&quot;żołędzie&quot;;[.$F78]+[.$S$4];[.$F78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6" calcext:value-type="date">
            <text:p>16.02.2013</text:p>
          </table:table-cell>
          <table:table-cell table:formula="of:=[.$I78]" office:value-type="float" office:value="63400" calcext:value-type="float">
            <text:p>63400</text:p>
          </table:table-cell>
          <table:table-cell table:formula="of:=[.$J78]" office:value-type="float" office:value="11200" calcext:value-type="float">
            <text:p>11200</text:p>
          </table:table-cell>
          <table:table-cell table:style-name="ce5" table:formula="of:=IF([.B7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79]=&quot;tylko siano&quot;;[.$B79]-[.$O$4]*[.$P$4];[.$B79])" office:value-type="float" office:value="59800" calcext:value-type="float">
            <text:p>59800</text:p>
          </table:table-cell>
          <table:table-cell table:style-name="ce5" table:formula="of:=IF([.$D79]=&quot;tylko żołędzie&quot;;[.$C79]-[.$O$4]*[.$Q$4];[.$C79])" office:value-type="float" office:value="11200" calcext:value-type="float">
            <text:p>11200</text:p>
          </table:table-cell>
          <table:table-cell table:formula="of:=WEEKDAY([.$A79];2)" office:value-type="float" office:value="6" calcext:value-type="float">
            <text:p>6</text:p>
          </table:table-cell>
          <table:table-cell table:style-name="ce5" table:formula="of:=IF([.$G79]=5;&quot;siano&quot;;IF([.$G79]=2;&quot;żołędzie&quot;;&quot;&quot;))">
            <text:p/>
          </table:table-cell>
          <table:table-cell table:formula="of:=IF([.$H79]=&quot;siano&quot;;[.$E79]+[.$R$4];[.$E79])" office:value-type="float" office:value="59800" calcext:value-type="float">
            <text:p>59800</text:p>
          </table:table-cell>
          <table:table-cell table:formula="of:=IF([.$H79]=&quot;żołędzie&quot;;[.$F79]+[.$S$4];[.$F79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7" calcext:value-type="date">
            <text:p>17.02.2013</text:p>
          </table:table-cell>
          <table:table-cell table:formula="of:=[.$I79]" office:value-type="float" office:value="59800" calcext:value-type="float">
            <text:p>59800</text:p>
          </table:table-cell>
          <table:table-cell table:formula="of:=[.$J79]" office:value-type="float" office:value="11200" calcext:value-type="float">
            <text:p>11200</text:p>
          </table:table-cell>
          <table:table-cell table:style-name="ce5" table:formula="of:=IF([.B80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0]=&quot;tylko siano&quot;;[.$B80]-[.$O$4]*[.$P$4];[.$B80])" office:value-type="float" office:value="56200" calcext:value-type="float">
            <text:p>56200</text:p>
          </table:table-cell>
          <table:table-cell table:style-name="ce5" table:formula="of:=IF([.$D80]=&quot;tylko żołędzie&quot;;[.$C80]-[.$O$4]*[.$Q$4];[.$C80])" office:value-type="float" office:value="11200" calcext:value-type="float">
            <text:p>11200</text:p>
          </table:table-cell>
          <table:table-cell table:formula="of:=WEEKDAY([.$A80];2)" office:value-type="float" office:value="7" calcext:value-type="float">
            <text:p>7</text:p>
          </table:table-cell>
          <table:table-cell table:style-name="ce5" table:formula="of:=IF([.$G80]=5;&quot;siano&quot;;IF([.$G80]=2;&quot;żołędzie&quot;;&quot;&quot;))">
            <text:p/>
          </table:table-cell>
          <table:table-cell table:formula="of:=IF([.$H80]=&quot;siano&quot;;[.$E80]+[.$R$4];[.$E80])" office:value-type="float" office:value="56200" calcext:value-type="float">
            <text:p>56200</text:p>
          </table:table-cell>
          <table:table-cell table:formula="of:=IF([.$H80]=&quot;żołędzie&quot;;[.$F80]+[.$S$4];[.$F80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8" calcext:value-type="date">
            <text:p>18.02.2013</text:p>
          </table:table-cell>
          <table:table-cell table:formula="of:=[.$I80]" office:value-type="float" office:value="56200" calcext:value-type="float">
            <text:p>56200</text:p>
          </table:table-cell>
          <table:table-cell table:formula="of:=[.$J80]" office:value-type="float" office:value="11200" calcext:value-type="float">
            <text:p>11200</text:p>
          </table:table-cell>
          <table:table-cell table:style-name="ce5" table:formula="of:=IF([.B81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1]=&quot;tylko siano&quot;;[.$B81]-[.$O$4]*[.$P$4];[.$B81])" office:value-type="float" office:value="52600" calcext:value-type="float">
            <text:p>52600</text:p>
          </table:table-cell>
          <table:table-cell table:style-name="ce5" table:formula="of:=IF([.$D81]=&quot;tylko żołędzie&quot;;[.$C81]-[.$O$4]*[.$Q$4];[.$C81])" office:value-type="float" office:value="11200" calcext:value-type="float">
            <text:p>11200</text:p>
          </table:table-cell>
          <table:table-cell table:formula="of:=WEEKDAY([.$A81];2)" office:value-type="float" office:value="1" calcext:value-type="float">
            <text:p>1</text:p>
          </table:table-cell>
          <table:table-cell table:style-name="ce5" table:formula="of:=IF([.$G81]=5;&quot;siano&quot;;IF([.$G81]=2;&quot;żołędzie&quot;;&quot;&quot;))">
            <text:p/>
          </table:table-cell>
          <table:table-cell table:formula="of:=IF([.$H81]=&quot;siano&quot;;[.$E81]+[.$R$4];[.$E81])" office:value-type="float" office:value="52600" calcext:value-type="float">
            <text:p>52600</text:p>
          </table:table-cell>
          <table:table-cell table:formula="of:=IF([.$H81]=&quot;żołędzie&quot;;[.$F81]+[.$S$4];[.$F81])" office:value-type="float" office:value="11200" calcext:value-type="float">
            <text:p>11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19" calcext:value-type="date">
            <text:p>19.02.2013</text:p>
          </table:table-cell>
          <table:table-cell table:formula="of:=[.$I81]" office:value-type="float" office:value="52600" calcext:value-type="float">
            <text:p>52600</text:p>
          </table:table-cell>
          <table:table-cell table:formula="of:=[.$J81]" office:value-type="float" office:value="11200" calcext:value-type="float">
            <text:p>11200</text:p>
          </table:table-cell>
          <table:table-cell table:style-name="ce5" table:formula="of:=IF([.B82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2]=&quot;tylko siano&quot;;[.$B82]-[.$O$4]*[.$P$4];[.$B82])" office:value-type="float" office:value="49000" calcext:value-type="float">
            <text:p>49000</text:p>
          </table:table-cell>
          <table:table-cell table:style-name="ce5" table:formula="of:=IF([.$D82]=&quot;tylko żołędzie&quot;;[.$C82]-[.$O$4]*[.$Q$4];[.$C82])" office:value-type="float" office:value="11200" calcext:value-type="float">
            <text:p>11200</text:p>
          </table:table-cell>
          <table:table-cell table:formula="of:=WEEKDAY([.$A82];2)" office:value-type="float" office:value="2" calcext:value-type="float">
            <text:p>2</text:p>
          </table:table-cell>
          <table:table-cell table:style-name="ce5" table:formula="of:=IF([.$G82]=5;&quot;siano&quot;;IF([.$G82]=2;&quot;żołędzie&quot;;&quot;&quot;))" office:value-type="string" office:string-value="żołędzie" calcext:value-type="string">
            <text:p>żołędzie</text:p>
          </table:table-cell>
          <table:table-cell table:formula="of:=IF([.$H82]=&quot;siano&quot;;[.$E82]+[.$R$4];[.$E82])" office:value-type="float" office:value="49000" calcext:value-type="float">
            <text:p>49000</text:p>
          </table:table-cell>
          <table:table-cell table:formula="of:=IF([.$H82]=&quot;żołędzie&quot;;[.$F82]+[.$S$4];[.$F82])" office:value-type="float" office:value="15200" calcext:value-type="float">
            <text:p>152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0" calcext:value-type="date">
            <text:p>20.02.2013</text:p>
          </table:table-cell>
          <table:table-cell table:formula="of:=[.$I82]" office:value-type="float" office:value="49000" calcext:value-type="float">
            <text:p>49000</text:p>
          </table:table-cell>
          <table:table-cell table:formula="of:=[.$J82]" office:value-type="float" office:value="15200" calcext:value-type="float">
            <text:p>15200</text:p>
          </table:table-cell>
          <table:table-cell table:style-name="ce5" table:formula="of:=IF([.B83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83]=&quot;tylko siano&quot;;[.$B83]-[.$O$4]*[.$P$4];[.$B83])" office:value-type="float" office:value="49000" calcext:value-type="float">
            <text:p>49000</text:p>
          </table:table-cell>
          <table:table-cell table:style-name="ce5" table:formula="of:=IF([.$D83]=&quot;tylko żołędzie&quot;;[.$C83]-[.$O$4]*[.$Q$4];[.$C83])" office:value-type="float" office:value="13400" calcext:value-type="float">
            <text:p>13400</text:p>
          </table:table-cell>
          <table:table-cell table:formula="of:=WEEKDAY([.$A83];2)" office:value-type="float" office:value="3" calcext:value-type="float">
            <text:p>3</text:p>
          </table:table-cell>
          <table:table-cell table:style-name="ce5" table:formula="of:=IF([.$G83]=5;&quot;siano&quot;;IF([.$G83]=2;&quot;żołędzie&quot;;&quot;&quot;))">
            <text:p/>
          </table:table-cell>
          <table:table-cell table:formula="of:=IF([.$H83]=&quot;siano&quot;;[.$E83]+[.$R$4];[.$E83])" office:value-type="float" office:value="49000" calcext:value-type="float">
            <text:p>49000</text:p>
          </table:table-cell>
          <table:table-cell table:formula="of:=IF([.$H83]=&quot;żołędzie&quot;;[.$F83]+[.$S$4];[.$F83])" office:value-type="float" office:value="13400" calcext:value-type="float">
            <text:p>134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1" calcext:value-type="date">
            <text:p>21.02.2013</text:p>
          </table:table-cell>
          <table:table-cell table:formula="of:=[.$I83]" office:value-type="float" office:value="49000" calcext:value-type="float">
            <text:p>49000</text:p>
          </table:table-cell>
          <table:table-cell table:formula="of:=[.$J83]" office:value-type="float" office:value="13400" calcext:value-type="float">
            <text:p>13400</text:p>
          </table:table-cell>
          <table:table-cell table:style-name="ce5" table:formula="of:=IF([.B84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84]=&quot;tylko siano&quot;;[.$B84]-[.$O$4]*[.$P$4];[.$B84])" office:value-type="float" office:value="49000" calcext:value-type="float">
            <text:p>49000</text:p>
          </table:table-cell>
          <table:table-cell table:style-name="ce5" table:formula="of:=IF([.$D84]=&quot;tylko żołędzie&quot;;[.$C84]-[.$O$4]*[.$Q$4];[.$C84])" office:value-type="float" office:value="11600" calcext:value-type="float">
            <text:p>11600</text:p>
          </table:table-cell>
          <table:table-cell table:formula="of:=WEEKDAY([.$A84];2)" office:value-type="float" office:value="4" calcext:value-type="float">
            <text:p>4</text:p>
          </table:table-cell>
          <table:table-cell table:style-name="ce5" table:formula="of:=IF([.$G84]=5;&quot;siano&quot;;IF([.$G84]=2;&quot;żołędzie&quot;;&quot;&quot;))">
            <text:p/>
          </table:table-cell>
          <table:table-cell table:formula="of:=IF([.$H84]=&quot;siano&quot;;[.$E84]+[.$R$4];[.$E84])" office:value-type="float" office:value="49000" calcext:value-type="float">
            <text:p>49000</text:p>
          </table:table-cell>
          <table:table-cell table:formula="of:=IF([.$H84]=&quot;żołędzie&quot;;[.$F84]+[.$S$4];[.$F84])" office:value-type="float" office:value="11600" calcext:value-type="float">
            <text:p>116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2" calcext:value-type="date">
            <text:p>22.02.2013</text:p>
          </table:table-cell>
          <table:table-cell table:formula="of:=[.$I84]" office:value-type="float" office:value="49000" calcext:value-type="float">
            <text:p>49000</text:p>
          </table:table-cell>
          <table:table-cell table:formula="of:=[.$J84]" office:value-type="float" office:value="11600" calcext:value-type="float">
            <text:p>11600</text:p>
          </table:table-cell>
          <table:table-cell table:style-name="ce5" table:formula="of:=IF([.B85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85]=&quot;tylko siano&quot;;[.$B85]-[.$O$4]*[.$P$4];[.$B85])" office:value-type="float" office:value="49000" calcext:value-type="float">
            <text:p>49000</text:p>
          </table:table-cell>
          <table:table-cell table:style-name="ce5" table:formula="of:=IF([.$D85]=&quot;tylko żołędzie&quot;;[.$C85]-[.$O$4]*[.$Q$4];[.$C85])" office:value-type="float" office:value="9800" calcext:value-type="float">
            <text:p>9800</text:p>
          </table:table-cell>
          <table:table-cell table:formula="of:=WEEKDAY([.$A85];2)" office:value-type="float" office:value="5" calcext:value-type="float">
            <text:p>5</text:p>
          </table:table-cell>
          <table:table-cell table:style-name="ce5" table:formula="of:=IF([.$G85]=5;&quot;siano&quot;;IF([.$G85]=2;&quot;żołędzie&quot;;&quot;&quot;))" office:value-type="string" office:string-value="siano" calcext:value-type="string">
            <text:p>siano</text:p>
          </table:table-cell>
          <table:table-cell table:formula="of:=IF([.$H85]=&quot;siano&quot;;[.$E85]+[.$R$4];[.$E85])" office:value-type="float" office:value="64000" calcext:value-type="float">
            <text:p>64000</text:p>
          </table:table-cell>
          <table:table-cell table:formula="of:=IF([.$H85]=&quot;żołędzie&quot;;[.$F85]+[.$S$4];[.$F85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3" calcext:value-type="date">
            <text:p>23.02.2013</text:p>
          </table:table-cell>
          <table:table-cell table:formula="of:=[.$I85]" office:value-type="float" office:value="64000" calcext:value-type="float">
            <text:p>64000</text:p>
          </table:table-cell>
          <table:table-cell table:formula="of:=[.$J85]" office:value-type="float" office:value="9800" calcext:value-type="float">
            <text:p>9800</text:p>
          </table:table-cell>
          <table:table-cell table:style-name="ce5" table:formula="of:=IF([.B86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6]=&quot;tylko siano&quot;;[.$B86]-[.$O$4]*[.$P$4];[.$B86])" office:value-type="float" office:value="60400" calcext:value-type="float">
            <text:p>60400</text:p>
          </table:table-cell>
          <table:table-cell table:style-name="ce5" table:formula="of:=IF([.$D86]=&quot;tylko żołędzie&quot;;[.$C86]-[.$O$4]*[.$Q$4];[.$C86])" office:value-type="float" office:value="9800" calcext:value-type="float">
            <text:p>9800</text:p>
          </table:table-cell>
          <table:table-cell table:formula="of:=WEEKDAY([.$A86];2)" office:value-type="float" office:value="6" calcext:value-type="float">
            <text:p>6</text:p>
          </table:table-cell>
          <table:table-cell table:style-name="ce5" table:formula="of:=IF([.$G86]=5;&quot;siano&quot;;IF([.$G86]=2;&quot;żołędzie&quot;;&quot;&quot;))">
            <text:p/>
          </table:table-cell>
          <table:table-cell table:formula="of:=IF([.$H86]=&quot;siano&quot;;[.$E86]+[.$R$4];[.$E86])" office:value-type="float" office:value="60400" calcext:value-type="float">
            <text:p>60400</text:p>
          </table:table-cell>
          <table:table-cell table:formula="of:=IF([.$H86]=&quot;żołędzie&quot;;[.$F86]+[.$S$4];[.$F86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4" calcext:value-type="date">
            <text:p>24.02.2013</text:p>
          </table:table-cell>
          <table:table-cell table:formula="of:=[.$I86]" office:value-type="float" office:value="60400" calcext:value-type="float">
            <text:p>60400</text:p>
          </table:table-cell>
          <table:table-cell table:formula="of:=[.$J86]" office:value-type="float" office:value="9800" calcext:value-type="float">
            <text:p>9800</text:p>
          </table:table-cell>
          <table:table-cell table:style-name="ce5" table:formula="of:=IF([.B87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7]=&quot;tylko siano&quot;;[.$B87]-[.$O$4]*[.$P$4];[.$B87])" office:value-type="float" office:value="56800" calcext:value-type="float">
            <text:p>56800</text:p>
          </table:table-cell>
          <table:table-cell table:style-name="ce5" table:formula="of:=IF([.$D87]=&quot;tylko żołędzie&quot;;[.$C87]-[.$O$4]*[.$Q$4];[.$C87])" office:value-type="float" office:value="9800" calcext:value-type="float">
            <text:p>9800</text:p>
          </table:table-cell>
          <table:table-cell table:formula="of:=WEEKDAY([.$A87];2)" office:value-type="float" office:value="7" calcext:value-type="float">
            <text:p>7</text:p>
          </table:table-cell>
          <table:table-cell table:style-name="ce5" table:formula="of:=IF([.$G87]=5;&quot;siano&quot;;IF([.$G87]=2;&quot;żołędzie&quot;;&quot;&quot;))">
            <text:p/>
          </table:table-cell>
          <table:table-cell table:formula="of:=IF([.$H87]=&quot;siano&quot;;[.$E87]+[.$R$4];[.$E87])" office:value-type="float" office:value="56800" calcext:value-type="float">
            <text:p>56800</text:p>
          </table:table-cell>
          <table:table-cell table:formula="of:=IF([.$H87]=&quot;żołędzie&quot;;[.$F87]+[.$S$4];[.$F87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5" calcext:value-type="date">
            <text:p>25.02.2013</text:p>
          </table:table-cell>
          <table:table-cell table:formula="of:=[.$I87]" office:value-type="float" office:value="56800" calcext:value-type="float">
            <text:p>56800</text:p>
          </table:table-cell>
          <table:table-cell table:formula="of:=[.$J87]" office:value-type="float" office:value="9800" calcext:value-type="float">
            <text:p>9800</text:p>
          </table:table-cell>
          <table:table-cell table:style-name="ce5" table:formula="of:=IF([.B88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8]=&quot;tylko siano&quot;;[.$B88]-[.$O$4]*[.$P$4];[.$B88])" office:value-type="float" office:value="53200" calcext:value-type="float">
            <text:p>53200</text:p>
          </table:table-cell>
          <table:table-cell table:style-name="ce5" table:formula="of:=IF([.$D88]=&quot;tylko żołędzie&quot;;[.$C88]-[.$O$4]*[.$Q$4];[.$C88])" office:value-type="float" office:value="9800" calcext:value-type="float">
            <text:p>9800</text:p>
          </table:table-cell>
          <table:table-cell table:formula="of:=WEEKDAY([.$A88];2)" office:value-type="float" office:value="1" calcext:value-type="float">
            <text:p>1</text:p>
          </table:table-cell>
          <table:table-cell table:style-name="ce5" table:formula="of:=IF([.$G88]=5;&quot;siano&quot;;IF([.$G88]=2;&quot;żołędzie&quot;;&quot;&quot;))">
            <text:p/>
          </table:table-cell>
          <table:table-cell table:formula="of:=IF([.$H88]=&quot;siano&quot;;[.$E88]+[.$R$4];[.$E88])" office:value-type="float" office:value="53200" calcext:value-type="float">
            <text:p>53200</text:p>
          </table:table-cell>
          <table:table-cell table:formula="of:=IF([.$H88]=&quot;żołędzie&quot;;[.$F88]+[.$S$4];[.$F88])" office:value-type="float" office:value="9800" calcext:value-type="float">
            <text:p>9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6" calcext:value-type="date">
            <text:p>26.02.2013</text:p>
          </table:table-cell>
          <table:table-cell table:formula="of:=[.$I88]" office:value-type="float" office:value="53200" calcext:value-type="float">
            <text:p>53200</text:p>
          </table:table-cell>
          <table:table-cell table:formula="of:=[.$J88]" office:value-type="float" office:value="9800" calcext:value-type="float">
            <text:p>9800</text:p>
          </table:table-cell>
          <table:table-cell table:style-name="ce5" table:formula="of:=IF([.B89]&gt;=50000;&quot;tylko siano&quot;;&quot;tylko żołędzie&quot;)" office:value-type="string" office:string-value="tylko siano" calcext:value-type="string">
            <text:p>tylko siano</text:p>
          </table:table-cell>
          <table:table-cell table:formula="of:=IF([.$D89]=&quot;tylko siano&quot;;[.$B89]-[.$O$4]*[.$P$4];[.$B89])" office:value-type="float" office:value="49600" calcext:value-type="float">
            <text:p>49600</text:p>
          </table:table-cell>
          <table:table-cell table:style-name="ce5" table:formula="of:=IF([.$D89]=&quot;tylko żołędzie&quot;;[.$C89]-[.$O$4]*[.$Q$4];[.$C89])" office:value-type="float" office:value="9800" calcext:value-type="float">
            <text:p>9800</text:p>
          </table:table-cell>
          <table:table-cell table:formula="of:=WEEKDAY([.$A89];2)" office:value-type="float" office:value="2" calcext:value-type="float">
            <text:p>2</text:p>
          </table:table-cell>
          <table:table-cell table:style-name="ce5" table:formula="of:=IF([.$G89]=5;&quot;siano&quot;;IF([.$G89]=2;&quot;żołędzie&quot;;&quot;&quot;))" office:value-type="string" office:string-value="żołędzie" calcext:value-type="string">
            <text:p>żołędzie</text:p>
          </table:table-cell>
          <table:table-cell table:formula="of:=IF([.$H89]=&quot;siano&quot;;[.$E89]+[.$R$4];[.$E89])" office:value-type="float" office:value="49600" calcext:value-type="float">
            <text:p>49600</text:p>
          </table:table-cell>
          <table:table-cell table:formula="of:=IF([.$H89]=&quot;żołędzie&quot;;[.$F89]+[.$S$4];[.$F89])" office:value-type="float" office:value="13800" calcext:value-type="float">
            <text:p>13800</text:p>
          </table:table-cell>
          <table:table-cell table:number-columns-repeated="12"/>
        </table:table-row>
        <table:table-row table:style-name="ro2" table:visibility="filter">
          <table:table-cell office:value-type="date" office:date-value="2013-02-27" calcext:value-type="date">
            <text:p>27.02.2013</text:p>
          </table:table-cell>
          <table:table-cell table:formula="of:=[.$I89]" office:value-type="float" office:value="49600" calcext:value-type="float">
            <text:p>49600</text:p>
          </table:table-cell>
          <table:table-cell table:formula="of:=[.$J89]" office:value-type="float" office:value="13800" calcext:value-type="float">
            <text:p>13800</text:p>
          </table:table-cell>
          <table:table-cell table:style-name="ce5" table:formula="of:=IF([.B90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90]=&quot;tylko siano&quot;;[.$B90]-[.$O$4]*[.$P$4];[.$B90])" office:value-type="float" office:value="49600" calcext:value-type="float">
            <text:p>49600</text:p>
          </table:table-cell>
          <table:table-cell table:style-name="ce5" table:formula="of:=IF([.$D90]=&quot;tylko żołędzie&quot;;[.$C90]-[.$O$4]*[.$Q$4];[.$C90])" office:value-type="float" office:value="12000" calcext:value-type="float">
            <text:p>12000</text:p>
          </table:table-cell>
          <table:table-cell table:formula="of:=WEEKDAY([.$A90];2)" office:value-type="float" office:value="3" calcext:value-type="float">
            <text:p>3</text:p>
          </table:table-cell>
          <table:table-cell table:style-name="ce5" table:formula="of:=IF([.$G90]=5;&quot;siano&quot;;IF([.$G90]=2;&quot;żołędzie&quot;;&quot;&quot;))">
            <text:p/>
          </table:table-cell>
          <table:table-cell table:formula="of:=IF([.$H90]=&quot;siano&quot;;[.$E90]+[.$R$4];[.$E90])" office:value-type="float" office:value="49600" calcext:value-type="float">
            <text:p>49600</text:p>
          </table:table-cell>
          <table:table-cell table:formula="of:=IF([.$H90]=&quot;żołędzie&quot;;[.$F90]+[.$S$4];[.$F90])" office:value-type="float" office:value="12000" calcext:value-type="float">
            <text:p>12000</text:p>
          </table:table-cell>
          <table:table-cell table:number-columns-repeated="12"/>
        </table:table-row>
        <table:table-row table:style-name="ro2">
          <table:table-cell office:value-type="date" office:date-value="2013-02-28" calcext:value-type="date">
            <text:p>28.02.2013</text:p>
          </table:table-cell>
          <table:table-cell table:formula="of:=[.$I90]" office:value-type="float" office:value="49600" calcext:value-type="float">
            <text:p>49600</text:p>
          </table:table-cell>
          <table:table-cell table:formula="of:=[.$J90]" office:value-type="float" office:value="12000" calcext:value-type="float">
            <text:p>12000</text:p>
          </table:table-cell>
          <table:table-cell table:style-name="ce5" table:formula="of:=IF([.B91]&gt;=50000;&quot;tylko siano&quot;;&quot;tylko żołędzie&quot;)" office:value-type="string" office:string-value="tylko żołędzie" calcext:value-type="string">
            <text:p>tylko żołędzie</text:p>
          </table:table-cell>
          <table:table-cell table:formula="of:=IF([.$D91]=&quot;tylko siano&quot;;[.$B91]-[.$O$4]*[.$P$4];[.$B91])" office:value-type="float" office:value="49600" calcext:value-type="float">
            <text:p>49600</text:p>
          </table:table-cell>
          <table:table-cell table:style-name="ce5" table:formula="of:=IF([.$D91]=&quot;tylko żołędzie&quot;;[.$C91]-[.$O$4]*[.$Q$4];[.$C91])" office:value-type="float" office:value="10200" calcext:value-type="float">
            <text:p>10200</text:p>
          </table:table-cell>
          <table:table-cell table:formula="of:=WEEKDAY([.$A91];2)" office:value-type="float" office:value="4" calcext:value-type="float">
            <text:p>4</text:p>
          </table:table-cell>
          <table:table-cell table:style-name="ce5" table:formula="of:=IF([.$G91]=5;&quot;siano&quot;;IF([.$G91]=2;&quot;żołędzie&quot;;&quot;&quot;))">
            <text:p/>
          </table:table-cell>
          <table:table-cell table:formula="of:=IF([.$H91]=&quot;siano&quot;;[.$E91]+[.$R$4];[.$E91])" office:value-type="float" office:value="49600" calcext:value-type="float">
            <text:p>49600</text:p>
          </table:table-cell>
          <table:table-cell table:formula="of:=IF([.$H91]=&quot;żołędzie&quot;;[.$F91]+[.$S$4];[.$F91])" office:value-type="float" office:value="10200" calcext:value-type="float">
            <text:p>10200</text:p>
          </table:table-cell>
          <table:table-cell table:number-columns-repeated="12"/>
        </table:table-row>
        <table:table-row table:style-name="ro2" table:number-rows-repeated="1048484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  <table:database-ranges>
        <table:database-range table:name="__Anonymous_Sheet_DB__1" table:target-range-address="D.A1:D.J91" table:display-filter-buttons="true">
          <table:filter>
            <table:filter-and>
              <table:filter-condition table:field-number="0" table:value="2012-12-31" table:operator="=">
                <table:filter-set-item table:value="2012-12-31"/>
                <table:filter-set-item table:value="2013-01-31"/>
                <table:filter-set-item table:value="2013-02-2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3:29:29.874475875</meta:creation-date>
    <dc:date>2020-02-11T14:05:23.313796637</dc:date>
    <meta:editing-duration>PT3M52S</meta:editing-duration>
    <meta:editing-cycles>1</meta:editing-cycles>
    <meta:document-statistic meta:table-count="2" meta:cell-count="1856" meta:object-count="1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8.983cm" xlink:href=".." xlink:type="simple" chart:class="chart:bar" chart:style-name="ch1">
        <chart:title svg:x="4.618cm" svg:y="0.315cm" chart:style-name="ch2">
          <text:p>Stan w ostatnich dniach miesięcy</text:p>
        </chart:title>
        <chart:legend chart:legend-position="end" svg:x="13.967cm" svg:y="3.943cm" style:legend-expansion="high" chart:style-name="ch3"/>
        <chart:plot-area chart:style-name="ch4" table:cell-range-address="D.A1:D.C91" chart:data-source-has-labels="both" svg:x="1.331cm" svg:y="1.273cm" svg:width="12.316cm" svg:height="6.55cm">
          <chartooo:coordinate-region svg:x="2.508cm" svg:y="1.472cm" svg:width="11.139cm" svg:height="5.704cm"/>
          <chart:axis chart:dimension="x" chart:name="primary-x" chart:style-name="ch5" chartooo:axis-type="auto">
            <chartooo:date-scale/>
            <chart:title svg:x="7.035cm" svg:y="8.002cm" chart:style-name="ch6">
              <text:p>dzień</text:p>
            </chart:title>
            <chart:categories table:cell-range-address="D.A2:D.A91"/>
          </chart:axis>
          <chart:axis chart:dimension="y" chart:name="primary-y" chart:style-name="ch7">
            <chart:title svg:x="0.451cm" svg:y="5.253cm" chart:style-name="ch8">
              <text:p>Stan (kg)</text:p>
            </chart:title>
            <chart:grid chart:style-name="ch9" chart:class="major"/>
          </chart:axis>
          <chart:series chart:style-name="ch10" chart:values-cell-range-address="D.B2:D.B91" chart:label-cell-address="D.B1:D.B1" chart:class="chart:bar">
            <chart:data-point chart:repeated="3"/>
          </chart:series>
          <chart:series chart:style-name="ch11" chart:values-cell-range-address="D.C2:D.C91" chart:label-cell-address="D.C1:D.C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ano</text:p>
                <draw:g>
                  <svg:desc>D.B1:D.B1</svg:desc>
                </draw:g>
              </table:table-cell>
              <table:table-cell office:value-type="string">
                <text:p>Żołędzie</text:p>
                <draw:g>
                  <svg:desc>D.C1:D.C1</svg:desc>
                </draw:g>
              </table:table-cell>
            </table:table-row>
          </table:table-header-rows>
          <table:table-rows>
            <table:table-row>
              <table:table-cell office:value-type="float" office:value="41274">
                <text:p>41274</text:p>
                <draw:g>
                  <svg:desc>D.A2:D.A91</svg:desc>
                </draw:g>
              </table:table-cell>
              <table:table-cell office:value-type="float" office:value="55600">
                <text:p>55600</text:p>
                <draw:g>
                  <svg:desc>D.B2:D.B91</svg:desc>
                </draw:g>
              </table:table-cell>
              <table:table-cell office:value-type="float" office:value="19200">
                <text:p>19200</text:p>
                <draw:g>
                  <svg:desc>D.C2:D.C91</svg:desc>
                </draw:g>
              </table:table-cell>
            </table:table-row>
            <table:table-row>
              <table:table-cell office:value-type="float" office:value="41305">
                <text:p>41305</text:p>
              </table:table-cell>
              <table:table-cell office:value-type="float" office:value="47200">
                <text:p>47200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41333">
                <text:p>41333</text:p>
              </table:table-cell>
              <table:table-cell office:value-type="float" office:value="49600">
                <text:p>49600</text:p>
              </table:table-cell>
              <table:table-cell office:value-type="float" office:value="12000">
                <text:p>1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